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5875cm" style:use-optimal-column-width="true"/>
    </style:style>
    <style:style style:name="co2" style:family="table-column">
      <style:table-column-properties fo:break-before="auto" style:column-width="4.84716666666667cm" style:use-optimal-column-width="true"/>
    </style:style>
    <style:style style:name="co3" style:family="table-column">
      <style:table-column-properties fo:break-before="auto" style:column-width="1.12183333333333cm" style:use-optimal-column-width="true"/>
    </style:style>
    <style:style style:name="co4" style:family="table-column">
      <style:table-column-properties fo:break-before="auto" style:column-width="1.82033333333333cm" style:use-optimal-column-width="true"/>
    </style:style>
    <style:style style:name="co5" style:family="table-column">
      <style:table-column-properties fo:break-before="auto" style:column-width="2.9845cm" style:use-optimal-column-width="true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_majitel</text:p>
          </table:table-cell>
          <table:table-cell office:value-type="string" table:style-name="ce1">
            <text:p>jmeno</text:p>
          </table:table-cell>
          <table:table-cell office:value-type="string" table:style-name="ce1">
            <text:p>vek</text:p>
          </table:table-cell>
          <table:table-cell office:value-type="string" table:style-name="ce1">
            <text:p>mesto_id</text:p>
          </table:table-cell>
          <table:table-cell office:value-type="string" table:style-name="ce1">
            <text:p>tel_cisl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rbee Berrane</text:p>
          </table:table-cell>
          <table:table-cell office:value-type="float" office:value="82" table:style-name="ce1">
            <text:p>82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175-584-048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sie Furphy</text:p>
          </table:table-cell>
          <table:table-cell office:value-type="float" office:value="60" table:style-name="ce1">
            <text:p>60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139-388-127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lia Darey</text:p>
          </table:table-cell>
          <table:table-cell office:value-type="float" office:value="62" table:style-name="ce1">
            <text:p>62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627-843-684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ex Calveley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305-848-273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obinet Ingyon</text:p>
          </table:table-cell>
          <table:table-cell office:value-type="float" office:value="40" table:style-name="ce1">
            <text:p>40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804-730-762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spar Yuille</text:p>
          </table:table-cell>
          <table:table-cell office:value-type="float" office:value="63" table:style-name="ce1">
            <text:p>63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369-220-402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vin Radband</text:p>
          </table:table-cell>
          <table:table-cell office:value-type="float" office:value="40" table:style-name="ce1">
            <text:p>40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941-448-490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ammie Leguay</text:p>
          </table:table-cell>
          <table:table-cell office:value-type="float" office:value="49" table:style-name="ce1">
            <text:p>49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439-183-636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yky Harness</text:p>
          </table:table-cell>
          <table:table-cell office:value-type="float" office:value="20" table:style-name="ce1">
            <text:p>20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729-749-116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eidie Beardsley</text:p>
          </table:table-cell>
          <table:table-cell office:value-type="float" office:value="38" table:style-name="ce1">
            <text:p>38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613-886-708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Zonda Wakeham</text:p>
          </table:table-cell>
          <table:table-cell office:value-type="float" office:value="80" table:style-name="ce1">
            <text:p>80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743-948-696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einrick Beeden</text:p>
          </table:table-cell>
          <table:table-cell office:value-type="float" office:value="84" table:style-name="ce1">
            <text:p>84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596-997-775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Wileen Hounson</text:p>
          </table:table-cell>
          <table:table-cell office:value-type="float" office:value="88" table:style-name="ce1">
            <text:p>88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252-196-870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oz Crandon</text:p>
          </table:table-cell>
          <table:table-cell office:value-type="float" office:value="35" table:style-name="ce1">
            <text:p>35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277-167-263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riana McAuslene</text:p>
          </table:table-cell>
          <table:table-cell office:value-type="float" office:value="80" table:style-name="ce1">
            <text:p>80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850-289-878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silio Landreth</text:p>
          </table:table-cell>
          <table:table-cell office:value-type="float" office:value="62" table:style-name="ce1">
            <text:p>62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720-951-064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hico Andreu</text:p>
          </table:table-cell>
          <table:table-cell office:value-type="float" office:value="85" table:style-name="ce1">
            <text:p>85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853-610-565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hedric Goddard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88-399-793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hico Threadkell</text:p>
          </table:table-cell>
          <table:table-cell office:value-type="float" office:value="42" table:style-name="ce1">
            <text:p>42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287-152-644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evay Kendle</text:p>
          </table:table-cell>
          <table:table-cell office:value-type="float" office:value="33" table:style-name="ce1">
            <text:p>33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259-559-497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cott Reyes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534-678-8289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herlock Muzzall</text:p>
          </table:table-cell>
          <table:table-cell office:value-type="float" office:value="18" table:style-name="ce1">
            <text:p>18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511-487-537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ngeberg Coston</text:p>
          </table:table-cell>
          <table:table-cell office:value-type="float" office:value="82" table:style-name="ce1">
            <text:p>82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397-421-829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ae Pashenkov</text:p>
          </table:table-cell>
          <table:table-cell office:value-type="float" office:value="87" table:style-name="ce1">
            <text:p>87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695-893-026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itilde Troughton</text:p>
          </table:table-cell>
          <table:table-cell office:value-type="float" office:value="20" table:style-name="ce1">
            <text:p>20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868-888-816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uffin Yezafovich</text:p>
          </table:table-cell>
          <table:table-cell office:value-type="float" office:value="73" table:style-name="ce1">
            <text:p>73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915-127-505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Gerti Nast</text:p>
          </table:table-cell>
          <table:table-cell office:value-type="float" office:value="24" table:style-name="ce1">
            <text:p>24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867-343-844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Horace Mainstone</text:p>
          </table:table-cell>
          <table:table-cell office:value-type="float" office:value="59" table:style-name="ce1">
            <text:p>59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372-483-5842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ilton Follows</text:p>
          </table:table-cell>
          <table:table-cell office:value-type="float" office:value="43" table:style-name="ce1">
            <text:p>43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788-845-5006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Onfre Link</text:p>
          </table:table-cell>
          <table:table-cell office:value-type="float" office:value="52" table:style-name="ce1">
            <text:p>52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812-804-689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Tonia Tellenbrok</text:p>
          </table:table-cell>
          <table:table-cell office:value-type="float" office:value="60" table:style-name="ce1">
            <text:p>60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433-479-7434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herish De Blase</text:p>
          </table:table-cell>
          <table:table-cell office:value-type="float" office:value="60" table:style-name="ce1">
            <text:p>60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749-452-6622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utch Postan</text:p>
          </table:table-cell>
          <table:table-cell office:value-type="float" office:value="61" table:style-name="ce1">
            <text:p>61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285-125-866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Isadore Lemerie</text:p>
          </table:table-cell>
          <table:table-cell office:value-type="float" office:value="81" table:style-name="ce1">
            <text:p>81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647-527-702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ranky Van Der Weedenburg</text:p>
          </table:table-cell>
          <table:table-cell office:value-type="float" office:value="20" table:style-name="ce1">
            <text:p>20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946-562-087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Olivette Oldfield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633-924-348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Jereme Rentilll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721-547-509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gustin Brailsford</text:p>
          </table:table-cell>
          <table:table-cell office:value-type="float" office:value="26" table:style-name="ce1">
            <text:p>26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745-353-846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nney Beining</text:p>
          </table:table-cell>
          <table:table-cell office:value-type="float" office:value="72" table:style-name="ce1">
            <text:p>72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595-344-216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iel Heams</text:p>
          </table:table-cell>
          <table:table-cell office:value-type="float" office:value="63" table:style-name="ce1">
            <text:p>63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656-779-584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Joella Hobben</text:p>
          </table:table-cell>
          <table:table-cell office:value-type="float" office:value="28" table:style-name="ce1">
            <text:p>28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443-141-115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Zitella Rennels</text:p>
          </table:table-cell>
          <table:table-cell office:value-type="float" office:value="79" table:style-name="ce1">
            <text:p>79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330-101-144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Ody Beynkn</text:p>
          </table:table-cell>
          <table:table-cell office:value-type="float" office:value="61" table:style-name="ce1">
            <text:p>61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720-810-114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Jilleen Klimczak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34-581-838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rlin Pittham</text:p>
          </table:table-cell>
          <table:table-cell office:value-type="float" office:value="69" table:style-name="ce1">
            <text:p>6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848-385-403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Gussi Bengtsson</text:p>
          </table:table-cell>
          <table:table-cell office:value-type="float" office:value="27" table:style-name="ce1">
            <text:p>27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391-757-171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Hyman Portingale</text:p>
          </table:table-cell>
          <table:table-cell office:value-type="float" office:value="24" table:style-name="ce1">
            <text:p>24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534-884-100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Rena Itzkovici</text:p>
          </table:table-cell>
          <table:table-cell office:value-type="float" office:value="71" table:style-name="ce1">
            <text:p>71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523-618-198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rankie Kirimaa</text:p>
          </table:table-cell>
          <table:table-cell office:value-type="float" office:value="72" table:style-name="ce1">
            <text:p>72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783-329-278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Sidoney Vasyushkhin</text:p>
          </table:table-cell>
          <table:table-cell office:value-type="float" office:value="42" table:style-name="ce1">
            <text:p>42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476-444-873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athee Lambrechts</text:p>
          </table:table-cell>
          <table:table-cell office:value-type="float" office:value="78" table:style-name="ce1">
            <text:p>78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336-418-8789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Diane Karolewski</text:p>
          </table:table-cell>
          <table:table-cell office:value-type="float" office:value="33" table:style-name="ce1">
            <text:p>33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510-388-465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Harriett Wildbore</text:p>
          </table:table-cell>
          <table:table-cell office:value-type="float" office:value="86" table:style-name="ce1">
            <text:p>86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796-787-661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Rustie Cardinale</text:p>
          </table:table-cell>
          <table:table-cell office:value-type="float" office:value="30" table:style-name="ce1">
            <text:p>30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163-333-7349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rit Manilow</text:p>
          </table:table-cell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354-473-974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lexine Badsworth</text:p>
          </table:table-cell>
          <table:table-cell office:value-type="float" office:value="86" table:style-name="ce1">
            <text:p>86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776-535-8332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eirce Greville</text:p>
          </table:table-cell>
          <table:table-cell office:value-type="float" office:value="88" table:style-name="ce1">
            <text:p>8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892-695-1114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Hussein Stangroom</text:p>
          </table:table-cell>
          <table:table-cell office:value-type="float" office:value="74" table:style-name="ce1">
            <text:p>74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337-260-999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Zonnya Napper</text:p>
          </table:table-cell>
          <table:table-cell office:value-type="float" office:value="42" table:style-name="ce1">
            <text:p>42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300-616-053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Claudelle Callander</text:p>
          </table:table-cell>
          <table:table-cell office:value-type="float" office:value="84" table:style-name="ce1">
            <text:p>8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613-754-990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ebastiano Leggis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889-202-3733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Edwin Benedtti</text:p>
          </table:table-cell>
          <table:table-cell office:value-type="float" office:value="76" table:style-name="ce1">
            <text:p>76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273-325-292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ier Lowthorpe</text:p>
          </table:table-cell>
          <table:table-cell office:value-type="float" office:value="19" table:style-name="ce1">
            <text:p>19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442-944-3582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Padget Hein</text:p>
          </table:table-cell>
          <table:table-cell office:value-type="float" office:value="67" table:style-name="ce1">
            <text:p>67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940-337-238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elodie Kinnie</text:p>
          </table:table-cell>
          <table:table-cell office:value-type="float" office:value="72" table:style-name="ce1">
            <text:p>72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187-839-278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onstancia Bernaldez</text:p>
          </table:table-cell>
          <table:table-cell office:value-type="float" office:value="83" table:style-name="ce1">
            <text:p>83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465-852-1953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ernardo Alexander</text:p>
          </table:table-cell>
          <table:table-cell office:value-type="float" office:value="45" table:style-name="ce1">
            <text:p>45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863-612-587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haun Jessope</text:p>
          </table:table-cell>
          <table:table-cell office:value-type="float" office:value="39" table:style-name="ce1">
            <text:p>39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378-148-022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orant Nowakowska</text:p>
          </table:table-cell>
          <table:table-cell office:value-type="float" office:value="24" table:style-name="ce1">
            <text:p>24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592-465-219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Corey McCanny</text:p>
          </table:table-cell>
          <table:table-cell office:value-type="float" office:value="85" table:style-name="ce1">
            <text:p>85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450-868-936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ncell Manilove</text:p>
          </table:table-cell>
          <table:table-cell office:value-type="float" office:value="72" table:style-name="ce1">
            <text:p>72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439-946-178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Lorain Toope</text:p>
          </table:table-cell>
          <table:table-cell office:value-type="float" office:value="24" table:style-name="ce1">
            <text:p>24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589-890-987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Winona Ohm</text:p>
          </table:table-cell>
          <table:table-cell office:value-type="float" office:value="57" table:style-name="ce1">
            <text:p>57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924-714-117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arlen Akhurst</text:p>
          </table:table-cell>
          <table:table-cell office:value-type="float" office:value="82" table:style-name="ce1">
            <text:p>82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774-310-8008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yrlene Edwicker</text:p>
          </table:table-cell>
          <table:table-cell office:value-type="float" office:value="33" table:style-name="ce1">
            <text:p>33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342-597-450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Glennis Olorenshaw</text:p>
          </table:table-cell>
          <table:table-cell office:value-type="float" office:value="45" table:style-name="ce1">
            <text:p>45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589-104-647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Lanette Ottosen</text:p>
          </table:table-cell>
          <table:table-cell office:value-type="float" office:value="63" table:style-name="ce1">
            <text:p>63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127-798-046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Ula Moodey</text:p>
          </table:table-cell>
          <table:table-cell office:value-type="float" office:value="68" table:style-name="ce1">
            <text:p>68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672-446-0043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Lyndsie Dempster</text:p>
          </table:table-cell>
          <table:table-cell office:value-type="float" office:value="90" table:style-name="ce1">
            <text:p>90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714-991-640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o Helks</text:p>
          </table:table-cell>
          <table:table-cell office:value-type="float" office:value="46" table:style-name="ce1">
            <text:p>46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578-292-3838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Keith O'Hanlon</text:p>
          </table:table-cell>
          <table:table-cell office:value-type="float" office:value="53" table:style-name="ce1">
            <text:p>5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415-788-1121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halmers Sewell</text:p>
          </table:table-cell>
          <table:table-cell office:value-type="float" office:value="89" table:style-name="ce1">
            <text:p>89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103-384-008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Ethelyn Monaghan</text:p>
          </table:table-cell>
          <table:table-cell office:value-type="float" office:value="61" table:style-name="ce1">
            <text:p>61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304-109-622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Orbadiah Pigeon</text:p>
          </table:table-cell>
          <table:table-cell office:value-type="float" office:value="44" table:style-name="ce1">
            <text:p>44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644-418-703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ubree Fowlds</text:p>
          </table:table-cell>
          <table:table-cell office:value-type="float" office:value="42" table:style-name="ce1">
            <text:p>42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828-766-115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Nolly Boichat</text:p>
          </table:table-cell>
          <table:table-cell office:value-type="float" office:value="67" table:style-name="ce1">
            <text:p>67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732-203-7542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Caesar Marston</text:p>
          </table:table-cell>
          <table:table-cell office:value-type="float" office:value="53" table:style-name="ce1">
            <text:p>53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823-394-779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Karoly Watsam</text:p>
          </table:table-cell>
          <table:table-cell office:value-type="float" office:value="26" table:style-name="ce1">
            <text:p>26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232-404-394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Rikki Hizir</text:p>
          </table:table-cell>
          <table:table-cell office:value-type="float" office:value="73" table:style-name="ce1">
            <text:p>73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970-670-638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Helsa Chestle</text:p>
          </table:table-cell>
          <table:table-cell office:value-type="float" office:value="64" table:style-name="ce1">
            <text:p>64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419-166-227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Henderson Coolson</text:p>
          </table:table-cell>
          <table:table-cell office:value-type="float" office:value="47" table:style-name="ce1">
            <text:p>47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449-113-198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arn Bruyett</text:p>
          </table:table-cell>
          <table:table-cell office:value-type="float" office:value="65" table:style-name="ce1">
            <text:p>65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621-589-8939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Eran Andrysek</text:p>
          </table:table-cell>
          <table:table-cell office:value-type="float" office:value="23" table:style-name="ce1">
            <text:p>23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515-277-102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Nalani Haversum</text:p>
          </table:table-cell>
          <table:table-cell office:value-type="float" office:value="21" table:style-name="ce1">
            <text:p>2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682-473-554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Tiebold Tilburn</text:p>
          </table:table-cell>
          <table:table-cell office:value-type="float" office:value="70" table:style-name="ce1">
            <text:p>70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904-467-312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lare Martusov</text:p>
          </table:table-cell>
          <table:table-cell office:value-type="float" office:value="20" table:style-name="ce1">
            <text:p>20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551-926-9011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Daisi Martinez</text:p>
          </table:table-cell>
          <table:table-cell office:value-type="float" office:value="71" table:style-name="ce1">
            <text:p>71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183-255-986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iquela Samwaye</text:p>
          </table:table-cell>
          <table:table-cell office:value-type="float" office:value="36" table:style-name="ce1">
            <text:p>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415-420-888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Valentina Zuenelli</text:p>
          </table:table-cell>
          <table:table-cell office:value-type="float" office:value="79" table:style-name="ce1">
            <text:p>79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627-307-2853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Riane Dach</text:p>
          </table:table-cell>
          <table:table-cell office:value-type="float" office:value="20" table:style-name="ce1">
            <text:p>20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658-701-2548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ustin Rutt</text:p>
          </table:table-cell>
          <table:table-cell office:value-type="float" office:value="50" table:style-name="ce1">
            <text:p>5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951-111-8812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Rafael Gemmell</text:p>
          </table:table-cell>
          <table:table-cell office:value-type="float" office:value="48" table:style-name="ce1">
            <text:p>48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876-779-9322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arshal Minihan</text:p>
          </table:table-cell>
          <table:table-cell office:value-type="float" office:value="38" table:style-name="ce1">
            <text:p>38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517-208-8819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ane Linggood</text:p>
          </table:table-cell>
          <table:table-cell office:value-type="float" office:value="28" table:style-name="ce1">
            <text:p>28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563-986-8963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Dara Lett</text:p>
          </table:table-cell>
          <table:table-cell office:value-type="float" office:value="36" table:style-name="ce1">
            <text:p>36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299-752-1078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Demetrius Guiu</text:p>
          </table:table-cell>
          <table:table-cell office:value-type="float" office:value="19" table:style-name="ce1">
            <text:p>19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503-266-9479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Madalena Sollett</text:p>
          </table:table-cell>
          <table:table-cell office:value-type="float" office:value="42" table:style-name="ce1">
            <text:p>42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385-957-5954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Blinnie Critch</text:p>
          </table:table-cell>
          <table:table-cell office:value-type="float" office:value="54" table:style-name="ce1">
            <text:p>54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932-794-9422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Maurine Lahiff</text:p>
          </table:table-cell>
          <table:table-cell office:value-type="float" office:value="89" table:style-name="ce1">
            <text:p>89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954-611-8499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Renae Strowthers</text:p>
          </table:table-cell>
          <table:table-cell office:value-type="float" office:value="87" table:style-name="ce1">
            <text:p>87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770-461-6309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Mae Greenley</text:p>
          </table:table-cell>
          <table:table-cell office:value-type="float" office:value="50" table:style-name="ce1">
            <text:p>50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571-344-9496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arline Ellit</text:p>
          </table:table-cell>
          <table:table-cell office:value-type="float" office:value="57" table:style-name="ce1">
            <text:p>57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131-815-6339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herill Kuban</text:p>
          </table:table-cell>
          <table:table-cell office:value-type="float" office:value="75" table:style-name="ce1">
            <text:p>7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529-610-1069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Ricard Bottoms</text:p>
          </table:table-cell>
          <table:table-cell office:value-type="float" office:value="61" table:style-name="ce1">
            <text:p>61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429-623-5038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rtair Greedier</text:p>
          </table:table-cell>
          <table:table-cell office:value-type="float" office:value="89" table:style-name="ce1">
            <text:p>89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946-178-8523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Daisey Pockett</text:p>
          </table:table-cell>
          <table:table-cell office:value-type="float" office:value="18" table:style-name="ce1">
            <text:p>18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661-693-1958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Carlyn Dudek</text:p>
          </table:table-cell>
          <table:table-cell office:value-type="float" office:value="68" table:style-name="ce1">
            <text:p>68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484-373-9190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Nancey Warmington</text:p>
          </table:table-cell>
          <table:table-cell office:value-type="float" office:value="74" table:style-name="ce1">
            <text:p>74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304-466-0481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Meridith Zettler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29-441-4291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Mara Oppie</text:p>
          </table:table-cell>
          <table:table-cell office:value-type="float" office:value="25" table:style-name="ce1">
            <text:p>25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599-364-7890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Gertie Jeaneau</text:p>
          </table:table-cell>
          <table:table-cell office:value-type="float" office:value="57" table:style-name="ce1">
            <text:p>57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940-363-169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Renado Barnfather</text:p>
          </table:table-cell>
          <table:table-cell office:value-type="float" office:value="82" table:style-name="ce1">
            <text:p>82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755-572-8344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Jens Ruhben</text:p>
          </table:table-cell>
          <table:table-cell office:value-type="float" office:value="82" table:style-name="ce1">
            <text:p>82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113-964-9701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Carr Le Blond</text:p>
          </table:table-cell>
          <table:table-cell office:value-type="float" office:value="65" table:style-name="ce1">
            <text:p>65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784-328-6216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Else Indge</text:p>
          </table:table-cell>
          <table:table-cell office:value-type="float" office:value="27" table:style-name="ce1">
            <text:p>27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389-787-4064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Tildi Pellamont</text:p>
          </table:table-cell>
          <table:table-cell office:value-type="float" office:value="66" table:style-name="ce1">
            <text:p>66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186-685-6651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Hyacinth Derham</text:p>
          </table:table-cell>
          <table:table-cell office:value-type="float" office:value="47" table:style-name="ce1">
            <text:p>47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773-909-9475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Sutton Helmke</text:p>
          </table:table-cell>
          <table:table-cell office:value-type="float" office:value="19" table:style-name="ce1">
            <text:p>19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175-684-7483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Rogerio Danielovitch</text:p>
          </table:table-cell>
          <table:table-cell office:value-type="float" office:value="69" table:style-name="ce1">
            <text:p>69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707-153-2219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Mikol Holtham</text:p>
          </table:table-cell>
          <table:table-cell office:value-type="float" office:value="61" table:style-name="ce1">
            <text:p>61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410-794-8469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Nathalie Levins</text:p>
          </table:table-cell>
          <table:table-cell office:value-type="float" office:value="59" table:style-name="ce1">
            <text:p>5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675-117-1617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Honor Cawthra</text:p>
          </table:table-cell>
          <table:table-cell office:value-type="float" office:value="79" table:style-name="ce1">
            <text:p>79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234-698-0019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Reiko Nassau</text:p>
          </table:table-cell>
          <table:table-cell office:value-type="float" office:value="45" table:style-name="ce1">
            <text:p>45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954-797-0656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Veronika Yeo</text:p>
          </table:table-cell>
          <table:table-cell office:value-type="float" office:value="28" table:style-name="ce1">
            <text:p>28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410-441-0323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Roberta Adkin</text:p>
          </table:table-cell>
          <table:table-cell office:value-type="float" office:value="27" table:style-name="ce1">
            <text:p>27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587-459-9782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Rora Girardy</text:p>
          </table:table-cell>
          <table:table-cell office:value-type="float" office:value="35" table:style-name="ce1">
            <text:p>35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195-700-8507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ikey Volante</text:p>
          </table:table-cell>
          <table:table-cell office:value-type="float" office:value="78" table:style-name="ce1">
            <text:p>78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623-548-2720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Samson Mines</text:p>
          </table:table-cell>
          <table:table-cell office:value-type="float" office:value="76" table:style-name="ce1">
            <text:p>76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873-124-0535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Phillipp Bellison</text:p>
          </table:table-cell>
          <table:table-cell office:value-type="float" office:value="59" table:style-name="ce1">
            <text:p>59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191-893-8039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Darnell Cawthry</text:p>
          </table:table-cell>
          <table:table-cell office:value-type="float" office:value="76" table:style-name="ce1">
            <text:p>76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787-524-0660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Lynnell Shoesmith</text:p>
          </table:table-cell>
          <table:table-cell office:value-type="float" office:value="70" table:style-name="ce1">
            <text:p>70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627-555-5062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Marnie Blackwell</text:p>
          </table:table-cell>
          <table:table-cell office:value-type="float" office:value="55" table:style-name="ce1">
            <text:p>55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445-118-8531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Rivalee Callis</text:p>
          </table:table-cell>
          <table:table-cell office:value-type="float" office:value="61" table:style-name="ce1">
            <text:p>61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387-192-7440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Fidel Canto</text:p>
          </table:table-cell>
          <table:table-cell office:value-type="float" office:value="46" table:style-name="ce1">
            <text:p>46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310-860-8919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eriell Comello</text:p>
          </table:table-cell>
          <table:table-cell office:value-type="float" office:value="46" table:style-name="ce1">
            <text:p>46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630-483-3491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Regine Moline</text:p>
          </table:table-cell>
          <table:table-cell office:value-type="float" office:value="57" table:style-name="ce1">
            <text:p>57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363-391-4370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Lem Cupitt</text:p>
          </table:table-cell>
          <table:table-cell office:value-type="float" office:value="33" table:style-name="ce1">
            <text:p>33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517-793-0044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Delphinia Haquin</text:p>
          </table:table-cell>
          <table:table-cell office:value-type="float" office:value="39" table:style-name="ce1">
            <text:p>39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612-941-0651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Wildon Chartre</text:p>
          </table:table-cell>
          <table:table-cell office:value-type="float" office:value="62" table:style-name="ce1">
            <text:p>62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623-966-6254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Karlee McGerr</text:p>
          </table:table-cell>
          <table:table-cell office:value-type="float" office:value="73" table:style-name="ce1">
            <text:p>73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265-392-4143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Grover Cushe</text:p>
          </table:table-cell>
          <table:table-cell office:value-type="float" office:value="60" table:style-name="ce1">
            <text:p>60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569-673-1215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Corabelle Fluger</text:p>
          </table:table-cell>
          <table:table-cell office:value-type="float" office:value="77" table:style-name="ce1">
            <text:p>77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496-192-0102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Maegan Gillman</text:p>
          </table:table-cell>
          <table:table-cell office:value-type="float" office:value="88" table:style-name="ce1">
            <text:p>88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584-289-1015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Felicdad Herreros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884-334-3660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Rey Collymore</text:p>
          </table:table-cell>
          <table:table-cell office:value-type="float" office:value="49" table:style-name="ce1">
            <text:p>49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913-641-2650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anson Clendennen</text:p>
          </table:table-cell>
          <table:table-cell office:value-type="float" office:value="25" table:style-name="ce1">
            <text:p>25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377-790-8905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Heath Bruyntjes</text:p>
          </table:table-cell>
          <table:table-cell office:value-type="float" office:value="89" table:style-name="ce1">
            <text:p>8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290-789-6337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allie Outibridge</text:p>
          </table:table-cell>
          <table:table-cell office:value-type="float" office:value="32" table:style-name="ce1">
            <text:p>32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452-706-9929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Claiborn Clackson</text:p>
          </table:table-cell>
          <table:table-cell office:value-type="float" office:value="72" table:style-name="ce1">
            <text:p>7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504-140-6343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iebout Jerrom</text:p>
          </table:table-cell>
          <table:table-cell office:value-type="float" office:value="21" table:style-name="ce1">
            <text:p>2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522-476-5866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Jenny Howlett</text:p>
          </table:table-cell>
          <table:table-cell office:value-type="float" office:value="63" table:style-name="ce1">
            <text:p>63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700-247-4640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Yancy Dust</text:p>
          </table:table-cell>
          <table:table-cell office:value-type="float" office:value="78" table:style-name="ce1">
            <text:p>78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829-335-6856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be Jennery</text:p>
          </table:table-cell>
          <table:table-cell office:value-type="float" office:value="50" table:style-name="ce1">
            <text:p>50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835-230-0296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Ashlen Gorling</text:p>
          </table:table-cell>
          <table:table-cell office:value-type="float" office:value="55" table:style-name="ce1">
            <text:p>55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620-368-4858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Glendon Burles</text:p>
          </table:table-cell>
          <table:table-cell office:value-type="float" office:value="89" table:style-name="ce1">
            <text:p>89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516-457-4135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Zonnya Gellion</text:p>
          </table:table-cell>
          <table:table-cell office:value-type="float" office:value="48" table:style-name="ce1">
            <text:p>48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551-384-3875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Joell Froom</text:p>
          </table:table-cell>
          <table:table-cell office:value-type="float" office:value="76" table:style-name="ce1">
            <text:p>76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384-541-6326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Caroljean Kimbley</text:p>
          </table:table-cell>
          <table:table-cell office:value-type="float" office:value="42" table:style-name="ce1">
            <text:p>4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936-774-9690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Mellicent Dablin</text:p>
          </table:table-cell>
          <table:table-cell office:value-type="float" office:value="37" table:style-name="ce1">
            <text:p>37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860-794-5418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Gypsy Brashaw</text:p>
          </table:table-cell>
          <table:table-cell office:value-type="float" office:value="41" table:style-name="ce1">
            <text:p>41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397-371-9187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Astrid Sadry</text:p>
          </table:table-cell>
          <table:table-cell office:value-type="float" office:value="58" table:style-name="ce1">
            <text:p>58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811-318-9255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Kari McGrail</text:p>
          </table:table-cell>
          <table:table-cell office:value-type="float" office:value="24" table:style-name="ce1">
            <text:p>24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366-855-7499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Gan Bonhill</text:p>
          </table:table-cell>
          <table:table-cell office:value-type="float" office:value="22" table:style-name="ce1">
            <text:p>22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810-842-7749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Aaren Devereu</text:p>
          </table:table-cell>
          <table:table-cell office:value-type="float" office:value="78" table:style-name="ce1">
            <text:p>78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291-996-8306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Demetri Minerdo</text:p>
          </table:table-cell>
          <table:table-cell office:value-type="float" office:value="45" table:style-name="ce1">
            <text:p>45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128-799-1806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Carlin Iffland</text:p>
          </table:table-cell>
          <table:table-cell office:value-type="float" office:value="26" table:style-name="ce1">
            <text:p>2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766-697-0914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Dur Di Biagio</text:p>
          </table:table-cell>
          <table:table-cell office:value-type="float" office:value="49" table:style-name="ce1">
            <text:p>49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814-688-5249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Alfred Clace</text:p>
          </table:table-cell>
          <table:table-cell office:value-type="float" office:value="72" table:style-name="ce1">
            <text:p>72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152-342-3538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Kyrstin Charlet</text:p>
          </table:table-cell>
          <table:table-cell office:value-type="float" office:value="83" table:style-name="ce1">
            <text:p>83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403-534-9200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Johnathan Belasco</text:p>
          </table:table-cell>
          <table:table-cell office:value-type="float" office:value="78" table:style-name="ce1">
            <text:p>78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642-465-7809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Elbertine Blown</text:p>
          </table:table-cell>
          <table:table-cell office:value-type="float" office:value="45" table:style-name="ce1">
            <text:p>45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855-966-2494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Josepha Dumbrall</text:p>
          </table:table-cell>
          <table:table-cell office:value-type="float" office:value="48" table:style-name="ce1">
            <text:p>48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936-972-7409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udor Vondrach</text:p>
          </table:table-cell>
          <table:table-cell office:value-type="float" office:value="71" table:style-name="ce1">
            <text:p>7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522-569-0517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Wait De Gregoli</text:p>
          </table:table-cell>
          <table:table-cell office:value-type="float" office:value="81" table:style-name="ce1">
            <text:p>81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222-689-3720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Lionello Titterrell</text:p>
          </table:table-cell>
          <table:table-cell office:value-type="float" office:value="83" table:style-name="ce1">
            <text:p>83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500-619-0298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Maynord Allflatt</text:p>
          </table:table-cell>
          <table:table-cell office:value-type="float" office:value="20" table:style-name="ce1">
            <text:p>20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854-324-4575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Livvie Bansal</text:p>
          </table:table-cell>
          <table:table-cell office:value-type="float" office:value="28" table:style-name="ce1">
            <text:p>28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321-623-7196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Bambie Scarce</text:p>
          </table:table-cell>
          <table:table-cell office:value-type="float" office:value="29" table:style-name="ce1">
            <text:p>29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388-863-2642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Beryl Hitzmann</text:p>
          </table:table-cell>
          <table:table-cell office:value-type="float" office:value="78" table:style-name="ce1">
            <text:p>78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232-726-8076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Adlai Howell</text:p>
          </table:table-cell>
          <table:table-cell office:value-type="float" office:value="74" table:style-name="ce1">
            <text:p>74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439-363-0327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Angus Mewburn</text:p>
          </table:table-cell>
          <table:table-cell office:value-type="float" office:value="84" table:style-name="ce1">
            <text:p>84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474-801-9299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Vergil Suddick</text:p>
          </table:table-cell>
          <table:table-cell office:value-type="float" office:value="58" table:style-name="ce1">
            <text:p>58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848-108-7992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Trescha Stranaghan</text:p>
          </table:table-cell>
          <table:table-cell office:value-type="float" office:value="27" table:style-name="ce1">
            <text:p>27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195-510-1337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Hayyim Hearnaman</text:p>
          </table:table-cell>
          <table:table-cell office:value-type="float" office:value="87" table:style-name="ce1">
            <text:p>87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562-254-2459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Joceline Bywaters</text:p>
          </table:table-cell>
          <table:table-cell office:value-type="float" office:value="58" table:style-name="ce1">
            <text:p>58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202-427-9885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Renata Fidele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590-703-8361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Ezmeralda Skeen</text:p>
          </table:table-cell>
          <table:table-cell office:value-type="float" office:value="55" table:style-name="ce1">
            <text:p>55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411-882-1053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Fernande Pidler</text:p>
          </table:table-cell>
          <table:table-cell office:value-type="float" office:value="66" table:style-name="ce1">
            <text:p>66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270-349-2453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Kate Bernhard</text:p>
          </table:table-cell>
          <table:table-cell office:value-type="float" office:value="63" table:style-name="ce1">
            <text:p>63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395-732-6705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Gleda Enstone</text:p>
          </table:table-cell>
          <table:table-cell office:value-type="float" office:value="37" table:style-name="ce1">
            <text:p>3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285-886-7149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Merwyn Monument</text:p>
          </table:table-cell>
          <table:table-cell office:value-type="float" office:value="37" table:style-name="ce1">
            <text:p>37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916-644-4760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Manfred Ahern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775-815-9296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Mohandis Base</text:p>
          </table:table-cell>
          <table:table-cell office:value-type="float" office:value="54" table:style-name="ce1">
            <text:p>54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855-466-1801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Arty Krimmer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112-947-6487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Mateo Grouer</text:p>
          </table:table-cell>
          <table:table-cell office:value-type="float" office:value="49" table:style-name="ce1">
            <text:p>49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772-779-4483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Bastian Woolaston</text:p>
          </table:table-cell>
          <table:table-cell office:value-type="float" office:value="40" table:style-name="ce1">
            <text:p>40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261-778-5320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Ketti Kindall</text:p>
          </table:table-cell>
          <table:table-cell office:value-type="float" office:value="21" table:style-name="ce1">
            <text:p>21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328-683-1161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Hailey McKendry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191-822-0495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Correy Fishbourne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19-857-1269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Dick Boatwright</text:p>
          </table:table-cell>
          <table:table-cell office:value-type="float" office:value="62" table:style-name="ce1">
            <text:p>62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719-744-9704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Wendall Cowup</text:p>
          </table:table-cell>
          <table:table-cell office:value-type="float" office:value="76" table:style-name="ce1">
            <text:p>76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223-678-4315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Griselda Dalgarnowch</text:p>
          </table:table-cell>
          <table:table-cell office:value-type="float" office:value="75" table:style-name="ce1">
            <text:p>75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185-677-7120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Kendricks Gradly</text:p>
          </table:table-cell>
          <table:table-cell office:value-type="float" office:value="24" table:style-name="ce1">
            <text:p>24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525-961-5611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Fanya Stump</text:p>
          </table:table-cell>
          <table:table-cell office:value-type="float" office:value="76" table:style-name="ce1">
            <text:p>76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264-630-3706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Rutger Woofendell</text:p>
          </table:table-cell>
          <table:table-cell office:value-type="float" office:value="21" table:style-name="ce1">
            <text:p>21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594-817-8308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Nolie Norwell</text:p>
          </table:table-cell>
          <table:table-cell office:value-type="float" office:value="74" table:style-name="ce1">
            <text:p>7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143-555-2854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Jocko Norvell</text:p>
          </table:table-cell>
          <table:table-cell office:value-type="float" office:value="63" table:style-name="ce1">
            <text:p>63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408-400-8672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Bernete Cruce</text:p>
          </table:table-cell>
          <table:table-cell office:value-type="float" office:value="49" table:style-name="ce1">
            <text:p>49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248-496-3282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Channa Wheadon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262-803-8087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Darin Tobin</text:p>
          </table:table-cell>
          <table:table-cell office:value-type="float" office:value="54" table:style-name="ce1">
            <text:p>54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827-594-8828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Kamila Mowatt</text:p>
          </table:table-cell>
          <table:table-cell office:value-type="float" office:value="83" table:style-name="ce1">
            <text:p>83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823-143-2159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Carlotta Manston</text:p>
          </table:table-cell>
          <table:table-cell office:value-type="float" office:value="78" table:style-name="ce1">
            <text:p>78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358-127-8519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Janna Smellie</text:p>
          </table:table-cell>
          <table:table-cell office:value-type="float" office:value="90" table:style-name="ce1">
            <text:p>90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938-131-2623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Rakel Churchill</text:p>
          </table:table-cell>
          <table:table-cell office:value-type="float" office:value="83" table:style-name="ce1">
            <text:p>83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714-890-2469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Cissy Britney</text:p>
          </table:table-cell>
          <table:table-cell office:value-type="float" office:value="73" table:style-name="ce1">
            <text:p>73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759-934-2998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Auberon Dodson</text:p>
          </table:table-cell>
          <table:table-cell office:value-type="float" office:value="34" table:style-name="ce1">
            <text:p>34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656-110-2757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Caressa McKeney</text:p>
          </table:table-cell>
          <table:table-cell office:value-type="float" office:value="25" table:style-name="ce1">
            <text:p>25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709-512-5333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Clea Gossage</text:p>
          </table:table-cell>
          <table:table-cell office:value-type="float" office:value="61" table:style-name="ce1">
            <text:p>61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559-379-3337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Averyl Ajsik</text:p>
          </table:table-cell>
          <table:table-cell office:value-type="float" office:value="43" table:style-name="ce1">
            <text:p>43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121-579-1640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Frannie Abrey</text:p>
          </table:table-cell>
          <table:table-cell office:value-type="float" office:value="60" table:style-name="ce1">
            <text:p>60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139-203-7510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Adel Runacres</text:p>
          </table:table-cell>
          <table:table-cell office:value-type="float" office:value="22" table:style-name="ce1">
            <text:p>22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747-438-1188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Rene Varnham</text:p>
          </table:table-cell>
          <table:table-cell office:value-type="float" office:value="42" table:style-name="ce1">
            <text:p>42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762-627-2796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Artie Waite</text:p>
          </table:table-cell>
          <table:table-cell office:value-type="float" office:value="35" table:style-name="ce1">
            <text:p>35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214-879-1337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Delora Guyers</text:p>
          </table:table-cell>
          <table:table-cell office:value-type="float" office:value="84" table:style-name="ce1">
            <text:p>84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182-119-1860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Herculie Guilaem</text:p>
          </table:table-cell>
          <table:table-cell office:value-type="float" office:value="56" table:style-name="ce1">
            <text:p>56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694-377-4682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Britt Cleal</text:p>
          </table:table-cell>
          <table:table-cell office:value-type="float" office:value="89" table:style-name="ce1">
            <text:p>89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822-833-7757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Prudence Golly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975-933-5103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Fransisco Quaif</text:p>
          </table:table-cell>
          <table:table-cell office:value-type="float" office:value="72" table:style-name="ce1">
            <text:p>72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943-329-5260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Ignacio Ferns</text:p>
          </table:table-cell>
          <table:table-cell office:value-type="float" office:value="28" table:style-name="ce1">
            <text:p>28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429-760-5748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Kristofor Knoton</text:p>
          </table:table-cell>
          <table:table-cell office:value-type="float" office:value="22" table:style-name="ce1">
            <text:p>22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999-740-6961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Haven Chantrell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77-798-4587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Odessa Nasi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438-324-9274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Standford Parlour</text:p>
          </table:table-cell>
          <table:table-cell office:value-type="float" office:value="21" table:style-name="ce1">
            <text:p>21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355-857-3201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Gustav Hynson</text:p>
          </table:table-cell>
          <table:table-cell office:value-type="float" office:value="61" table:style-name="ce1">
            <text:p>61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930-841-9372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Ferd Sonner</text:p>
          </table:table-cell>
          <table:table-cell office:value-type="float" office:value="76" table:style-name="ce1">
            <text:p>76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945-558-6857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Gabriela Frays</text:p>
          </table:table-cell>
          <table:table-cell office:value-type="float" office:value="42" table:style-name="ce1">
            <text:p>42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709-878-7285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Perkin Ellph</text:p>
          </table:table-cell>
          <table:table-cell office:value-type="float" office:value="66" table:style-name="ce1">
            <text:p>66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406-110-6170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Joya Kuhlen</text:p>
          </table:table-cell>
          <table:table-cell office:value-type="float" office:value="64" table:style-name="ce1">
            <text:p>64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918-625-8483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Izaak Cufflin</text:p>
          </table:table-cell>
          <table:table-cell office:value-type="float" office:value="42" table:style-name="ce1">
            <text:p>42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566-106-6872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Fidelio Pryer</text:p>
          </table:table-cell>
          <table:table-cell office:value-type="float" office:value="42" table:style-name="ce1">
            <text:p>42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544-935-1304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Kelsey Tulloch</text:p>
          </table:table-cell>
          <table:table-cell office:value-type="float" office:value="46" table:style-name="ce1">
            <text:p>46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767-206-6791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Derril Checcuzzi</text:p>
          </table:table-cell>
          <table:table-cell office:value-type="float" office:value="69" table:style-name="ce1">
            <text:p>69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808-499-1959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Tarah Aviss</text:p>
          </table:table-cell>
          <table:table-cell office:value-type="float" office:value="57" table:style-name="ce1">
            <text:p>57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132-778-3408</text:p>
          </table:table-cell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Artur Lodovichi</text:p>
          </table:table-cell>
          <table:table-cell office:value-type="float" office:value="70" table:style-name="ce1">
            <text:p>70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649-711-8543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Binky Bedenham</text:p>
          </table:table-cell>
          <table:table-cell office:value-type="float" office:value="39" table:style-name="ce1">
            <text:p>39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439-189-0780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Loree Stolworthy</text:p>
          </table:table-cell>
          <table:table-cell office:value-type="float" office:value="84" table:style-name="ce1">
            <text:p>84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801-543-6927</text:p>
          </table:table-cell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Sollie Pim</text:p>
          </table:table-cell>
          <table:table-cell office:value-type="float" office:value="32" table:style-name="ce1">
            <text:p>32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383-861-7727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Monica Bertot</text:p>
          </table:table-cell>
          <table:table-cell office:value-type="float" office:value="75" table:style-name="ce1">
            <text:p>75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251-282-9133</text:p>
          </table:table-cell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Corey O'Hegertie</text:p>
          </table:table-cell>
          <table:table-cell office:value-type="float" office:value="64" table:style-name="ce1">
            <text:p>64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757-839-7634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Kattie Ahearne</text:p>
          </table:table-cell>
          <table:table-cell office:value-type="float" office:value="38" table:style-name="ce1">
            <text:p>38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129-909-7108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Lottie Reiglar</text:p>
          </table:table-cell>
          <table:table-cell office:value-type="float" office:value="36" table:style-name="ce1">
            <text:p>36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346-242-2792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Zerk Webster</text:p>
          </table:table-cell>
          <table:table-cell office:value-type="float" office:value="56" table:style-name="ce1">
            <text:p>56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376-510-4921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ilvana Vanne</text:p>
          </table:table-cell>
          <table:table-cell office:value-type="float" office:value="46" table:style-name="ce1">
            <text:p>46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951-647-8677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Brana Meach</text:p>
          </table:table-cell>
          <table:table-cell office:value-type="float" office:value="90" table:style-name="ce1">
            <text:p>90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827-251-3914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Abba Emeny</text:p>
          </table:table-cell>
          <table:table-cell office:value-type="float" office:value="23" table:style-name="ce1">
            <text:p>23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289-501-5832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Shirlee Ackerman</text:p>
          </table:table-cell>
          <table:table-cell office:value-type="float" office:value="35" table:style-name="ce1">
            <text:p>35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932-397-5291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Salim Eplate</text:p>
          </table:table-cell>
          <table:table-cell office:value-type="float" office:value="30" table:style-name="ce1">
            <text:p>30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764-160-5841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Laurens Bestwick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645-765-1152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Marice Braven</text:p>
          </table:table-cell>
          <table:table-cell office:value-type="float" office:value="89" table:style-name="ce1">
            <text:p>8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896-691-9707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Egbert Haynesford</text:p>
          </table:table-cell>
          <table:table-cell office:value-type="float" office:value="62" table:style-name="ce1">
            <text:p>62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166-212-5546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Shane Remon</text:p>
          </table:table-cell>
          <table:table-cell office:value-type="float" office:value="48" table:style-name="ce1">
            <text:p>48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228-906-2413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Tobin Aubert</text:p>
          </table:table-cell>
          <table:table-cell office:value-type="float" office:value="37" table:style-name="ce1">
            <text:p>37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141-317-9915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Colas Ivachyov</text:p>
          </table:table-cell>
          <table:table-cell office:value-type="float" office:value="45" table:style-name="ce1">
            <text:p>45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257-901-5034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Zelma Joysey</text:p>
          </table:table-cell>
          <table:table-cell office:value-type="float" office:value="71" table:style-name="ce1">
            <text:p>71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345-674-9763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Florencia Pfleger</text:p>
          </table:table-cell>
          <table:table-cell office:value-type="float" office:value="19" table:style-name="ce1">
            <text:p>19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303-700-9441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Garrard Passfield</text:p>
          </table:table-cell>
          <table:table-cell office:value-type="float" office:value="38" table:style-name="ce1">
            <text:p>38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225-922-6304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Evvie Crathorne</text:p>
          </table:table-cell>
          <table:table-cell office:value-type="float" office:value="69" table:style-name="ce1">
            <text:p>69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983-876-6978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Frasquito Bains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484-355-3231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Antin Allinson</text:p>
          </table:table-cell>
          <table:table-cell office:value-type="float" office:value="67" table:style-name="ce1">
            <text:p>67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784-469-4029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Claudelle McGilleghole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477-637-8815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Roze Skarman</text:p>
          </table:table-cell>
          <table:table-cell office:value-type="float" office:value="39" table:style-name="ce1">
            <text:p>3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433-394-0998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Jud Gummow</text:p>
          </table:table-cell>
          <table:table-cell office:value-type="float" office:value="87" table:style-name="ce1">
            <text:p>87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973-150-3696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Hobey Cham</text:p>
          </table:table-cell>
          <table:table-cell office:value-type="float" office:value="39" table:style-name="ce1">
            <text:p>39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729-238-4533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Kennie Batson</text:p>
          </table:table-cell>
          <table:table-cell office:value-type="float" office:value="25" table:style-name="ce1">
            <text:p>25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577-936-4156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Humfrey Dorn</text:p>
          </table:table-cell>
          <table:table-cell office:value-type="float" office:value="32" table:style-name="ce1">
            <text:p>32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656-238-2390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Bryn Spearett</text:p>
          </table:table-cell>
          <table:table-cell office:value-type="float" office:value="31" table:style-name="ce1">
            <text:p>31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160-450-2165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Purcell Stollenbecker</text:p>
          </table:table-cell>
          <table:table-cell office:value-type="float" office:value="35" table:style-name="ce1">
            <text:p>35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341-977-8303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Marne Glanert</text:p>
          </table:table-cell>
          <table:table-cell office:value-type="float" office:value="57" table:style-name="ce1">
            <text:p>57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142-250-4133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Marrilee Clother</text:p>
          </table:table-cell>
          <table:table-cell office:value-type="float" office:value="80" table:style-name="ce1">
            <text:p>80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464-162-7116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Mair Filipczynski</text:p>
          </table:table-cell>
          <table:table-cell office:value-type="float" office:value="83" table:style-name="ce1">
            <text:p>83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395-964-1391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Juanita Potes</text:p>
          </table:table-cell>
          <table:table-cell office:value-type="float" office:value="89" table:style-name="ce1">
            <text:p>89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643-504-6296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Averill Frank</text:p>
          </table:table-cell>
          <table:table-cell office:value-type="float" office:value="58" table:style-name="ce1">
            <text:p>58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219-937-2716</text:p>
          </table:table-cell>
          <table:table-cell table:number-columns-repeated="1637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Irene Dukelow</text:p>
          </table:table-cell>
          <table:table-cell office:value-type="float" office:value="46" table:style-name="ce1">
            <text:p>4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768-133-3718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Mildrid Lerohan</text:p>
          </table:table-cell>
          <table:table-cell office:value-type="float" office:value="41" table:style-name="ce1">
            <text:p>41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847-879-0229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Mozelle Phippard</text:p>
          </table:table-cell>
          <table:table-cell office:value-type="float" office:value="80" table:style-name="ce1">
            <text:p>80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663-860-7313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Vin Kemmey</text:p>
          </table:table-cell>
          <table:table-cell office:value-type="float" office:value="19" table:style-name="ce1">
            <text:p>19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378-319-5665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Lodovico Fairtlough</text:p>
          </table:table-cell>
          <table:table-cell office:value-type="float" office:value="53" table:style-name="ce1">
            <text:p>53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917-642-7390</text:p>
          </table:table-cell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Tye Gabbotts</text:p>
          </table:table-cell>
          <table:table-cell office:value-type="float" office:value="60" table:style-name="ce1">
            <text:p>60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667-397-2344</text:p>
          </table:table-cell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Emyle Blesdill</text:p>
          </table:table-cell>
          <table:table-cell office:value-type="float" office:value="79" table:style-name="ce1">
            <text:p>79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143-655-8841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Kimball Dael</text:p>
          </table:table-cell>
          <table:table-cell office:value-type="float" office:value="55" table:style-name="ce1">
            <text:p>55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897-667-3967</text:p>
          </table:table-cell>
          <table:table-cell table:number-columns-repeated="1637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Kaleena Caitlin</text:p>
          </table:table-cell>
          <table:table-cell office:value-type="float" office:value="72" table:style-name="ce1">
            <text:p>72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736-399-5761</text:p>
          </table:table-cell>
          <table:table-cell table:number-columns-repeated="1637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Enrika Mapp</text:p>
          </table:table-cell>
          <table:table-cell office:value-type="float" office:value="22" table:style-name="ce1">
            <text:p>2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217-623-3855</text:p>
          </table:table-cell>
          <table:table-cell table:number-columns-repeated="1637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Farand Scottini</text:p>
          </table:table-cell>
          <table:table-cell office:value-type="float" office:value="53" table:style-name="ce1">
            <text:p>53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123-930-9127</text:p>
          </table:table-cell>
          <table:table-cell table:number-columns-repeated="1637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Carlie Kippen</text:p>
          </table:table-cell>
          <table:table-cell office:value-type="float" office:value="20" table:style-name="ce1">
            <text:p>20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106-556-7635</text:p>
          </table:table-cell>
          <table:table-cell table:number-columns-repeated="1637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Letisha Showen</text:p>
          </table:table-cell>
          <table:table-cell office:value-type="float" office:value="62" table:style-name="ce1">
            <text:p>62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457-285-4408</text:p>
          </table:table-cell>
          <table:table-cell table:number-columns-repeated="1637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Karna Breach</text:p>
          </table:table-cell>
          <table:table-cell office:value-type="float" office:value="45" table:style-name="ce1">
            <text:p>45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970-827-3505</text:p>
          </table:table-cell>
          <table:table-cell table:number-columns-repeated="1637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Hewe Endicott</text:p>
          </table:table-cell>
          <table:table-cell office:value-type="float" office:value="41" table:style-name="ce1">
            <text:p>41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101-232-2695</text:p>
          </table:table-cell>
          <table:table-cell table:number-columns-repeated="1637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Eachelle Pettyfer</text:p>
          </table:table-cell>
          <table:table-cell office:value-type="float" office:value="46" table:style-name="ce1">
            <text:p>46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417-282-6417</text:p>
          </table:table-cell>
          <table:table-cell table:number-columns-repeated="1637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Hestia Rosingdall</text:p>
          </table:table-cell>
          <table:table-cell office:value-type="float" office:value="87" table:style-name="ce1">
            <text:p>87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482-189-1971</text:p>
          </table:table-cell>
          <table:table-cell table:number-columns-repeated="1637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Christian Marquet</text:p>
          </table:table-cell>
          <table:table-cell office:value-type="float" office:value="55" table:style-name="ce1">
            <text:p>55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849-364-2857</text:p>
          </table:table-cell>
          <table:table-cell table:number-columns-repeated="1637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Codie Flatley</text:p>
          </table:table-cell>
          <table:table-cell office:value-type="float" office:value="73" table:style-name="ce1">
            <text:p>73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984-260-4368</text:p>
          </table:table-cell>
          <table:table-cell table:number-columns-repeated="1637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Berri Deshorts</text:p>
          </table:table-cell>
          <table:table-cell office:value-type="float" office:value="62" table:style-name="ce1">
            <text:p>6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253-424-7453</text:p>
          </table:table-cell>
          <table:table-cell table:number-columns-repeated="1637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Camilla Ratcliffe</text:p>
          </table:table-cell>
          <table:table-cell office:value-type="float" office:value="55" table:style-name="ce1">
            <text:p>55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211-700-7792</text:p>
          </table:table-cell>
          <table:table-cell table:number-columns-repeated="1637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Murdoch Bernier</text:p>
          </table:table-cell>
          <table:table-cell office:value-type="float" office:value="23" table:style-name="ce1">
            <text:p>23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373-295-7322</text:p>
          </table:table-cell>
          <table:table-cell table:number-columns-repeated="1637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Dredi De Brett</text:p>
          </table:table-cell>
          <table:table-cell office:value-type="float" office:value="23" table:style-name="ce1">
            <text:p>23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569-915-1797</text:p>
          </table:table-cell>
          <table:table-cell table:number-columns-repeated="1637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Kalle Francis</text:p>
          </table:table-cell>
          <table:table-cell office:value-type="float" office:value="47" table:style-name="ce1">
            <text:p>47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341-329-2217</text:p>
          </table:table-cell>
          <table:table-cell table:number-columns-repeated="1637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Iggy Doughty</text:p>
          </table:table-cell>
          <table:table-cell office:value-type="float" office:value="82" table:style-name="ce1">
            <text:p>82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455-371-3629</text:p>
          </table:table-cell>
          <table:table-cell table:number-columns-repeated="1637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Kevyn Maryin</text:p>
          </table:table-cell>
          <table:table-cell office:value-type="float" office:value="68" table:style-name="ce1">
            <text:p>68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754-674-5192</text:p>
          </table:table-cell>
          <table:table-cell table:number-columns-repeated="1637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Barbabas Fenck</text:p>
          </table:table-cell>
          <table:table-cell office:value-type="float" office:value="25" table:style-name="ce1">
            <text:p>25</text:p>
          </table:table-cell>
          <table:table-cell office:value-type="float" office:value="987" table:style-name="ce1">
            <text:p>987</text:p>
          </table:table-cell>
          <table:table-cell office:value-type="string" table:style-name="ce1">
            <text:p>510-397-1519</text:p>
          </table:table-cell>
          <table:table-cell table:number-columns-repeated="1637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Byram Ruthven</text:p>
          </table:table-cell>
          <table:table-cell office:value-type="float" office:value="41" table:style-name="ce1">
            <text:p>41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401-424-8258</text:p>
          </table:table-cell>
          <table:table-cell table:number-columns-repeated="1637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Janie Call</text:p>
          </table:table-cell>
          <table:table-cell office:value-type="float" office:value="77" table:style-name="ce1">
            <text:p>77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509-246-4899</text:p>
          </table:table-cell>
          <table:table-cell table:number-columns-repeated="1637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Benoit Phinn</text:p>
          </table:table-cell>
          <table:table-cell office:value-type="float" office:value="72" table:style-name="ce1">
            <text:p>72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886-418-0914</text:p>
          </table:table-cell>
          <table:table-cell table:number-columns-repeated="1637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Thom Falvey</text:p>
          </table:table-cell>
          <table:table-cell office:value-type="float" office:value="28" table:style-name="ce1">
            <text:p>28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861-859-2674</text:p>
          </table:table-cell>
          <table:table-cell table:number-columns-repeated="1637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Fran Lakin</text:p>
          </table:table-cell>
          <table:table-cell office:value-type="float" office:value="21" table:style-name="ce1">
            <text:p>21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774-196-7437</text:p>
          </table:table-cell>
          <table:table-cell table:number-columns-repeated="1637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Elinore Pickering</text:p>
          </table:table-cell>
          <table:table-cell office:value-type="float" office:value="37" table:style-name="ce1">
            <text:p>37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217-488-0862</text:p>
          </table:table-cell>
          <table:table-cell table:number-columns-repeated="1637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Arabella Semrad</text:p>
          </table:table-cell>
          <table:table-cell office:value-type="float" office:value="84" table:style-name="ce1">
            <text:p>84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216-112-4582</text:p>
          </table:table-cell>
          <table:table-cell table:number-columns-repeated="1637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Alana Shalcras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872-667-6154</text:p>
          </table:table-cell>
          <table:table-cell table:number-columns-repeated="1637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Cindy Corneil</text:p>
          </table:table-cell>
          <table:table-cell office:value-type="float" office:value="44" table:style-name="ce1">
            <text:p>44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253-873-3002</text:p>
          </table:table-cell>
          <table:table-cell table:number-columns-repeated="1637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Cointon Keogh</text:p>
          </table:table-cell>
          <table:table-cell office:value-type="float" office:value="57" table:style-name="ce1">
            <text:p>57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307-629-4808</text:p>
          </table:table-cell>
          <table:table-cell table:number-columns-repeated="1637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Saraann Minot</text:p>
          </table:table-cell>
          <table:table-cell office:value-type="float" office:value="30" table:style-name="ce1">
            <text:p>30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234-549-7226</text:p>
          </table:table-cell>
          <table:table-cell table:number-columns-repeated="1637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Bernelle Thomazin</text:p>
          </table:table-cell>
          <table:table-cell office:value-type="float" office:value="27" table:style-name="ce1">
            <text:p>27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136-137-4510</text:p>
          </table:table-cell>
          <table:table-cell table:number-columns-repeated="1637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Hayden Mcall</text:p>
          </table:table-cell>
          <table:table-cell office:value-type="float" office:value="85" table:style-name="ce1">
            <text:p>85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343-291-5977</text:p>
          </table:table-cell>
          <table:table-cell table:number-columns-repeated="1637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Joshuah Furby</text:p>
          </table:table-cell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465-769-8134</text:p>
          </table:table-cell>
          <table:table-cell table:number-columns-repeated="1637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Winslow Cuffe</text:p>
          </table:table-cell>
          <table:table-cell office:value-type="float" office:value="76" table:style-name="ce1">
            <text:p>76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793-895-3622</text:p>
          </table:table-cell>
          <table:table-cell table:number-columns-repeated="1637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Chrissie Kernoghan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415-922-9196</text:p>
          </table:table-cell>
          <table:table-cell table:number-columns-repeated="1637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Veronika Filasov</text:p>
          </table:table-cell>
          <table:table-cell office:value-type="float" office:value="68" table:style-name="ce1">
            <text:p>68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677-876-0727</text:p>
          </table:table-cell>
          <table:table-cell table:number-columns-repeated="1637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Brew Whal</text:p>
          </table:table-cell>
          <table:table-cell office:value-type="float" office:value="44" table:style-name="ce1">
            <text:p>44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864-480-2125</text:p>
          </table:table-cell>
          <table:table-cell table:number-columns-repeated="1637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Tildi Martyntsev</text:p>
          </table:table-cell>
          <table:table-cell office:value-type="float" office:value="60" table:style-name="ce1">
            <text:p>60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157-382-9126</text:p>
          </table:table-cell>
          <table:table-cell table:number-columns-repeated="1637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Myrtice Ailsbury</text:p>
          </table:table-cell>
          <table:table-cell office:value-type="float" office:value="50" table:style-name="ce1">
            <text:p>50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988-516-3438</text:p>
          </table:table-cell>
          <table:table-cell table:number-columns-repeated="1637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Gauthier Darbey</text:p>
          </table:table-cell>
          <table:table-cell office:value-type="float" office:value="56" table:style-name="ce1">
            <text:p>56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422-536-5019</text:p>
          </table:table-cell>
          <table:table-cell table:number-columns-repeated="1637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Ham Bullent</text:p>
          </table:table-cell>
          <table:table-cell office:value-type="float" office:value="29" table:style-name="ce1">
            <text:p>29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838-731-8262</text:p>
          </table:table-cell>
          <table:table-cell table:number-columns-repeated="1637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Carmella Cheetam</text:p>
          </table:table-cell>
          <table:table-cell office:value-type="float" office:value="74" table:style-name="ce1">
            <text:p>74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717-785-4693</text:p>
          </table:table-cell>
          <table:table-cell table:number-columns-repeated="1637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Ursala Sifleet</text:p>
          </table:table-cell>
          <table:table-cell office:value-type="float" office:value="60" table:style-name="ce1">
            <text:p>60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213-833-5577</text:p>
          </table:table-cell>
          <table:table-cell table:number-columns-repeated="1637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Julio Ivasechko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975-807-7041</text:p>
          </table:table-cell>
          <table:table-cell table:number-columns-repeated="1637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Brina Betser</text:p>
          </table:table-cell>
          <table:table-cell office:value-type="float" office:value="28" table:style-name="ce1">
            <text:p>28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756-450-3589</text:p>
          </table:table-cell>
          <table:table-cell table:number-columns-repeated="1637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Joachim Dunster</text:p>
          </table:table-cell>
          <table:table-cell office:value-type="float" office:value="45" table:style-name="ce1">
            <text:p>45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171-459-8759</text:p>
          </table:table-cell>
          <table:table-cell table:number-columns-repeated="1637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Lutero Sommerlie</text:p>
          </table:table-cell>
          <table:table-cell office:value-type="float" office:value="87" table:style-name="ce1">
            <text:p>8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303-310-2980</text:p>
          </table:table-cell>
          <table:table-cell table:number-columns-repeated="1637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Cordula Forcer</text:p>
          </table:table-cell>
          <table:table-cell office:value-type="float" office:value="68" table:style-name="ce1">
            <text:p>68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417-720-6612</text:p>
          </table:table-cell>
          <table:table-cell table:number-columns-repeated="1637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Emelen Bryceson</text:p>
          </table:table-cell>
          <table:table-cell office:value-type="float" office:value="88" table:style-name="ce1">
            <text:p>88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416-247-2185</text:p>
          </table:table-cell>
          <table:table-cell table:number-columns-repeated="1637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Ruprecht Camlin</text:p>
          </table:table-cell>
          <table:table-cell office:value-type="float" office:value="89" table:style-name="ce1">
            <text:p>89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846-511-3733</text:p>
          </table:table-cell>
          <table:table-cell table:number-columns-repeated="1637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Krishnah Shemilt</text:p>
          </table:table-cell>
          <table:table-cell office:value-type="float" office:value="82" table:style-name="ce1">
            <text:p>82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740-892-4922</text:p>
          </table:table-cell>
          <table:table-cell table:number-columns-repeated="1637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Jennica Bradtke</text:p>
          </table:table-cell>
          <table:table-cell office:value-type="float" office:value="34" table:style-name="ce1">
            <text:p>34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763-996-0098</text:p>
          </table:table-cell>
          <table:table-cell table:number-columns-repeated="1637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uire Skates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724-883-2865</text:p>
          </table:table-cell>
          <table:table-cell table:number-columns-repeated="1637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Debor Penritt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764-646-3388</text:p>
          </table:table-cell>
          <table:table-cell table:number-columns-repeated="1637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Brenn Daice</text:p>
          </table:table-cell>
          <table:table-cell office:value-type="float" office:value="85" table:style-name="ce1">
            <text:p>85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710-119-1203</text:p>
          </table:table-cell>
          <table:table-cell table:number-columns-repeated="1637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Kincaid Durbin</text:p>
          </table:table-cell>
          <table:table-cell office:value-type="float" office:value="25" table:style-name="ce1">
            <text:p>25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585-939-0877</text:p>
          </table:table-cell>
          <table:table-cell table:number-columns-repeated="1637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Lenore Hillborne</text:p>
          </table:table-cell>
          <table:table-cell office:value-type="float" office:value="24" table:style-name="ce1">
            <text:p>24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109-905-5250</text:p>
          </table:table-cell>
          <table:table-cell table:number-columns-repeated="1637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Xever Janes</text:p>
          </table:table-cell>
          <table:table-cell office:value-type="float" office:value="85" table:style-name="ce1">
            <text:p>85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629-440-6039</text:p>
          </table:table-cell>
          <table:table-cell table:number-columns-repeated="1637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Sarge Tasker</text:p>
          </table:table-cell>
          <table:table-cell office:value-type="float" office:value="62" table:style-name="ce1">
            <text:p>62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652-835-3827</text:p>
          </table:table-cell>
          <table:table-cell table:number-columns-repeated="1637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Larine Casely</text:p>
          </table:table-cell>
          <table:table-cell office:value-type="float" office:value="73" table:style-name="ce1">
            <text:p>73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754-372-8654</text:p>
          </table:table-cell>
          <table:table-cell table:number-columns-repeated="1637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Brandice Merrgan</text:p>
          </table:table-cell>
          <table:table-cell office:value-type="float" office:value="80" table:style-name="ce1">
            <text:p>80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343-320-1251</text:p>
          </table:table-cell>
          <table:table-cell table:number-columns-repeated="1637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Melitta Flarity</text:p>
          </table:table-cell>
          <table:table-cell office:value-type="float" office:value="29" table:style-name="ce1">
            <text:p>29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545-845-4403</text:p>
          </table:table-cell>
          <table:table-cell table:number-columns-repeated="1637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Teresina Cottesford</text:p>
          </table:table-cell>
          <table:table-cell office:value-type="float" office:value="90" table:style-name="ce1">
            <text:p>90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315-835-1003</text:p>
          </table:table-cell>
          <table:table-cell table:number-columns-repeated="1637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Aridatha Dorran</text:p>
          </table:table-cell>
          <table:table-cell office:value-type="float" office:value="90" table:style-name="ce1">
            <text:p>90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493-724-2496</text:p>
          </table:table-cell>
          <table:table-cell table:number-columns-repeated="1637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Anett Gudgen</text:p>
          </table:table-cell>
          <table:table-cell office:value-type="float" office:value="88" table:style-name="ce1">
            <text:p>88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960-675-0232</text:p>
          </table:table-cell>
          <table:table-cell table:number-columns-repeated="1637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Cassie Rillstone</text:p>
          </table:table-cell>
          <table:table-cell office:value-type="float" office:value="65" table:style-name="ce1">
            <text:p>65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712-950-3698</text:p>
          </table:table-cell>
          <table:table-cell table:number-columns-repeated="1637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Corbie Keunemann</text:p>
          </table:table-cell>
          <table:table-cell office:value-type="float" office:value="25" table:style-name="ce1">
            <text:p>25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378-867-5471</text:p>
          </table:table-cell>
          <table:table-cell table:number-columns-repeated="1637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Daveta Renoden</text:p>
          </table:table-cell>
          <table:table-cell office:value-type="float" office:value="86" table:style-name="ce1">
            <text:p>86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329-215-0313</text:p>
          </table:table-cell>
          <table:table-cell table:number-columns-repeated="1637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Tomlin Iwaszkiewicz</text:p>
          </table:table-cell>
          <table:table-cell office:value-type="float" office:value="43" table:style-name="ce1">
            <text:p>43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536-791-4605</text:p>
          </table:table-cell>
          <table:table-cell table:number-columns-repeated="1637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Ignazio Hellicar</text:p>
          </table:table-cell>
          <table:table-cell office:value-type="float" office:value="43" table:style-name="ce1">
            <text:p>43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632-575-4712</text:p>
          </table:table-cell>
          <table:table-cell table:number-columns-repeated="1637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Tobey Dacombe</text:p>
          </table:table-cell>
          <table:table-cell office:value-type="float" office:value="56" table:style-name="ce1">
            <text:p>56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678-260-2038</text:p>
          </table:table-cell>
          <table:table-cell table:number-columns-repeated="1637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Sada Ungerecht</text:p>
          </table:table-cell>
          <table:table-cell office:value-type="float" office:value="61" table:style-name="ce1">
            <text:p>61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506-195-4652</text:p>
          </table:table-cell>
          <table:table-cell table:number-columns-repeated="1637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Nicolea Furnell</text:p>
          </table:table-cell>
          <table:table-cell office:value-type="float" office:value="67" table:style-name="ce1">
            <text:p>67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272-684-2085</text:p>
          </table:table-cell>
          <table:table-cell table:number-columns-repeated="1637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Raddie Bunten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87-715-4451</text:p>
          </table:table-cell>
          <table:table-cell table:number-columns-repeated="1637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Vickie Edleston</text:p>
          </table:table-cell>
          <table:table-cell office:value-type="float" office:value="74" table:style-name="ce1">
            <text:p>74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309-584-9998</text:p>
          </table:table-cell>
          <table:table-cell table:number-columns-repeated="1637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Micki Robben</text:p>
          </table:table-cell>
          <table:table-cell office:value-type="float" office:value="32" table:style-name="ce1">
            <text:p>32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637-296-8008</text:p>
          </table:table-cell>
          <table:table-cell table:number-columns-repeated="1637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Elias Sommerscales</text:p>
          </table:table-cell>
          <table:table-cell office:value-type="float" office:value="62" table:style-name="ce1">
            <text:p>62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314-153-2731</text:p>
          </table:table-cell>
          <table:table-cell table:number-columns-repeated="1637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Greg Pendle</text:p>
          </table:table-cell>
          <table:table-cell office:value-type="float" office:value="56" table:style-name="ce1">
            <text:p>56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614-722-2271</text:p>
          </table:table-cell>
          <table:table-cell table:number-columns-repeated="1637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Burty Megahey</text:p>
          </table:table-cell>
          <table:table-cell office:value-type="float" office:value="18" table:style-name="ce1">
            <text:p>18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630-243-6059</text:p>
          </table:table-cell>
          <table:table-cell table:number-columns-repeated="1637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Jessie Byart</text:p>
          </table:table-cell>
          <table:table-cell office:value-type="float" office:value="26" table:style-name="ce1">
            <text:p>26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393-370-1495</text:p>
          </table:table-cell>
          <table:table-cell table:number-columns-repeated="1637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Thane Brooke</text:p>
          </table:table-cell>
          <table:table-cell office:value-type="float" office:value="54" table:style-name="ce1">
            <text:p>54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173-663-5591</text:p>
          </table:table-cell>
          <table:table-cell table:number-columns-repeated="1637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Alano Coker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845-395-4337</text:p>
          </table:table-cell>
          <table:table-cell table:number-columns-repeated="1637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Lindy McKenney</text:p>
          </table:table-cell>
          <table:table-cell office:value-type="float" office:value="89" table:style-name="ce1">
            <text:p>89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730-862-4944</text:p>
          </table:table-cell>
          <table:table-cell table:number-columns-repeated="1637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Barbee Kierans</text:p>
          </table:table-cell>
          <table:table-cell office:value-type="float" office:value="72" table:style-name="ce1">
            <text:p>72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868-419-0425</text:p>
          </table:table-cell>
          <table:table-cell table:number-columns-repeated="1637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Noak Backshaw</text:p>
          </table:table-cell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166-864-2429</text:p>
          </table:table-cell>
          <table:table-cell table:number-columns-repeated="1637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Dreddy Pedrollo</text:p>
          </table:table-cell>
          <table:table-cell office:value-type="float" office:value="78" table:style-name="ce1">
            <text:p>78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969-337-1767</text:p>
          </table:table-cell>
          <table:table-cell table:number-columns-repeated="1637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Trever Tarte</text:p>
          </table:table-cell>
          <table:table-cell office:value-type="float" office:value="71" table:style-name="ce1">
            <text:p>71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431-701-6302</text:p>
          </table:table-cell>
          <table:table-cell table:number-columns-repeated="1637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Di Baynham</text:p>
          </table:table-cell>
          <table:table-cell office:value-type="float" office:value="90" table:style-name="ce1">
            <text:p>90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858-602-3124</text:p>
          </table:table-cell>
          <table:table-cell table:number-columns-repeated="1637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Brion Burleigh</text:p>
          </table:table-cell>
          <table:table-cell office:value-type="float" office:value="75" table:style-name="ce1">
            <text:p>75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430-369-6219</text:p>
          </table:table-cell>
          <table:table-cell table:number-columns-repeated="1637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Perceval Chagg</text:p>
          </table:table-cell>
          <table:table-cell office:value-type="float" office:value="27" table:style-name="ce1">
            <text:p>27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350-476-6423</text:p>
          </table:table-cell>
          <table:table-cell table:number-columns-repeated="1637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Kimball Scothorne</text:p>
          </table:table-cell>
          <table:table-cell office:value-type="float" office:value="18" table:style-name="ce1">
            <text:p>18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327-611-5215</text:p>
          </table:table-cell>
          <table:table-cell table:number-columns-repeated="1637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Boone Salmon</text:p>
          </table:table-cell>
          <table:table-cell office:value-type="float" office:value="35" table:style-name="ce1">
            <text:p>35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412-673-2742</text:p>
          </table:table-cell>
          <table:table-cell table:number-columns-repeated="1637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Valma Tripett</text:p>
          </table:table-cell>
          <table:table-cell office:value-type="float" office:value="87" table:style-name="ce1">
            <text:p>87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877-516-3626</text:p>
          </table:table-cell>
          <table:table-cell table:number-columns-repeated="1637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Carissa Cornillot</text:p>
          </table:table-cell>
          <table:table-cell office:value-type="float" office:value="90" table:style-name="ce1">
            <text:p>90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323-758-0131</text:p>
          </table:table-cell>
          <table:table-cell table:number-columns-repeated="1637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Wait Lattey</text:p>
          </table:table-cell>
          <table:table-cell office:value-type="float" office:value="34" table:style-name="ce1">
            <text:p>34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602-359-4886</text:p>
          </table:table-cell>
          <table:table-cell table:number-columns-repeated="1637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Benny O'Crigane</text:p>
          </table:table-cell>
          <table:table-cell office:value-type="float" office:value="39" table:style-name="ce1">
            <text:p>39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734-228-5281</text:p>
          </table:table-cell>
          <table:table-cell table:number-columns-repeated="1637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Ryley Catcherside</text:p>
          </table:table-cell>
          <table:table-cell office:value-type="float" office:value="88" table:style-name="ce1">
            <text:p>88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702-637-2683</text:p>
          </table:table-cell>
          <table:table-cell table:number-columns-repeated="1637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Alexina Fewell</text:p>
          </table:table-cell>
          <table:table-cell office:value-type="float" office:value="86" table:style-name="ce1">
            <text:p>86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842-307-9372</text:p>
          </table:table-cell>
          <table:table-cell table:number-columns-repeated="1637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Sally Handover</text:p>
          </table:table-cell>
          <table:table-cell office:value-type="float" office:value="77" table:style-name="ce1">
            <text:p>77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385-764-7334</text:p>
          </table:table-cell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Beverly Bonnor</text:p>
          </table:table-cell>
          <table:table-cell office:value-type="float" office:value="52" table:style-name="ce1">
            <text:p>52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233-775-7269</text:p>
          </table:table-cell>
          <table:table-cell table:number-columns-repeated="1637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Vania Winckle</text:p>
          </table:table-cell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55-527-5898</text:p>
          </table:table-cell>
          <table:table-cell table:number-columns-repeated="1637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Buckie Ellerman</text:p>
          </table:table-cell>
          <table:table-cell office:value-type="float" office:value="71" table:style-name="ce1">
            <text:p>71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119-723-8625</text:p>
          </table:table-cell>
          <table:table-cell table:number-columns-repeated="1637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Rasla MacIlhagga</text:p>
          </table:table-cell>
          <table:table-cell office:value-type="float" office:value="47" table:style-name="ce1">
            <text:p>47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753-235-8856</text:p>
          </table:table-cell>
          <table:table-cell table:number-columns-repeated="1637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Erie Tattershall</text:p>
          </table:table-cell>
          <table:table-cell office:value-type="float" office:value="45" table:style-name="ce1">
            <text:p>45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825-484-8586</text:p>
          </table:table-cell>
          <table:table-cell table:number-columns-repeated="1637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Faber Claringbold</text:p>
          </table:table-cell>
          <table:table-cell office:value-type="float" office:value="87" table:style-name="ce1">
            <text:p>87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246-126-8113</text:p>
          </table:table-cell>
          <table:table-cell table:number-columns-repeated="1637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Van Friedlos</text:p>
          </table:table-cell>
          <table:table-cell office:value-type="float" office:value="37" table:style-name="ce1">
            <text:p>37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605-776-5970</text:p>
          </table:table-cell>
          <table:table-cell table:number-columns-repeated="1637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Koenraad Cofax</text:p>
          </table:table-cell>
          <table:table-cell office:value-type="float" office:value="90" table:style-name="ce1">
            <text:p>90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760-601-3804</text:p>
          </table:table-cell>
          <table:table-cell table:number-columns-repeated="1637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Tuckie Vasyutichev</text:p>
          </table:table-cell>
          <table:table-cell office:value-type="float" office:value="36" table:style-name="ce1">
            <text:p>36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951-148-8582</text:p>
          </table:table-cell>
          <table:table-cell table:number-columns-repeated="1637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Tricia Crown</text:p>
          </table:table-cell>
          <table:table-cell office:value-type="float" office:value="22" table:style-name="ce1">
            <text:p>22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480-508-3889</text:p>
          </table:table-cell>
          <table:table-cell table:number-columns-repeated="1637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Yetta Chipps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877-678-1897</text:p>
          </table:table-cell>
          <table:table-cell table:number-columns-repeated="1637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Noland Paquet</text:p>
          </table:table-cell>
          <table:table-cell office:value-type="float" office:value="24" table:style-name="ce1">
            <text:p>24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880-681-7676</text:p>
          </table:table-cell>
          <table:table-cell table:number-columns-repeated="1637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Heidie Spratley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224-410-9744</text:p>
          </table:table-cell>
          <table:table-cell table:number-columns-repeated="1637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Emelyne Pawson</text:p>
          </table:table-cell>
          <table:table-cell office:value-type="float" office:value="45" table:style-name="ce1">
            <text:p>45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784-673-1929</text:p>
          </table:table-cell>
          <table:table-cell table:number-columns-repeated="1637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Marjorie Langstone</text:p>
          </table:table-cell>
          <table:table-cell office:value-type="float" office:value="38" table:style-name="ce1">
            <text:p>38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869-844-9627</text:p>
          </table:table-cell>
          <table:table-cell table:number-columns-repeated="1637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Dwayne Macon</text:p>
          </table:table-cell>
          <table:table-cell office:value-type="float" office:value="43" table:style-name="ce1">
            <text:p>43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730-769-3951</text:p>
          </table:table-cell>
          <table:table-cell table:number-columns-repeated="1637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Hope Neesam</text:p>
          </table:table-cell>
          <table:table-cell office:value-type="float" office:value="37" table:style-name="ce1">
            <text:p>37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106-767-6055</text:p>
          </table:table-cell>
          <table:table-cell table:number-columns-repeated="1637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Caleb Leveritt</text:p>
          </table:table-cell>
          <table:table-cell office:value-type="float" office:value="40" table:style-name="ce1">
            <text:p>40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705-703-6326</text:p>
          </table:table-cell>
          <table:table-cell table:number-columns-repeated="1637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Randy holmes</text:p>
          </table:table-cell>
          <table:table-cell office:value-type="float" office:value="69" table:style-name="ce1">
            <text:p>69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962-120-9306</text:p>
          </table:table-cell>
          <table:table-cell table:number-columns-repeated="1637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Ernestine Bachellier</text:p>
          </table:table-cell>
          <table:table-cell office:value-type="float" office:value="43" table:style-name="ce1">
            <text:p>43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143-273-0429</text:p>
          </table:table-cell>
          <table:table-cell table:number-columns-repeated="1637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Herbie Richarson</text:p>
          </table:table-cell>
          <table:table-cell office:value-type="float" office:value="32" table:style-name="ce1">
            <text:p>32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339-357-5531</text:p>
          </table:table-cell>
          <table:table-cell table:number-columns-repeated="1637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Bengt Adame</text:p>
          </table:table-cell>
          <table:table-cell office:value-type="float" office:value="78" table:style-name="ce1">
            <text:p>78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552-181-5110</text:p>
          </table:table-cell>
          <table:table-cell table:number-columns-repeated="1637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Anetta Lilleyman</text:p>
          </table:table-cell>
          <table:table-cell office:value-type="float" office:value="48" table:style-name="ce1">
            <text:p>48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520-709-5621</text:p>
          </table:table-cell>
          <table:table-cell table:number-columns-repeated="1637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Camilla Jowling</text:p>
          </table:table-cell>
          <table:table-cell office:value-type="float" office:value="75" table:style-name="ce1">
            <text:p>75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990-303-0592</text:p>
          </table:table-cell>
          <table:table-cell table:number-columns-repeated="1637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Megan McCool</text:p>
          </table:table-cell>
          <table:table-cell office:value-type="float" office:value="36" table:style-name="ce1">
            <text:p>36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268-748-5341</text:p>
          </table:table-cell>
          <table:table-cell table:number-columns-repeated="1637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Tonie Yter</text:p>
          </table:table-cell>
          <table:table-cell office:value-type="float" office:value="78" table:style-name="ce1">
            <text:p>78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946-844-6600</text:p>
          </table:table-cell>
          <table:table-cell table:number-columns-repeated="1637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Krystalle Healey</text:p>
          </table:table-cell>
          <table:table-cell office:value-type="float" office:value="28" table:style-name="ce1">
            <text:p>28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208-441-0747</text:p>
          </table:table-cell>
          <table:table-cell table:number-columns-repeated="1637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Kariotta Leaning</text:p>
          </table:table-cell>
          <table:table-cell office:value-type="float" office:value="30" table:style-name="ce1">
            <text:p>30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516-993-6269</text:p>
          </table:table-cell>
          <table:table-cell table:number-columns-repeated="1637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Titos Syder</text:p>
          </table:table-cell>
          <table:table-cell office:value-type="float" office:value="73" table:style-name="ce1">
            <text:p>73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645-194-5386</text:p>
          </table:table-cell>
          <table:table-cell table:number-columns-repeated="1637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Rita Lared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966-806-9581</text:p>
          </table:table-cell>
          <table:table-cell table:number-columns-repeated="1637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Aimil Whithalgh</text:p>
          </table:table-cell>
          <table:table-cell office:value-type="float" office:value="52" table:style-name="ce1">
            <text:p>52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587-897-8135</text:p>
          </table:table-cell>
          <table:table-cell table:number-columns-repeated="1637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Shari Valler</text:p>
          </table:table-cell>
          <table:table-cell office:value-type="float" office:value="27" table:style-name="ce1">
            <text:p>27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883-949-3441</text:p>
          </table:table-cell>
          <table:table-cell table:number-columns-repeated="1637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Curr Shorbrook</text:p>
          </table:table-cell>
          <table:table-cell office:value-type="float" office:value="82" table:style-name="ce1">
            <text:p>82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841-303-9608</text:p>
          </table:table-cell>
          <table:table-cell table:number-columns-repeated="1637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Noach Delagnes</text:p>
          </table:table-cell>
          <table:table-cell office:value-type="float" office:value="52" table:style-name="ce1">
            <text:p>52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524-658-8003</text:p>
          </table:table-cell>
          <table:table-cell table:number-columns-repeated="1637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Marisa Teasell</text:p>
          </table:table-cell>
          <table:table-cell office:value-type="float" office:value="33" table:style-name="ce1">
            <text:p>33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531-105-0836</text:p>
          </table:table-cell>
          <table:table-cell table:number-columns-repeated="1637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Abbe Allanby</text:p>
          </table:table-cell>
          <table:table-cell office:value-type="float" office:value="33" table:style-name="ce1">
            <text:p>33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396-428-8520</text:p>
          </table:table-cell>
          <table:table-cell table:number-columns-repeated="1637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Asa Cassidy</text:p>
          </table:table-cell>
          <table:table-cell office:value-type="float" office:value="64" table:style-name="ce1">
            <text:p>64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106-928-4312</text:p>
          </table:table-cell>
          <table:table-cell table:number-columns-repeated="1637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Astra Yetts</text:p>
          </table:table-cell>
          <table:table-cell office:value-type="float" office:value="66" table:style-name="ce1">
            <text:p>66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921-800-3027</text:p>
          </table:table-cell>
          <table:table-cell table:number-columns-repeated="1637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Lorettalorna Vearncombe</text:p>
          </table:table-cell>
          <table:table-cell office:value-type="float" office:value="57" table:style-name="ce1">
            <text:p>57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870-809-0911</text:p>
          </table:table-cell>
          <table:table-cell table:number-columns-repeated="1637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Valma Wagge</text:p>
          </table:table-cell>
          <table:table-cell office:value-type="float" office:value="76" table:style-name="ce1">
            <text:p>76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690-755-8590</text:p>
          </table:table-cell>
          <table:table-cell table:number-columns-repeated="1637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Currie Allmann</text:p>
          </table:table-cell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798-645-1204</text:p>
          </table:table-cell>
          <table:table-cell table:number-columns-repeated="1637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Jessalin Huortic</text:p>
          </table:table-cell>
          <table:table-cell office:value-type="float" office:value="70" table:style-name="ce1">
            <text:p>70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649-215-5520</text:p>
          </table:table-cell>
          <table:table-cell table:number-columns-repeated="1637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Rem Rubinovitch</text:p>
          </table:table-cell>
          <table:table-cell office:value-type="float" office:value="72" table:style-name="ce1">
            <text:p>72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818-541-1127</text:p>
          </table:table-cell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Karrah Rooke</text:p>
          </table:table-cell>
          <table:table-cell office:value-type="float" office:value="32" table:style-name="ce1">
            <text:p>32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374-951-1064</text:p>
          </table:table-cell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Garwood Szimoni</text:p>
          </table:table-cell>
          <table:table-cell office:value-type="float" office:value="76" table:style-name="ce1">
            <text:p>76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949-112-2337</text:p>
          </table:table-cell>
          <table:table-cell table:number-columns-repeated="1637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Coleman Caulliere</text:p>
          </table:table-cell>
          <table:table-cell office:value-type="float" office:value="61" table:style-name="ce1">
            <text:p>61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379-681-6758</text:p>
          </table:table-cell>
          <table:table-cell table:number-columns-repeated="1637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Marga Newis</text:p>
          </table:table-cell>
          <table:table-cell office:value-type="float" office:value="37" table:style-name="ce1">
            <text:p>37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918-119-8473</text:p>
          </table:table-cell>
          <table:table-cell table:number-columns-repeated="1637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Barney Nelthorpe</text:p>
          </table:table-cell>
          <table:table-cell office:value-type="float" office:value="22" table:style-name="ce1">
            <text:p>22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412-769-7506</text:p>
          </table:table-cell>
          <table:table-cell table:number-columns-repeated="1637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Rafaello O' Bee</text:p>
          </table:table-cell>
          <table:table-cell office:value-type="float" office:value="19" table:style-name="ce1">
            <text:p>19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875-572-8823</text:p>
          </table:table-cell>
          <table:table-cell table:number-columns-repeated="1637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Pandora Packe</text:p>
          </table:table-cell>
          <table:table-cell office:value-type="float" office:value="87" table:style-name="ce1">
            <text:p>87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906-992-0091</text:p>
          </table:table-cell>
          <table:table-cell table:number-columns-repeated="1637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Coriss Dumbleton</text:p>
          </table:table-cell>
          <table:table-cell office:value-type="float" office:value="70" table:style-name="ce1">
            <text:p>70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165-441-2213</text:p>
          </table:table-cell>
          <table:table-cell table:number-columns-repeated="1637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Andy Burrells</text:p>
          </table:table-cell>
          <table:table-cell office:value-type="float" office:value="83" table:style-name="ce1">
            <text:p>83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120-100-1671</text:p>
          </table:table-cell>
          <table:table-cell table:number-columns-repeated="1637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Regen Plewman</text:p>
          </table:table-cell>
          <table:table-cell office:value-type="float" office:value="70" table:style-name="ce1">
            <text:p>70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234-197-6953</text:p>
          </table:table-cell>
          <table:table-cell table:number-columns-repeated="1637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Aubry Westoll</text:p>
          </table:table-cell>
          <table:table-cell office:value-type="float" office:value="53" table:style-name="ce1">
            <text:p>53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956-644-8094</text:p>
          </table:table-cell>
          <table:table-cell table:number-columns-repeated="1637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Aharon Grishakov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310-650-7163</text:p>
          </table:table-cell>
          <table:table-cell table:number-columns-repeated="1637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Gus Spier</text:p>
          </table:table-cell>
          <table:table-cell office:value-type="float" office:value="46" table:style-name="ce1">
            <text:p>46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796-794-6397</text:p>
          </table:table-cell>
          <table:table-cell table:number-columns-repeated="1637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Merrile Weddup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96-996-4498</text:p>
          </table:table-cell>
          <table:table-cell table:number-columns-repeated="1637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Annadiana Kinneir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627-214-0520</text:p>
          </table:table-cell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Deirdre Tipling</text:p>
          </table:table-cell>
          <table:table-cell office:value-type="float" office:value="45" table:style-name="ce1">
            <text:p>45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293-800-5386</text:p>
          </table:table-cell>
          <table:table-cell table:number-columns-repeated="1637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Denice O'Hare</text:p>
          </table:table-cell>
          <table:table-cell office:value-type="float" office:value="23" table:style-name="ce1">
            <text:p>23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412-946-5476</text:p>
          </table:table-cell>
          <table:table-cell table:number-columns-repeated="1637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Wadsworth Thew</text:p>
          </table:table-cell>
          <table:table-cell office:value-type="float" office:value="24" table:style-name="ce1">
            <text:p>24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171-456-4670</text:p>
          </table:table-cell>
          <table:table-cell table:number-columns-repeated="1637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Correy Denning</text:p>
          </table:table-cell>
          <table:table-cell office:value-type="float" office:value="63" table:style-name="ce1">
            <text:p>63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251-847-2905</text:p>
          </table:table-cell>
          <table:table-cell table:number-columns-repeated="1637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Bernie Johnsey</text:p>
          </table:table-cell>
          <table:table-cell office:value-type="float" office:value="49" table:style-name="ce1">
            <text:p>49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691-188-5960</text:p>
          </table:table-cell>
          <table:table-cell table:number-columns-repeated="1637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Miltie Rowen</text:p>
          </table:table-cell>
          <table:table-cell office:value-type="float" office:value="88" table:style-name="ce1">
            <text:p>88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317-752-7502</text:p>
          </table:table-cell>
          <table:table-cell table:number-columns-repeated="1637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Crysta Dobrovolny</text:p>
          </table:table-cell>
          <table:table-cell office:value-type="float" office:value="18" table:style-name="ce1">
            <text:p>18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689-543-1928</text:p>
          </table:table-cell>
          <table:table-cell table:number-columns-repeated="1637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Ninnette Farmloe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333-104-5624</text:p>
          </table:table-cell>
          <table:table-cell table:number-columns-repeated="1637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Emmeline Kohler</text:p>
          </table:table-cell>
          <table:table-cell office:value-type="float" office:value="51" table:style-name="ce1">
            <text:p>51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429-851-3433</text:p>
          </table:table-cell>
          <table:table-cell table:number-columns-repeated="1637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Olympia Shortan</text:p>
          </table:table-cell>
          <table:table-cell office:value-type="float" office:value="46" table:style-name="ce1">
            <text:p>46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230-994-4935</text:p>
          </table:table-cell>
          <table:table-cell table:number-columns-repeated="1637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Erl Phethean</text:p>
          </table:table-cell>
          <table:table-cell office:value-type="float" office:value="60" table:style-name="ce1">
            <text:p>60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279-992-0655</text:p>
          </table:table-cell>
          <table:table-cell table:number-columns-repeated="1637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Stern Leggat</text:p>
          </table:table-cell>
          <table:table-cell office:value-type="float" office:value="60" table:style-name="ce1">
            <text:p>60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392-622-5878</text:p>
          </table:table-cell>
          <table:table-cell table:number-columns-repeated="1637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Denise Partkya</text:p>
          </table:table-cell>
          <table:table-cell office:value-type="float" office:value="83" table:style-name="ce1">
            <text:p>83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864-140-6629</text:p>
          </table:table-cell>
          <table:table-cell table:number-columns-repeated="1637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Meade Boltwood</text:p>
          </table:table-cell>
          <table:table-cell office:value-type="float" office:value="75" table:style-name="ce1">
            <text:p>75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374-970-3143</text:p>
          </table:table-cell>
          <table:table-cell table:number-columns-repeated="1637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Timmi Rubert</text:p>
          </table:table-cell>
          <table:table-cell office:value-type="float" office:value="69" table:style-name="ce1">
            <text:p>69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617-139-6220</text:p>
          </table:table-cell>
          <table:table-cell table:number-columns-repeated="1637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Freeland Bloore</text:p>
          </table:table-cell>
          <table:table-cell office:value-type="float" office:value="62" table:style-name="ce1">
            <text:p>62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999-241-1259</text:p>
          </table:table-cell>
          <table:table-cell table:number-columns-repeated="1637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Sarina Learoyde</text:p>
          </table:table-cell>
          <table:table-cell office:value-type="float" office:value="75" table:style-name="ce1">
            <text:p>75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491-896-6787</text:p>
          </table:table-cell>
          <table:table-cell table:number-columns-repeated="1637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Gennie Belliard</text:p>
          </table:table-cell>
          <table:table-cell office:value-type="float" office:value="81" table:style-name="ce1">
            <text:p>81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721-694-9169</text:p>
          </table:table-cell>
          <table:table-cell table:number-columns-repeated="1637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Olga Scrane</text:p>
          </table:table-cell>
          <table:table-cell office:value-type="float" office:value="57" table:style-name="ce1">
            <text:p>57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549-242-8385</text:p>
          </table:table-cell>
          <table:table-cell table:number-columns-repeated="1637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Jessika Earle</text:p>
          </table:table-cell>
          <table:table-cell office:value-type="float" office:value="60" table:style-name="ce1">
            <text:p>60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869-814-0632</text:p>
          </table:table-cell>
          <table:table-cell table:number-columns-repeated="1637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Putnam Fairley</text:p>
          </table:table-cell>
          <table:table-cell office:value-type="float" office:value="31" table:style-name="ce1">
            <text:p>31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899-265-5335</text:p>
          </table:table-cell>
          <table:table-cell table:number-columns-repeated="1637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Seth Botwright</text:p>
          </table:table-cell>
          <table:table-cell office:value-type="float" office:value="53" table:style-name="ce1">
            <text:p>53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272-867-2416</text:p>
          </table:table-cell>
          <table:table-cell table:number-columns-repeated="1637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Celene Freckingham</text:p>
          </table:table-cell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305-584-5665</text:p>
          </table:table-cell>
          <table:table-cell table:number-columns-repeated="1637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Vic McGee</text:p>
          </table:table-cell>
          <table:table-cell office:value-type="float" office:value="44" table:style-name="ce1">
            <text:p>44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769-922-9404</text:p>
          </table:table-cell>
          <table:table-cell table:number-columns-repeated="1637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Abra Phippin</text:p>
          </table:table-cell>
          <table:table-cell office:value-type="float" office:value="67" table:style-name="ce1">
            <text:p>67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209-252-9774</text:p>
          </table:table-cell>
          <table:table-cell table:number-columns-repeated="1637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Saunder Cheeseman</text:p>
          </table:table-cell>
          <table:table-cell office:value-type="float" office:value="41" table:style-name="ce1">
            <text:p>41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109-559-5983</text:p>
          </table:table-cell>
          <table:table-cell table:number-columns-repeated="1637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Glenn Balham</text:p>
          </table:table-cell>
          <table:table-cell office:value-type="float" office:value="64" table:style-name="ce1">
            <text:p>64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792-885-7212</text:p>
          </table:table-cell>
          <table:table-cell table:number-columns-repeated="1637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Mark Gornar</text:p>
          </table:table-cell>
          <table:table-cell office:value-type="float" office:value="41" table:style-name="ce1">
            <text:p>41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878-331-0965</text:p>
          </table:table-cell>
          <table:table-cell table:number-columns-repeated="1637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Errol Bourgour</text:p>
          </table:table-cell>
          <table:table-cell office:value-type="float" office:value="29" table:style-name="ce1">
            <text:p>29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329-161-5682</text:p>
          </table:table-cell>
          <table:table-cell table:number-columns-repeated="1637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Benedikta Bickerstaff</text:p>
          </table:table-cell>
          <table:table-cell office:value-type="float" office:value="83" table:style-name="ce1">
            <text:p>83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767-196-4756</text:p>
          </table:table-cell>
          <table:table-cell table:number-columns-repeated="1637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Sauncho Ferencz</text:p>
          </table:table-cell>
          <table:table-cell office:value-type="float" office:value="20" table:style-name="ce1">
            <text:p>20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708-913-9702</text:p>
          </table:table-cell>
          <table:table-cell table:number-columns-repeated="1637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Aldwin Pringle</text:p>
          </table:table-cell>
          <table:table-cell office:value-type="float" office:value="68" table:style-name="ce1">
            <text:p>68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936-390-6289</text:p>
          </table:table-cell>
          <table:table-cell table:number-columns-repeated="1637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Lorne Tomley</text:p>
          </table:table-cell>
          <table:table-cell office:value-type="float" office:value="32" table:style-name="ce1">
            <text:p>32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816-921-1444</text:p>
          </table:table-cell>
          <table:table-cell table:number-columns-repeated="1637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Jonis Petriello</text:p>
          </table:table-cell>
          <table:table-cell office:value-type="float" office:value="83" table:style-name="ce1">
            <text:p>8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640-949-3185</text:p>
          </table:table-cell>
          <table:table-cell table:number-columns-repeated="1637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Hedvig Gerge</text:p>
          </table:table-cell>
          <table:table-cell office:value-type="float" office:value="58" table:style-name="ce1">
            <text:p>58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916-262-0417</text:p>
          </table:table-cell>
          <table:table-cell table:number-columns-repeated="1637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Goddard Paley</text:p>
          </table:table-cell>
          <table:table-cell office:value-type="float" office:value="82" table:style-name="ce1">
            <text:p>82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380-163-4704</text:p>
          </table:table-cell>
          <table:table-cell table:number-columns-repeated="1637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Beale Badder</text:p>
          </table:table-cell>
          <table:table-cell office:value-type="float" office:value="22" table:style-name="ce1">
            <text:p>22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107-100-0641</text:p>
          </table:table-cell>
          <table:table-cell table:number-columns-repeated="1637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Katey Mc Ilwrick</text:p>
          </table:table-cell>
          <table:table-cell office:value-type="float" office:value="78" table:style-name="ce1">
            <text:p>78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304-698-5130</text:p>
          </table:table-cell>
          <table:table-cell table:number-columns-repeated="1637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Upton Jeary</text:p>
          </table:table-cell>
          <table:table-cell office:value-type="float" office:value="62" table:style-name="ce1">
            <text:p>62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283-480-5973</text:p>
          </table:table-cell>
          <table:table-cell table:number-columns-repeated="1637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Steward Molson</text:p>
          </table:table-cell>
          <table:table-cell office:value-type="float" office:value="18" table:style-name="ce1">
            <text:p>18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308-825-3010</text:p>
          </table:table-cell>
          <table:table-cell table:number-columns-repeated="1637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Janot Treasure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847-901-5585</text:p>
          </table:table-cell>
          <table:table-cell table:number-columns-repeated="1637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Rory Coysh</text:p>
          </table:table-cell>
          <table:table-cell office:value-type="float" office:value="29" table:style-name="ce1">
            <text:p>29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146-282-6132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Jakie Cutts</text:p>
          </table:table-cell>
          <table:table-cell office:value-type="float" office:value="59" table:style-name="ce1">
            <text:p>59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247-609-4496</text:p>
          </table:table-cell>
          <table:table-cell table:number-columns-repeated="1637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Leonard McSweeney</text:p>
          </table:table-cell>
          <table:table-cell office:value-type="float" office:value="46" table:style-name="ce1">
            <text:p>46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770-711-4995</text:p>
          </table:table-cell>
          <table:table-cell table:number-columns-repeated="1637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Kippar Leif</text:p>
          </table:table-cell>
          <table:table-cell office:value-type="float" office:value="52" table:style-name="ce1">
            <text:p>52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119-129-0948</text:p>
          </table:table-cell>
          <table:table-cell table:number-columns-repeated="1637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Augustine Brownscombe</text:p>
          </table:table-cell>
          <table:table-cell office:value-type="float" office:value="30" table:style-name="ce1">
            <text:p>30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622-917-8270</text:p>
          </table:table-cell>
          <table:table-cell table:number-columns-repeated="1637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Fayette De Blasio</text:p>
          </table:table-cell>
          <table:table-cell office:value-type="float" office:value="18" table:style-name="ce1">
            <text:p>18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890-999-0046</text:p>
          </table:table-cell>
          <table:table-cell table:number-columns-repeated="1637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Ronny Reignould</text:p>
          </table:table-cell>
          <table:table-cell office:value-type="float" office:value="42" table:style-name="ce1">
            <text:p>42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234-395-8010</text:p>
          </table:table-cell>
          <table:table-cell table:number-columns-repeated="1637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Cornelius Matley</text:p>
          </table:table-cell>
          <table:table-cell office:value-type="float" office:value="24" table:style-name="ce1">
            <text:p>24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696-571-9878</text:p>
          </table:table-cell>
          <table:table-cell table:number-columns-repeated="1637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Mace Carillo</text:p>
          </table:table-cell>
          <table:table-cell office:value-type="float" office:value="59" table:style-name="ce1">
            <text:p>59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497-644-5911</text:p>
          </table:table-cell>
          <table:table-cell table:number-columns-repeated="1637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Frederico Lampett</text:p>
          </table:table-cell>
          <table:table-cell office:value-type="float" office:value="69" table:style-name="ce1">
            <text:p>69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150-383-8931</text:p>
          </table:table-cell>
          <table:table-cell table:number-columns-repeated="1637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Maggie Ratledge</text:p>
          </table:table-cell>
          <table:table-cell office:value-type="float" office:value="79" table:style-name="ce1">
            <text:p>79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104-324-4260</text:p>
          </table:table-cell>
          <table:table-cell table:number-columns-repeated="1637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Callie Netti</text:p>
          </table:table-cell>
          <table:table-cell office:value-type="float" office:value="77" table:style-name="ce1">
            <text:p>77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328-773-9455</text:p>
          </table:table-cell>
          <table:table-cell table:number-columns-repeated="1637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Cicely Kunisch</text:p>
          </table:table-cell>
          <table:table-cell office:value-type="float" office:value="65" table:style-name="ce1">
            <text:p>65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843-462-4173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Carolyn O'Sheerin</text:p>
          </table:table-cell>
          <table:table-cell office:value-type="float" office:value="21" table:style-name="ce1">
            <text:p>21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294-692-4216</text:p>
          </table:table-cell>
          <table:table-cell table:number-columns-repeated="1637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Diane-marie Bartoszek</text:p>
          </table:table-cell>
          <table:table-cell office:value-type="float" office:value="61" table:style-name="ce1">
            <text:p>61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218-211-7261</text:p>
          </table:table-cell>
          <table:table-cell table:number-columns-repeated="1637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Denney Whitfeld</text:p>
          </table:table-cell>
          <table:table-cell office:value-type="float" office:value="60" table:style-name="ce1">
            <text:p>60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600-441-8299</text:p>
          </table:table-cell>
          <table:table-cell table:number-columns-repeated="1637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Rawley Addionisio</text:p>
          </table:table-cell>
          <table:table-cell office:value-type="float" office:value="36" table:style-name="ce1">
            <text:p>36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598-258-8143</text:p>
          </table:table-cell>
          <table:table-cell table:number-columns-repeated="1637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Allyce Camoys</text:p>
          </table:table-cell>
          <table:table-cell office:value-type="float" office:value="56" table:style-name="ce1">
            <text:p>56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944-701-2768</text:p>
          </table:table-cell>
          <table:table-cell table:number-columns-repeated="1637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Rena Niblo</text:p>
          </table:table-cell>
          <table:table-cell office:value-type="float" office:value="68" table:style-name="ce1">
            <text:p>68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425-407-2864</text:p>
          </table:table-cell>
          <table:table-cell table:number-columns-repeated="1637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Vittorio Mival</text:p>
          </table:table-cell>
          <table:table-cell office:value-type="float" office:value="90" table:style-name="ce1">
            <text:p>90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117-928-4795</text:p>
          </table:table-cell>
          <table:table-cell table:number-columns-repeated="1637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Corina Tofts</text:p>
          </table:table-cell>
          <table:table-cell office:value-type="float" office:value="84" table:style-name="ce1">
            <text:p>84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799-537-8172</text:p>
          </table:table-cell>
          <table:table-cell table:number-columns-repeated="1637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Mozelle Thebes</text:p>
          </table:table-cell>
          <table:table-cell office:value-type="float" office:value="46" table:style-name="ce1">
            <text:p>46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398-930-6531</text:p>
          </table:table-cell>
          <table:table-cell table:number-columns-repeated="1637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Johan Winborn</text:p>
          </table:table-cell>
          <table:table-cell office:value-type="float" office:value="82" table:style-name="ce1">
            <text:p>82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789-938-3571</text:p>
          </table:table-cell>
          <table:table-cell table:number-columns-repeated="1637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Ariel Tearny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59-583-0431</text:p>
          </table:table-cell>
          <table:table-cell table:number-columns-repeated="1637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Upton Teale</text:p>
          </table:table-cell>
          <table:table-cell office:value-type="float" office:value="67" table:style-name="ce1">
            <text:p>67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819-267-8876</text:p>
          </table:table-cell>
          <table:table-cell table:number-columns-repeated="1637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Ignaz Govier</text:p>
          </table:table-cell>
          <table:table-cell office:value-type="float" office:value="36" table:style-name="ce1">
            <text:p>36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254-853-3489</text:p>
          </table:table-cell>
          <table:table-cell table:number-columns-repeated="1637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Meyer Grigg</text:p>
          </table:table-cell>
          <table:table-cell office:value-type="float" office:value="72" table:style-name="ce1">
            <text:p>72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308-297-8987</text:p>
          </table:table-cell>
          <table:table-cell table:number-columns-repeated="1637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Bernette Mallabar</text:p>
          </table:table-cell>
          <table:table-cell office:value-type="float" office:value="84" table:style-name="ce1">
            <text:p>84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696-529-6227</text:p>
          </table:table-cell>
          <table:table-cell table:number-columns-repeated="1637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Patrice Battlestone</text:p>
          </table:table-cell>
          <table:table-cell office:value-type="float" office:value="42" table:style-name="ce1">
            <text:p>42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652-672-3494</text:p>
          </table:table-cell>
          <table:table-cell table:number-columns-repeated="1637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Farrand Grunnell</text:p>
          </table:table-cell>
          <table:table-cell office:value-type="float" office:value="46" table:style-name="ce1">
            <text:p>46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299-839-0601</text:p>
          </table:table-cell>
          <table:table-cell table:number-columns-repeated="1637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Benedikta Camell</text:p>
          </table:table-cell>
          <table:table-cell office:value-type="float" office:value="56" table:style-name="ce1">
            <text:p>56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955-931-3723</text:p>
          </table:table-cell>
          <table:table-cell table:number-columns-repeated="1637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Nikoletta Dunbobin</text:p>
          </table:table-cell>
          <table:table-cell office:value-type="float" office:value="29" table:style-name="ce1">
            <text:p>29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624-190-2606</text:p>
          </table:table-cell>
          <table:table-cell table:number-columns-repeated="1637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Garwood Goldsmith</text:p>
          </table:table-cell>
          <table:table-cell office:value-type="float" office:value="32" table:style-name="ce1">
            <text:p>32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203-651-4677</text:p>
          </table:table-cell>
          <table:table-cell table:number-columns-repeated="1637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Jennie Zanassi</text:p>
          </table:table-cell>
          <table:table-cell office:value-type="float" office:value="33" table:style-name="ce1">
            <text:p>33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326-576-0466</text:p>
          </table:table-cell>
          <table:table-cell table:number-columns-repeated="1637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Grantley Fessler</text:p>
          </table:table-cell>
          <table:table-cell office:value-type="float" office:value="29" table:style-name="ce1">
            <text:p>29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675-229-7945</text:p>
          </table:table-cell>
          <table:table-cell table:number-columns-repeated="1637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Ninnette Harry</text:p>
          </table:table-cell>
          <table:table-cell office:value-type="float" office:value="65" table:style-name="ce1">
            <text:p>6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994-527-7357</text:p>
          </table:table-cell>
          <table:table-cell table:number-columns-repeated="1637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Brett Ancell</text:p>
          </table:table-cell>
          <table:table-cell office:value-type="float" office:value="78" table:style-name="ce1">
            <text:p>78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913-631-9374</text:p>
          </table:table-cell>
          <table:table-cell table:number-columns-repeated="1637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Danella Stollmeier</text:p>
          </table:table-cell>
          <table:table-cell office:value-type="float" office:value="87" table:style-name="ce1">
            <text:p>87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715-480-0664</text:p>
          </table:table-cell>
          <table:table-cell table:number-columns-repeated="1637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Junette Worsham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317-212-4841</text:p>
          </table:table-cell>
          <table:table-cell table:number-columns-repeated="1637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Sebastian Marusyak</text:p>
          </table:table-cell>
          <table:table-cell office:value-type="float" office:value="65" table:style-name="ce1">
            <text:p>65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243-156-0003</text:p>
          </table:table-cell>
          <table:table-cell table:number-columns-repeated="1637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Craggie Palfrie</text:p>
          </table:table-cell>
          <table:table-cell office:value-type="float" office:value="80" table:style-name="ce1">
            <text:p>80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623-895-8883</text:p>
          </table:table-cell>
          <table:table-cell table:number-columns-repeated="16379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Steffane Fossitt</text:p>
          </table:table-cell>
          <table:table-cell office:value-type="float" office:value="55" table:style-name="ce1">
            <text:p>55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959-199-4358</text:p>
          </table:table-cell>
          <table:table-cell table:number-columns-repeated="1637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Cy Sainteau</text:p>
          </table:table-cell>
          <table:table-cell office:value-type="float" office:value="55" table:style-name="ce1">
            <text:p>55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713-831-9881</text:p>
          </table:table-cell>
          <table:table-cell table:number-columns-repeated="1637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Katrina Bristo</text:p>
          </table:table-cell>
          <table:table-cell office:value-type="float" office:value="57" table:style-name="ce1">
            <text:p>57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332-902-6473</text:p>
          </table:table-cell>
          <table:table-cell table:number-columns-repeated="1637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Rolfe Clymer</text:p>
          </table:table-cell>
          <table:table-cell office:value-type="float" office:value="67" table:style-name="ce1">
            <text:p>67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835-629-5433</text:p>
          </table:table-cell>
          <table:table-cell table:number-columns-repeated="1637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Quinn Grizard</text:p>
          </table:table-cell>
          <table:table-cell office:value-type="float" office:value="81" table:style-name="ce1">
            <text:p>81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136-364-1241</text:p>
          </table:table-cell>
          <table:table-cell table:number-columns-repeated="1637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Marsh Byk</text:p>
          </table:table-cell>
          <table:table-cell office:value-type="float" office:value="18" table:style-name="ce1">
            <text:p>18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416-551-9408</text:p>
          </table:table-cell>
          <table:table-cell table:number-columns-repeated="16379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Valeria Craythorne</text:p>
          </table:table-cell>
          <table:table-cell office:value-type="float" office:value="79" table:style-name="ce1">
            <text:p>79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874-322-5456</text:p>
          </table:table-cell>
          <table:table-cell table:number-columns-repeated="1637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Hillie Forrest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867-433-3566</text:p>
          </table:table-cell>
          <table:table-cell table:number-columns-repeated="1637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Izaak Alford</text:p>
          </table:table-cell>
          <table:table-cell office:value-type="float" office:value="77" table:style-name="ce1">
            <text:p>77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661-985-4478</text:p>
          </table:table-cell>
          <table:table-cell table:number-columns-repeated="1637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Dene Breeder</text:p>
          </table:table-cell>
          <table:table-cell office:value-type="float" office:value="70" table:style-name="ce1">
            <text:p>70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612-277-9299</text:p>
          </table:table-cell>
          <table:table-cell table:number-columns-repeated="1637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Graeme Cornforth</text:p>
          </table:table-cell>
          <table:table-cell office:value-type="float" office:value="82" table:style-name="ce1">
            <text:p>82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357-541-6246</text:p>
          </table:table-cell>
          <table:table-cell table:number-columns-repeated="1637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Eadie Dowey</text:p>
          </table:table-cell>
          <table:table-cell office:value-type="float" office:value="30" table:style-name="ce1">
            <text:p>30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136-740-3819</text:p>
          </table:table-cell>
          <table:table-cell table:number-columns-repeated="1637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Aymer Gazzard</text:p>
          </table:table-cell>
          <table:table-cell office:value-type="float" office:value="26" table:style-name="ce1">
            <text:p>26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776-567-6333</text:p>
          </table:table-cell>
          <table:table-cell table:number-columns-repeated="1637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Karney Cormode</text:p>
          </table:table-cell>
          <table:table-cell office:value-type="float" office:value="87" table:style-name="ce1">
            <text:p>87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573-834-6822</text:p>
          </table:table-cell>
          <table:table-cell table:number-columns-repeated="1637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Luis Larciere</text:p>
          </table:table-cell>
          <table:table-cell office:value-type="float" office:value="24" table:style-name="ce1">
            <text:p>24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326-119-5427</text:p>
          </table:table-cell>
          <table:table-cell table:number-columns-repeated="1637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Kamila Tilne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741-407-7569</text:p>
          </table:table-cell>
          <table:table-cell table:number-columns-repeated="1637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Elli Alder</text:p>
          </table:table-cell>
          <table:table-cell office:value-type="float" office:value="54" table:style-name="ce1">
            <text:p>54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235-231-4961</text:p>
          </table:table-cell>
          <table:table-cell table:number-columns-repeated="1637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Fulton Wallbutton</text:p>
          </table:table-cell>
          <table:table-cell office:value-type="float" office:value="70" table:style-name="ce1">
            <text:p>70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958-385-4187</text:p>
          </table:table-cell>
          <table:table-cell table:number-columns-repeated="1637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Kirbie Fargie</text:p>
          </table:table-cell>
          <table:table-cell office:value-type="float" office:value="24" table:style-name="ce1">
            <text:p>2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669-427-5546</text:p>
          </table:table-cell>
          <table:table-cell table:number-columns-repeated="1637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Sherry Liggens</text:p>
          </table:table-cell>
          <table:table-cell office:value-type="float" office:value="24" table:style-name="ce1">
            <text:p>24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954-766-4330</text:p>
          </table:table-cell>
          <table:table-cell table:number-columns-repeated="1637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Papagena Norkett</text:p>
          </table:table-cell>
          <table:table-cell office:value-type="float" office:value="24" table:style-name="ce1">
            <text:p>24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771-574-8117</text:p>
          </table:table-cell>
          <table:table-cell table:number-columns-repeated="1637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Hughie Anstie</text:p>
          </table:table-cell>
          <table:table-cell office:value-type="float" office:value="63" table:style-name="ce1">
            <text:p>63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225-351-3131</text:p>
          </table:table-cell>
          <table:table-cell table:number-columns-repeated="1637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Gay Jenks</text:p>
          </table:table-cell>
          <table:table-cell office:value-type="float" office:value="37" table:style-name="ce1">
            <text:p>37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405-125-2344</text:p>
          </table:table-cell>
          <table:table-cell table:number-columns-repeated="1637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Carleton Browett</text:p>
          </table:table-cell>
          <table:table-cell office:value-type="float" office:value="41" table:style-name="ce1">
            <text:p>41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767-192-5473</text:p>
          </table:table-cell>
          <table:table-cell table:number-columns-repeated="1637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Goran Aubery</text:p>
          </table:table-cell>
          <table:table-cell office:value-type="float" office:value="19" table:style-name="ce1">
            <text:p>19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517-570-8657</text:p>
          </table:table-cell>
          <table:table-cell table:number-columns-repeated="1637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Marcus Zorener</text:p>
          </table:table-cell>
          <table:table-cell office:value-type="float" office:value="65" table:style-name="ce1">
            <text:p>65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583-231-2727</text:p>
          </table:table-cell>
          <table:table-cell table:number-columns-repeated="1637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Helenelizabeth Rykert</text:p>
          </table:table-cell>
          <table:table-cell office:value-type="float" office:value="59" table:style-name="ce1">
            <text:p>59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248-358-3336</text:p>
          </table:table-cell>
          <table:table-cell table:number-columns-repeated="1637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Yehudit Dahle</text:p>
          </table:table-cell>
          <table:table-cell office:value-type="float" office:value="68" table:style-name="ce1">
            <text:p>68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915-644-5484</text:p>
          </table:table-cell>
          <table:table-cell table:number-columns-repeated="1637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Yolanda Selkirk</text:p>
          </table:table-cell>
          <table:table-cell office:value-type="float" office:value="68" table:style-name="ce1">
            <text:p>68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563-240-2799</text:p>
          </table:table-cell>
          <table:table-cell table:number-columns-repeated="1637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Kendal Handforth</text:p>
          </table:table-cell>
          <table:table-cell office:value-type="float" office:value="81" table:style-name="ce1">
            <text:p>81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138-241-9994</text:p>
          </table:table-cell>
          <table:table-cell table:number-columns-repeated="1637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Fidel Parminter</text:p>
          </table:table-cell>
          <table:table-cell office:value-type="float" office:value="73" table:style-name="ce1">
            <text:p>73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854-537-3618</text:p>
          </table:table-cell>
          <table:table-cell table:number-columns-repeated="1637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Othelia Houseago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12-219-0513</text:p>
          </table:table-cell>
          <table:table-cell table:number-columns-repeated="1637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Chiarra Egalton</text:p>
          </table:table-cell>
          <table:table-cell office:value-type="float" office:value="85" table:style-name="ce1">
            <text:p>85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787-334-4114</text:p>
          </table:table-cell>
          <table:table-cell table:number-columns-repeated="1637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Julianne Matushevich</text:p>
          </table:table-cell>
          <table:table-cell office:value-type="float" office:value="48" table:style-name="ce1">
            <text:p>48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118-989-7898</text:p>
          </table:table-cell>
          <table:table-cell table:number-columns-repeated="1637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Gisela Shipsey</text:p>
          </table:table-cell>
          <table:table-cell office:value-type="float" office:value="46" table:style-name="ce1">
            <text:p>46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600-753-0758</text:p>
          </table:table-cell>
          <table:table-cell table:number-columns-repeated="1637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Kordula Sandels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981-116-8836</text:p>
          </table:table-cell>
          <table:table-cell table:number-columns-repeated="1637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Denny McGerr</text:p>
          </table:table-cell>
          <table:table-cell office:value-type="float" office:value="30" table:style-name="ce1">
            <text:p>30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699-638-1388</text:p>
          </table:table-cell>
          <table:table-cell table:number-columns-repeated="1637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Paola Timlin</text:p>
          </table:table-cell>
          <table:table-cell office:value-type="float" office:value="68" table:style-name="ce1">
            <text:p>68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975-235-0865</text:p>
          </table:table-cell>
          <table:table-cell table:number-columns-repeated="1637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Kerstin Elstub</text:p>
          </table:table-cell>
          <table:table-cell office:value-type="float" office:value="38" table:style-name="ce1">
            <text:p>38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760-374-9694</text:p>
          </table:table-cell>
          <table:table-cell table:number-columns-repeated="1637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Allen Ivanitsa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758-377-0460</text:p>
          </table:table-cell>
          <table:table-cell table:number-columns-repeated="16379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Ferdinande Doag</text:p>
          </table:table-cell>
          <table:table-cell office:value-type="float" office:value="21" table:style-name="ce1">
            <text:p>21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660-567-8038</text:p>
          </table:table-cell>
          <table:table-cell table:number-columns-repeated="1637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Fabe Meins</text:p>
          </table:table-cell>
          <table:table-cell office:value-type="float" office:value="61" table:style-name="ce1">
            <text:p>61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802-852-5855</text:p>
          </table:table-cell>
          <table:table-cell table:number-columns-repeated="16379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Caddric Bowra</text:p>
          </table:table-cell>
          <table:table-cell office:value-type="float" office:value="69" table:style-name="ce1">
            <text:p>69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596-473-1377</text:p>
          </table:table-cell>
          <table:table-cell table:number-columns-repeated="16379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Adrianna Sheircliffe</text:p>
          </table:table-cell>
          <table:table-cell office:value-type="float" office:value="64" table:style-name="ce1">
            <text:p>64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116-187-5455</text:p>
          </table:table-cell>
          <table:table-cell table:number-columns-repeated="16379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Krisha Kleinlerer</text:p>
          </table:table-cell>
          <table:table-cell office:value-type="float" office:value="59" table:style-name="ce1">
            <text:p>59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795-598-6257</text:p>
          </table:table-cell>
          <table:table-cell table:number-columns-repeated="1637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Merv Achromov</text:p>
          </table:table-cell>
          <table:table-cell office:value-type="float" office:value="49" table:style-name="ce1">
            <text:p>4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389-537-8169</text:p>
          </table:table-cell>
          <table:table-cell table:number-columns-repeated="16379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Auberta Perico</text:p>
          </table:table-cell>
          <table:table-cell office:value-type="float" office:value="35" table:style-name="ce1">
            <text:p>35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138-205-9763</text:p>
          </table:table-cell>
          <table:table-cell table:number-columns-repeated="16379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Cheston Jeratt</text:p>
          </table:table-cell>
          <table:table-cell office:value-type="float" office:value="65" table:style-name="ce1">
            <text:p>6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959-521-0683</text:p>
          </table:table-cell>
          <table:table-cell table:number-columns-repeated="1637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Adlai Shyre</text:p>
          </table:table-cell>
          <table:table-cell office:value-type="float" office:value="52" table:style-name="ce1">
            <text:p>52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660-397-7141</text:p>
          </table:table-cell>
          <table:table-cell table:number-columns-repeated="16379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Merrel Rubinfajn</text:p>
          </table:table-cell>
          <table:table-cell office:value-type="float" office:value="58" table:style-name="ce1">
            <text:p>58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594-487-0131</text:p>
          </table:table-cell>
          <table:table-cell table:number-columns-repeated="16379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Rodolphe Oldman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95-304-7857</text:p>
          </table:table-cell>
          <table:table-cell table:number-columns-repeated="16379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Ginger Fend</text:p>
          </table:table-cell>
          <table:table-cell office:value-type="float" office:value="25" table:style-name="ce1">
            <text:p>25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397-787-7342</text:p>
          </table:table-cell>
          <table:table-cell table:number-columns-repeated="16379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Earle Roos</text:p>
          </table:table-cell>
          <table:table-cell office:value-type="float" office:value="50" table:style-name="ce1">
            <text:p>50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463-551-0493</text:p>
          </table:table-cell>
          <table:table-cell table:number-columns-repeated="16379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Bert Burles</text:p>
          </table:table-cell>
          <table:table-cell office:value-type="float" office:value="77" table:style-name="ce1">
            <text:p>77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793-984-3322</text:p>
          </table:table-cell>
          <table:table-cell table:number-columns-repeated="16379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Molly Durno</text:p>
          </table:table-cell>
          <table:table-cell office:value-type="float" office:value="63" table:style-name="ce1">
            <text:p>63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861-750-7367</text:p>
          </table:table-cell>
          <table:table-cell table:number-columns-repeated="16379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Idalina Mitchell</text:p>
          </table:table-cell>
          <table:table-cell office:value-type="float" office:value="30" table:style-name="ce1">
            <text:p>30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452-143-6403</text:p>
          </table:table-cell>
          <table:table-cell table:number-columns-repeated="16379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Dalia Foltin</text:p>
          </table:table-cell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709-848-4901</text:p>
          </table:table-cell>
          <table:table-cell table:number-columns-repeated="16379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Lazare Plumley</text:p>
          </table:table-cell>
          <table:table-cell office:value-type="float" office:value="47" table:style-name="ce1">
            <text:p>47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388-960-3005</text:p>
          </table:table-cell>
          <table:table-cell table:number-columns-repeated="16379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Estelle Bostock</text:p>
          </table:table-cell>
          <table:table-cell office:value-type="float" office:value="83" table:style-name="ce1">
            <text:p>83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204-970-5866</text:p>
          </table:table-cell>
          <table:table-cell table:number-columns-repeated="16379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Heath Jancik</text:p>
          </table:table-cell>
          <table:table-cell office:value-type="float" office:value="62" table:style-name="ce1">
            <text:p>62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879-654-9326</text:p>
          </table:table-cell>
          <table:table-cell table:number-columns-repeated="1637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Lidia Bodocs</text:p>
          </table:table-cell>
          <table:table-cell office:value-type="float" office:value="61" table:style-name="ce1">
            <text:p>61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585-960-1131</text:p>
          </table:table-cell>
          <table:table-cell table:number-columns-repeated="16379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Joan Shurlock</text:p>
          </table:table-cell>
          <table:table-cell office:value-type="float" office:value="65" table:style-name="ce1">
            <text:p>65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970-130-2755</text:p>
          </table:table-cell>
          <table:table-cell table:number-columns-repeated="16379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Preston Bickerstasse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388-500-8742</text:p>
          </table:table-cell>
          <table:table-cell table:number-columns-repeated="16379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Bryn Jindrich</text:p>
          </table:table-cell>
          <table:table-cell office:value-type="float" office:value="40" table:style-name="ce1">
            <text:p>40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508-381-5448</text:p>
          </table:table-cell>
          <table:table-cell table:number-columns-repeated="16379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Selena Catlow</text:p>
          </table:table-cell>
          <table:table-cell office:value-type="float" office:value="58" table:style-name="ce1">
            <text:p>58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251-553-2300</text:p>
          </table:table-cell>
          <table:table-cell table:number-columns-repeated="16379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Rudolfo Shoosmith</text:p>
          </table:table-cell>
          <table:table-cell office:value-type="float" office:value="34" table:style-name="ce1">
            <text:p>34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339-434-6260</text:p>
          </table:table-cell>
          <table:table-cell table:number-columns-repeated="16379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Moyna Mingame</text:p>
          </table:table-cell>
          <table:table-cell office:value-type="float" office:value="28" table:style-name="ce1">
            <text:p>28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424-943-0780</text:p>
          </table:table-cell>
          <table:table-cell table:number-columns-repeated="1637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Beatrix Wais</text:p>
          </table:table-cell>
          <table:table-cell office:value-type="float" office:value="26" table:style-name="ce1">
            <text:p>26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499-436-4917</text:p>
          </table:table-cell>
          <table:table-cell table:number-columns-repeated="16379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Gal Cattermole</text:p>
          </table:table-cell>
          <table:table-cell office:value-type="float" office:value="82" table:style-name="ce1">
            <text:p>8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988-363-1287</text:p>
          </table:table-cell>
          <table:table-cell table:number-columns-repeated="16379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Charisse Leile</text:p>
          </table:table-cell>
          <table:table-cell office:value-type="float" office:value="65" table:style-name="ce1">
            <text:p>65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866-441-8870</text:p>
          </table:table-cell>
          <table:table-cell table:number-columns-repeated="16379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Marita Sellar</text:p>
          </table:table-cell>
          <table:table-cell office:value-type="float" office:value="60" table:style-name="ce1">
            <text:p>60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545-849-8113</text:p>
          </table:table-cell>
          <table:table-cell table:number-columns-repeated="16379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Bebe Foucard</text:p>
          </table:table-cell>
          <table:table-cell office:value-type="float" office:value="76" table:style-name="ce1">
            <text:p>76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184-151-7358</text:p>
          </table:table-cell>
          <table:table-cell table:number-columns-repeated="16379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Lurline Rigden</text:p>
          </table:table-cell>
          <table:table-cell office:value-type="float" office:value="65" table:style-name="ce1">
            <text:p>65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639-571-4963</text:p>
          </table:table-cell>
          <table:table-cell table:number-columns-repeated="16379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Solly Goacher</text:p>
          </table:table-cell>
          <table:table-cell office:value-type="float" office:value="85" table:style-name="ce1">
            <text:p>85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202-997-8718</text:p>
          </table:table-cell>
          <table:table-cell table:number-columns-repeated="16379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Emilio Messam</text:p>
          </table:table-cell>
          <table:table-cell office:value-type="float" office:value="27" table:style-name="ce1">
            <text:p>27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444-950-2539</text:p>
          </table:table-cell>
          <table:table-cell table:number-columns-repeated="16379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Keary Roggers</text:p>
          </table:table-cell>
          <table:table-cell office:value-type="float" office:value="64" table:style-name="ce1">
            <text:p>64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421-499-9052</text:p>
          </table:table-cell>
          <table:table-cell table:number-columns-repeated="16379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Torrin Dewsnap</text:p>
          </table:table-cell>
          <table:table-cell office:value-type="float" office:value="40" table:style-name="ce1">
            <text:p>40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790-554-0703</text:p>
          </table:table-cell>
          <table:table-cell table:number-columns-repeated="16379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Ernestus Peacey</text:p>
          </table:table-cell>
          <table:table-cell office:value-type="float" office:value="47" table:style-name="ce1">
            <text:p>47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259-764-4394</text:p>
          </table:table-cell>
          <table:table-cell table:number-columns-repeated="16379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Lauri Hulse</text:p>
          </table:table-cell>
          <table:table-cell office:value-type="float" office:value="57" table:style-name="ce1">
            <text:p>57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842-386-8962</text:p>
          </table:table-cell>
          <table:table-cell table:number-columns-repeated="16379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Milka Darrell</text:p>
          </table:table-cell>
          <table:table-cell office:value-type="float" office:value="76" table:style-name="ce1">
            <text:p>76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323-448-7642</text:p>
          </table:table-cell>
          <table:table-cell table:number-columns-repeated="16379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Vincenty Parkyn</text:p>
          </table:table-cell>
          <table:table-cell office:value-type="float" office:value="89" table:style-name="ce1">
            <text:p>89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408-468-4532</text:p>
          </table:table-cell>
          <table:table-cell table:number-columns-repeated="16379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Marketa Lugton</text:p>
          </table:table-cell>
          <table:table-cell office:value-type="float" office:value="81" table:style-name="ce1">
            <text:p>8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750-622-1242</text:p>
          </table:table-cell>
          <table:table-cell table:number-columns-repeated="16379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Nicholas Dunthorne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26-183-8042</text:p>
          </table:table-cell>
          <table:table-cell table:number-columns-repeated="16379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Heddie Maren</text:p>
          </table:table-cell>
          <table:table-cell office:value-type="float" office:value="69" table:style-name="ce1">
            <text:p>69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417-213-2900</text:p>
          </table:table-cell>
          <table:table-cell table:number-columns-repeated="16379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Marilin Buret</text:p>
          </table:table-cell>
          <table:table-cell office:value-type="float" office:value="38" table:style-name="ce1">
            <text:p>38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323-206-9380</text:p>
          </table:table-cell>
          <table:table-cell table:number-columns-repeated="1637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Carroll Longman</text:p>
          </table:table-cell>
          <table:table-cell office:value-type="float" office:value="40" table:style-name="ce1">
            <text:p>40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454-866-1944</text:p>
          </table:table-cell>
          <table:table-cell table:number-columns-repeated="16379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Renata Scotson</text:p>
          </table:table-cell>
          <table:table-cell office:value-type="float" office:value="48" table:style-name="ce1">
            <text:p>48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259-767-9550</text:p>
          </table:table-cell>
          <table:table-cell table:number-columns-repeated="16379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Burnaby Treswell</text:p>
          </table:table-cell>
          <table:table-cell office:value-type="float" office:value="71" table:style-name="ce1">
            <text:p>71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273-870-1993</text:p>
          </table:table-cell>
          <table:table-cell table:number-columns-repeated="16379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Nikki Klemensiewicz</text:p>
          </table:table-cell>
          <table:table-cell office:value-type="float" office:value="27" table:style-name="ce1">
            <text:p>27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950-129-6821</text:p>
          </table:table-cell>
          <table:table-cell table:number-columns-repeated="16379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Lyndsay Chung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354-178-8982</text:p>
          </table:table-cell>
          <table:table-cell table:number-columns-repeated="1637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Frederique Schuster</text:p>
          </table:table-cell>
          <table:table-cell office:value-type="float" office:value="74" table:style-name="ce1">
            <text:p>74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975-216-7099</text:p>
          </table:table-cell>
          <table:table-cell table:number-columns-repeated="16379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Den Creane</text:p>
          </table:table-cell>
          <table:table-cell office:value-type="float" office:value="72" table:style-name="ce1">
            <text:p>72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627-992-3530</text:p>
          </table:table-cell>
          <table:table-cell table:number-columns-repeated="16379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Corliss Zmitruk</text:p>
          </table:table-cell>
          <table:table-cell office:value-type="float" office:value="60" table:style-name="ce1">
            <text:p>60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461-445-4784</text:p>
          </table:table-cell>
          <table:table-cell table:number-columns-repeated="16379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Illa Bavridge</text:p>
          </table:table-cell>
          <table:table-cell office:value-type="float" office:value="54" table:style-name="ce1">
            <text:p>54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809-161-5338</text:p>
          </table:table-cell>
          <table:table-cell table:number-columns-repeated="16379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Fulvia Sambeck</text:p>
          </table:table-cell>
          <table:table-cell office:value-type="float" office:value="39" table:style-name="ce1">
            <text:p>39</text:p>
          </table:table-cell>
          <table:table-cell office:value-type="float" office:value="921" table:style-name="ce1">
            <text:p>921</text:p>
          </table:table-cell>
          <table:table-cell office:value-type="string" table:style-name="ce1">
            <text:p>778-809-9526</text:p>
          </table:table-cell>
          <table:table-cell table:number-columns-repeated="16379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Jerome Novkovic</text:p>
          </table:table-cell>
          <table:table-cell office:value-type="float" office:value="88" table:style-name="ce1">
            <text:p>88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913-998-0510</text:p>
          </table:table-cell>
          <table:table-cell table:number-columns-repeated="16379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Ivar Elwyn</text:p>
          </table:table-cell>
          <table:table-cell office:value-type="float" office:value="31" table:style-name="ce1">
            <text:p>31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578-501-5904</text:p>
          </table:table-cell>
          <table:table-cell table:number-columns-repeated="1637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Stacy Eales</text:p>
          </table:table-cell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35-467-1514</text:p>
          </table:table-cell>
          <table:table-cell table:number-columns-repeated="16379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Reynold Souter</text:p>
          </table:table-cell>
          <table:table-cell office:value-type="float" office:value="52" table:style-name="ce1">
            <text:p>52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268-124-9605</text:p>
          </table:table-cell>
          <table:table-cell table:number-columns-repeated="16379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Eleonore Bottoms</text:p>
          </table:table-cell>
          <table:table-cell office:value-type="float" office:value="48" table:style-name="ce1">
            <text:p>48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440-139-7552</text:p>
          </table:table-cell>
          <table:table-cell table:number-columns-repeated="16379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Nada Prowse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725-812-3778</text:p>
          </table:table-cell>
          <table:table-cell table:number-columns-repeated="16379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Darby Tinsey</text:p>
          </table:table-cell>
          <table:table-cell office:value-type="float" office:value="68" table:style-name="ce1">
            <text:p>68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618-479-1945</text:p>
          </table:table-cell>
          <table:table-cell table:number-columns-repeated="16379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Cheryl Hollows</text:p>
          </table:table-cell>
          <table:table-cell office:value-type="float" office:value="58" table:style-name="ce1">
            <text:p>58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231-311-4106</text:p>
          </table:table-cell>
          <table:table-cell table:number-columns-repeated="16379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Bebe Darcey</text:p>
          </table:table-cell>
          <table:table-cell office:value-type="float" office:value="70" table:style-name="ce1">
            <text:p>7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21-719-2894</text:p>
          </table:table-cell>
          <table:table-cell table:number-columns-repeated="16379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Mortimer Balwin</text:p>
          </table:table-cell>
          <table:table-cell office:value-type="float" office:value="54" table:style-name="ce1">
            <text:p>54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869-980-6554</text:p>
          </table:table-cell>
          <table:table-cell table:number-columns-repeated="16379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Mark Fold</text:p>
          </table:table-cell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849-260-6021</text:p>
          </table:table-cell>
          <table:table-cell table:number-columns-repeated="16379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Cece Alenov</text:p>
          </table:table-cell>
          <table:table-cell office:value-type="float" office:value="82" table:style-name="ce1">
            <text:p>82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379-472-9759</text:p>
          </table:table-cell>
          <table:table-cell table:number-columns-repeated="16379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Ophelia Pearcy</text:p>
          </table:table-cell>
          <table:table-cell office:value-type="float" office:value="32" table:style-name="ce1">
            <text:p>32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472-842-9518</text:p>
          </table:table-cell>
          <table:table-cell table:number-columns-repeated="16379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Torrance Vain</text:p>
          </table:table-cell>
          <table:table-cell office:value-type="float" office:value="45" table:style-name="ce1">
            <text:p>45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202-208-2415</text:p>
          </table:table-cell>
          <table:table-cell table:number-columns-repeated="16379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Engracia Tunaclift</text:p>
          </table:table-cell>
          <table:table-cell office:value-type="float" office:value="38" table:style-name="ce1">
            <text:p>38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530-749-1671</text:p>
          </table:table-cell>
          <table:table-cell table:number-columns-repeated="1637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Tonie Brosetti</text:p>
          </table:table-cell>
          <table:table-cell office:value-type="float" office:value="26" table:style-name="ce1">
            <text:p>2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978-180-1084</text:p>
          </table:table-cell>
          <table:table-cell table:number-columns-repeated="16379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Serge Dalloway</text:p>
          </table:table-cell>
          <table:table-cell office:value-type="float" office:value="23" table:style-name="ce1">
            <text:p>23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884-728-3424</text:p>
          </table:table-cell>
          <table:table-cell table:number-columns-repeated="1637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Gannie Damper</text:p>
          </table:table-cell>
          <table:table-cell office:value-type="float" office:value="26" table:style-name="ce1">
            <text:p>26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431-450-2027</text:p>
          </table:table-cell>
          <table:table-cell table:number-columns-repeated="16379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Vern Lympenie</text:p>
          </table:table-cell>
          <table:table-cell office:value-type="float" office:value="80" table:style-name="ce1">
            <text:p>80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531-737-8108</text:p>
          </table:table-cell>
          <table:table-cell table:number-columns-repeated="16379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Martin Vaudre</text:p>
          </table:table-cell>
          <table:table-cell office:value-type="float" office:value="28" table:style-name="ce1">
            <text:p>28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139-407-0479</text:p>
          </table:table-cell>
          <table:table-cell table:number-columns-repeated="16379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Cherry Kliemchen</text:p>
          </table:table-cell>
          <table:table-cell office:value-type="float" office:value="30" table:style-name="ce1">
            <text:p>30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733-331-2094</text:p>
          </table:table-cell>
          <table:table-cell table:number-columns-repeated="16379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Rozamond Spinley</text:p>
          </table:table-cell>
          <table:table-cell office:value-type="float" office:value="30" table:style-name="ce1">
            <text:p>30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708-558-8684</text:p>
          </table:table-cell>
          <table:table-cell table:number-columns-repeated="16379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Mozes Fedder</text:p>
          </table:table-cell>
          <table:table-cell office:value-type="float" office:value="27" table:style-name="ce1">
            <text:p>2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486-159-5356</text:p>
          </table:table-cell>
          <table:table-cell table:number-columns-repeated="1637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Zebulon Nitti</text:p>
          </table:table-cell>
          <table:table-cell office:value-type="float" office:value="31" table:style-name="ce1">
            <text:p>31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626-859-3410</text:p>
          </table:table-cell>
          <table:table-cell table:number-columns-repeated="16379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Christos Drew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45-784-6906</text:p>
          </table:table-cell>
          <table:table-cell table:number-columns-repeated="16379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Brietta Prestidge</text:p>
          </table:table-cell>
          <table:table-cell office:value-type="float" office:value="76" table:style-name="ce1">
            <text:p>76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138-405-8494</text:p>
          </table:table-cell>
          <table:table-cell table:number-columns-repeated="16379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Brade Crim</text:p>
          </table:table-cell>
          <table:table-cell office:value-type="float" office:value="48" table:style-name="ce1">
            <text:p>48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702-130-5932</text:p>
          </table:table-cell>
          <table:table-cell table:number-columns-repeated="16379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Ann-marie Riditch</text:p>
          </table:table-cell>
          <table:table-cell office:value-type="float" office:value="56" table:style-name="ce1">
            <text:p>56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314-526-1688</text:p>
          </table:table-cell>
          <table:table-cell table:number-columns-repeated="16379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Lucienne Idle</text:p>
          </table:table-cell>
          <table:table-cell office:value-type="float" office:value="66" table:style-name="ce1">
            <text:p>66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490-416-9718</text:p>
          </table:table-cell>
          <table:table-cell table:number-columns-repeated="16379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Niels Sapsforde</text:p>
          </table:table-cell>
          <table:table-cell office:value-type="float" office:value="42" table:style-name="ce1">
            <text:p>42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919-792-1958</text:p>
          </table:table-cell>
          <table:table-cell table:number-columns-repeated="16379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Terri-jo Dranfield</text:p>
          </table:table-cell>
          <table:table-cell office:value-type="float" office:value="28" table:style-name="ce1">
            <text:p>28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760-333-0692</text:p>
          </table:table-cell>
          <table:table-cell table:number-columns-repeated="16379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Sollie Dupoy</text:p>
          </table:table-cell>
          <table:table-cell office:value-type="float" office:value="56" table:style-name="ce1">
            <text:p>56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876-806-9701</text:p>
          </table:table-cell>
          <table:table-cell table:number-columns-repeated="1637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Pincas Emmanuele</text:p>
          </table:table-cell>
          <table:table-cell office:value-type="float" office:value="68" table:style-name="ce1">
            <text:p>68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682-179-8741</text:p>
          </table:table-cell>
          <table:table-cell table:number-columns-repeated="16379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Mikaela Macak</text:p>
          </table:table-cell>
          <table:table-cell office:value-type="float" office:value="46" table:style-name="ce1">
            <text:p>46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647-796-8628</text:p>
          </table:table-cell>
          <table:table-cell table:number-columns-repeated="16379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Abigael Dauncey</text:p>
          </table:table-cell>
          <table:table-cell office:value-type="float" office:value="60" table:style-name="ce1">
            <text:p>60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405-888-1511</text:p>
          </table:table-cell>
          <table:table-cell table:number-columns-repeated="16379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Kaine Kiely</text:p>
          </table:table-cell>
          <table:table-cell office:value-type="float" office:value="41" table:style-name="ce1">
            <text:p>41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829-907-8812</text:p>
          </table:table-cell>
          <table:table-cell table:number-columns-repeated="16379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Florina Ellin</text:p>
          </table:table-cell>
          <table:table-cell office:value-type="float" office:value="73" table:style-name="ce1">
            <text:p>73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604-335-8832</text:p>
          </table:table-cell>
          <table:table-cell table:number-columns-repeated="16379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Stormy Moutray Read</text:p>
          </table:table-cell>
          <table:table-cell office:value-type="float" office:value="65" table:style-name="ce1">
            <text:p>65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217-537-5352</text:p>
          </table:table-cell>
          <table:table-cell table:number-columns-repeated="16379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Desi Sember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845-671-0098</text:p>
          </table:table-cell>
          <table:table-cell table:number-columns-repeated="16379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Fanchette Foldes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932-987-3472</text:p>
          </table:table-cell>
          <table:table-cell table:number-columns-repeated="16379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Meier Goodyear</text:p>
          </table:table-cell>
          <table:table-cell office:value-type="float" office:value="24" table:style-name="ce1">
            <text:p>24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143-716-7065</text:p>
          </table:table-cell>
          <table:table-cell table:number-columns-repeated="16379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Lexi Feehery</text:p>
          </table:table-cell>
          <table:table-cell office:value-type="float" office:value="27" table:style-name="ce1">
            <text:p>27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259-134-8801</text:p>
          </table:table-cell>
          <table:table-cell table:number-columns-repeated="16379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Dre Cluett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788-448-5099</text:p>
          </table:table-cell>
          <table:table-cell table:number-columns-repeated="16379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Jarrod Polye</text:p>
          </table:table-cell>
          <table:table-cell office:value-type="float" office:value="90" table:style-name="ce1">
            <text:p>90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109-392-5776</text:p>
          </table:table-cell>
          <table:table-cell table:number-columns-repeated="16379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Zelda Grovier</text:p>
          </table:table-cell>
          <table:table-cell office:value-type="float" office:value="74" table:style-name="ce1">
            <text:p>74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108-264-6218</text:p>
          </table:table-cell>
          <table:table-cell table:number-columns-repeated="16379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Dalston Ciubutaro</text:p>
          </table:table-cell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845-262-7872</text:p>
          </table:table-cell>
          <table:table-cell table:number-columns-repeated="16379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Giovanna Bicksteth</text:p>
          </table:table-cell>
          <table:table-cell office:value-type="float" office:value="36" table:style-name="ce1">
            <text:p>36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333-959-4309</text:p>
          </table:table-cell>
          <table:table-cell table:number-columns-repeated="16379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Terrell Whiff</text:p>
          </table:table-cell>
          <table:table-cell office:value-type="float" office:value="43" table:style-name="ce1">
            <text:p>43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780-372-5039</text:p>
          </table:table-cell>
          <table:table-cell table:number-columns-repeated="16379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Julian Britch</text:p>
          </table:table-cell>
          <table:table-cell office:value-type="float" office:value="65" table:style-name="ce1">
            <text:p>65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902-405-8981</text:p>
          </table:table-cell>
          <table:table-cell table:number-columns-repeated="16379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Urbanus Burborough</text:p>
          </table:table-cell>
          <table:table-cell office:value-type="float" office:value="33" table:style-name="ce1">
            <text:p>33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613-784-6279</text:p>
          </table:table-cell>
          <table:table-cell table:number-columns-repeated="1637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Osbert Boost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777-119-2617</text:p>
          </table:table-cell>
          <table:table-cell table:number-columns-repeated="1637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Tulley Gussin</text:p>
          </table:table-cell>
          <table:table-cell office:value-type="float" office:value="86" table:style-name="ce1">
            <text:p>86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153-113-8564</text:p>
          </table:table-cell>
          <table:table-cell table:number-columns-repeated="16379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Roby Kelloch</text:p>
          </table:table-cell>
          <table:table-cell office:value-type="float" office:value="42" table:style-name="ce1">
            <text:p>42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792-676-1903</text:p>
          </table:table-cell>
          <table:table-cell table:number-columns-repeated="1637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Griz Hollingshead</text:p>
          </table:table-cell>
          <table:table-cell office:value-type="float" office:value="89" table:style-name="ce1">
            <text:p>89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399-685-6396</text:p>
          </table:table-cell>
          <table:table-cell table:number-columns-repeated="16379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Robinson Bedin</text:p>
          </table:table-cell>
          <table:table-cell office:value-type="float" office:value="61" table:style-name="ce1">
            <text:p>61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709-356-7287</text:p>
          </table:table-cell>
          <table:table-cell table:number-columns-repeated="16379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Rusty Tanner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688-791-9317</text:p>
          </table:table-cell>
          <table:table-cell table:number-columns-repeated="16379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Giraldo Belvin</text:p>
          </table:table-cell>
          <table:table-cell office:value-type="float" office:value="74" table:style-name="ce1">
            <text:p>74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953-638-5009</text:p>
          </table:table-cell>
          <table:table-cell table:number-columns-repeated="16379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Dennis Paige</text:p>
          </table:table-cell>
          <table:table-cell office:value-type="float" office:value="30" table:style-name="ce1">
            <text:p>30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641-533-3133</text:p>
          </table:table-cell>
          <table:table-cell table:number-columns-repeated="16379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Calli Birkwood</text:p>
          </table:table-cell>
          <table:table-cell office:value-type="float" office:value="86" table:style-name="ce1">
            <text:p>86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294-981-7543</text:p>
          </table:table-cell>
          <table:table-cell table:number-columns-repeated="16379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Amabelle Frobisher</text:p>
          </table:table-cell>
          <table:table-cell office:value-type="float" office:value="37" table:style-name="ce1">
            <text:p>37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149-257-7511</text:p>
          </table:table-cell>
          <table:table-cell table:number-columns-repeated="16379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Kally Gainforth</text:p>
          </table:table-cell>
          <table:table-cell office:value-type="float" office:value="87" table:style-name="ce1">
            <text:p>87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682-959-4802</text:p>
          </table:table-cell>
          <table:table-cell table:number-columns-repeated="16379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Umberto Eglinton</text:p>
          </table:table-cell>
          <table:table-cell office:value-type="float" office:value="67" table:style-name="ce1">
            <text:p>67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261-713-0650</text:p>
          </table:table-cell>
          <table:table-cell table:number-columns-repeated="16379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Luz Patel</text:p>
          </table:table-cell>
          <table:table-cell office:value-type="float" office:value="62" table:style-name="ce1">
            <text:p>62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490-549-0567</text:p>
          </table:table-cell>
          <table:table-cell table:number-columns-repeated="16379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Novelia Brealey</text:p>
          </table:table-cell>
          <table:table-cell office:value-type="float" office:value="89" table:style-name="ce1">
            <text:p>89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254-219-6689</text:p>
          </table:table-cell>
          <table:table-cell table:number-columns-repeated="1637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Wyatan Hultberg</text:p>
          </table:table-cell>
          <table:table-cell office:value-type="float" office:value="70" table:style-name="ce1">
            <text:p>70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419-657-7191</text:p>
          </table:table-cell>
          <table:table-cell table:number-columns-repeated="1637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Dyana Chadbourn</text:p>
          </table:table-cell>
          <table:table-cell office:value-type="float" office:value="62" table:style-name="ce1">
            <text:p>62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571-764-2218</text:p>
          </table:table-cell>
          <table:table-cell table:number-columns-repeated="16379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Marni Tandey</text:p>
          </table:table-cell>
          <table:table-cell office:value-type="float" office:value="90" table:style-name="ce1">
            <text:p>90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616-734-8520</text:p>
          </table:table-cell>
          <table:table-cell table:number-columns-repeated="16379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Urbain Lorimer</text:p>
          </table:table-cell>
          <table:table-cell office:value-type="float" office:value="46" table:style-name="ce1">
            <text:p>46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426-225-7652</text:p>
          </table:table-cell>
          <table:table-cell table:number-columns-repeated="16379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Otho Hexham</text:p>
          </table:table-cell>
          <table:table-cell office:value-type="float" office:value="57" table:style-name="ce1">
            <text:p>57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884-919-2120</text:p>
          </table:table-cell>
          <table:table-cell table:number-columns-repeated="16379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Shela Sandle</text:p>
          </table:table-cell>
          <table:table-cell office:value-type="float" office:value="90" table:style-name="ce1">
            <text:p>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227-891-7102</text:p>
          </table:table-cell>
          <table:table-cell table:number-columns-repeated="16379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Peggy Skirvane</text:p>
          </table:table-cell>
          <table:table-cell office:value-type="float" office:value="38" table:style-name="ce1">
            <text:p>38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264-571-7366</text:p>
          </table:table-cell>
          <table:table-cell table:number-columns-repeated="16379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Hadlee Ivashechkin</text:p>
          </table:table-cell>
          <table:table-cell office:value-type="float" office:value="67" table:style-name="ce1">
            <text:p>67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208-633-5956</text:p>
          </table:table-cell>
          <table:table-cell table:number-columns-repeated="16379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Matthew Dugget</text:p>
          </table:table-cell>
          <table:table-cell office:value-type="float" office:value="53" table:style-name="ce1">
            <text:p>53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714-814-7757</text:p>
          </table:table-cell>
          <table:table-cell table:number-columns-repeated="16379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Denys Alwell</text:p>
          </table:table-cell>
          <table:table-cell office:value-type="float" office:value="83" table:style-name="ce1">
            <text:p>83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277-652-0016</text:p>
          </table:table-cell>
          <table:table-cell table:number-columns-repeated="16379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Art Cobbledick</text:p>
          </table:table-cell>
          <table:table-cell office:value-type="float" office:value="85" table:style-name="ce1">
            <text:p>85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221-552-2543</text:p>
          </table:table-cell>
          <table:table-cell table:number-columns-repeated="16379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Ronny Payne</text:p>
          </table:table-cell>
          <table:table-cell office:value-type="float" office:value="26" table:style-name="ce1">
            <text:p>26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751-914-0070</text:p>
          </table:table-cell>
          <table:table-cell table:number-columns-repeated="16379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Juliane Gallimore</text:p>
          </table:table-cell>
          <table:table-cell office:value-type="float" office:value="84" table:style-name="ce1">
            <text:p>84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469-391-0390</text:p>
          </table:table-cell>
          <table:table-cell table:number-columns-repeated="16379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Julia Allwell</text:p>
          </table:table-cell>
          <table:table-cell office:value-type="float" office:value="84" table:style-name="ce1">
            <text:p>84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694-868-5603</text:p>
          </table:table-cell>
          <table:table-cell table:number-columns-repeated="16379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Deirdre Probart</text:p>
          </table:table-cell>
          <table:table-cell office:value-type="float" office:value="46" table:style-name="ce1">
            <text:p>46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260-781-0874</text:p>
          </table:table-cell>
          <table:table-cell table:number-columns-repeated="16379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Kathrine Gleaves</text:p>
          </table:table-cell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750-503-6057</text:p>
          </table:table-cell>
          <table:table-cell table:number-columns-repeated="16379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Florella Ledner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894-973-0552</text:p>
          </table:table-cell>
          <table:table-cell table:number-columns-repeated="16379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Rob Duffill</text:p>
          </table:table-cell>
          <table:table-cell office:value-type="float" office:value="49" table:style-name="ce1">
            <text:p>4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159-864-2293</text:p>
          </table:table-cell>
          <table:table-cell table:number-columns-repeated="16379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Fidel Blaxall</text:p>
          </table:table-cell>
          <table:table-cell office:value-type="float" office:value="70" table:style-name="ce1">
            <text:p>70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137-264-3124</text:p>
          </table:table-cell>
          <table:table-cell table:number-columns-repeated="16379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Clem Cubbinelli</text:p>
          </table:table-cell>
          <table:table-cell office:value-type="float" office:value="44" table:style-name="ce1">
            <text:p>44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970-922-8436</text:p>
          </table:table-cell>
          <table:table-cell table:number-columns-repeated="16379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Teressa Vannah</text:p>
          </table:table-cell>
          <table:table-cell office:value-type="float" office:value="78" table:style-name="ce1">
            <text:p>78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305-510-5767</text:p>
          </table:table-cell>
          <table:table-cell table:number-columns-repeated="16379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Gay Giacoboni</text:p>
          </table:table-cell>
          <table:table-cell office:value-type="float" office:value="64" table:style-name="ce1">
            <text:p>64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732-331-3996</text:p>
          </table:table-cell>
          <table:table-cell table:number-columns-repeated="16379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Calida Hubbock</text:p>
          </table:table-cell>
          <table:table-cell office:value-type="float" office:value="36" table:style-name="ce1">
            <text:p>36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746-423-3112</text:p>
          </table:table-cell>
          <table:table-cell table:number-columns-repeated="16379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Gregoire Byatt</text:p>
          </table:table-cell>
          <table:table-cell office:value-type="float" office:value="59" table:style-name="ce1">
            <text:p>59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677-302-8450</text:p>
          </table:table-cell>
          <table:table-cell table:number-columns-repeated="16379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Irv Dorken</text:p>
          </table:table-cell>
          <table:table-cell office:value-type="float" office:value="90" table:style-name="ce1">
            <text:p>90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698-733-7438</text:p>
          </table:table-cell>
          <table:table-cell table:number-columns-repeated="16379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Winthrop Gethings</text:p>
          </table:table-cell>
          <table:table-cell office:value-type="float" office:value="80" table:style-name="ce1">
            <text:p>80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720-910-9674</text:p>
          </table:table-cell>
          <table:table-cell table:number-columns-repeated="16379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Bevin Foot</text:p>
          </table:table-cell>
          <table:table-cell office:value-type="float" office:value="43" table:style-name="ce1">
            <text:p>43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844-948-6162</text:p>
          </table:table-cell>
          <table:table-cell table:number-columns-repeated="16379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Karita Franscioni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874-664-4888</text:p>
          </table:table-cell>
          <table:table-cell table:number-columns-repeated="16379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Rakel Adnam</text:p>
          </table:table-cell>
          <table:table-cell office:value-type="float" office:value="32" table:style-name="ce1">
            <text:p>32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439-119-0255</text:p>
          </table:table-cell>
          <table:table-cell table:number-columns-repeated="16379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Odilia Braisher</text:p>
          </table:table-cell>
          <table:table-cell office:value-type="float" office:value="28" table:style-name="ce1">
            <text:p>28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671-827-5932</text:p>
          </table:table-cell>
          <table:table-cell table:number-columns-repeated="16379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Price Castanone</text:p>
          </table:table-cell>
          <table:table-cell office:value-type="float" office:value="88" table:style-name="ce1">
            <text:p>88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467-541-7479</text:p>
          </table:table-cell>
          <table:table-cell table:number-columns-repeated="16379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Toby Kniveton</text:p>
          </table:table-cell>
          <table:table-cell office:value-type="float" office:value="61" table:style-name="ce1">
            <text:p>61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637-818-8095</text:p>
          </table:table-cell>
          <table:table-cell table:number-columns-repeated="16379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Barton Datte</text:p>
          </table:table-cell>
          <table:table-cell office:value-type="float" office:value="75" table:style-name="ce1">
            <text:p>75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603-135-7360</text:p>
          </table:table-cell>
          <table:table-cell table:number-columns-repeated="16379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Mariann Haggarty</text:p>
          </table:table-cell>
          <table:table-cell office:value-type="float" office:value="72" table:style-name="ce1">
            <text:p>72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662-761-1932</text:p>
          </table:table-cell>
          <table:table-cell table:number-columns-repeated="16379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Gunar Bogaert</text:p>
          </table:table-cell>
          <table:table-cell office:value-type="float" office:value="18" table:style-name="ce1">
            <text:p>18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741-327-0943</text:p>
          </table:table-cell>
          <table:table-cell table:number-columns-repeated="16379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Bev Biasetti</text:p>
          </table:table-cell>
          <table:table-cell office:value-type="float" office:value="34" table:style-name="ce1">
            <text:p>34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204-641-9936</text:p>
          </table:table-cell>
          <table:table-cell table:number-columns-repeated="16379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Adina Luce</text:p>
          </table:table-cell>
          <table:table-cell office:value-type="float" office:value="38" table:style-name="ce1">
            <text:p>38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536-794-8801</text:p>
          </table:table-cell>
          <table:table-cell table:number-columns-repeated="16379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Barrett Innman</text:p>
          </table:table-cell>
          <table:table-cell office:value-type="float" office:value="80" table:style-name="ce1">
            <text:p>80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440-447-6855</text:p>
          </table:table-cell>
          <table:table-cell table:number-columns-repeated="16379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Standford Baradel</text:p>
          </table:table-cell>
          <table:table-cell office:value-type="float" office:value="66" table:style-name="ce1">
            <text:p>66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869-121-3170</text:p>
          </table:table-cell>
          <table:table-cell table:number-columns-repeated="16379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Moses Finby</text:p>
          </table:table-cell>
          <table:table-cell office:value-type="float" office:value="72" table:style-name="ce1">
            <text:p>7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686-621-6054</text:p>
          </table:table-cell>
          <table:table-cell table:number-columns-repeated="16379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Andeee Roden</text:p>
          </table:table-cell>
          <table:table-cell office:value-type="float" office:value="70" table:style-name="ce1">
            <text:p>70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602-660-6635</text:p>
          </table:table-cell>
          <table:table-cell table:number-columns-repeated="16379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Pet Huckster</text:p>
          </table:table-cell>
          <table:table-cell office:value-type="float" office:value="80" table:style-name="ce1">
            <text:p>80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250-634-6536</text:p>
          </table:table-cell>
          <table:table-cell table:number-columns-repeated="16379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Morgan Ondricek</text:p>
          </table:table-cell>
          <table:table-cell office:value-type="float" office:value="61" table:style-name="ce1">
            <text:p>61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867-463-9200</text:p>
          </table:table-cell>
          <table:table-cell table:number-columns-repeated="16379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Baron De Domenico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569-859-1926</text:p>
          </table:table-cell>
          <table:table-cell table:number-columns-repeated="16379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Allyce Christofle</text:p>
          </table:table-cell>
          <table:table-cell office:value-type="float" office:value="28" table:style-name="ce1">
            <text:p>28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595-250-4815</text:p>
          </table:table-cell>
          <table:table-cell table:number-columns-repeated="16379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Ofella Casswell</text:p>
          </table:table-cell>
          <table:table-cell office:value-type="float" office:value="63" table:style-name="ce1">
            <text:p>63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357-805-6270</text:p>
          </table:table-cell>
          <table:table-cell table:number-columns-repeated="16379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Meredith Kerin</text:p>
          </table:table-cell>
          <table:table-cell office:value-type="float" office:value="71" table:style-name="ce1">
            <text:p>71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998-300-7239</text:p>
          </table:table-cell>
          <table:table-cell table:number-columns-repeated="16379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Neel O'Corr</text:p>
          </table:table-cell>
          <table:table-cell office:value-type="float" office:value="63" table:style-name="ce1">
            <text:p>63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293-380-4055</text:p>
          </table:table-cell>
          <table:table-cell table:number-columns-repeated="16379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Lemmie Whaley</text:p>
          </table:table-cell>
          <table:table-cell office:value-type="float" office:value="64" table:style-name="ce1">
            <text:p>64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958-390-6433</text:p>
          </table:table-cell>
          <table:table-cell table:number-columns-repeated="16379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Roman Santarelli</text:p>
          </table:table-cell>
          <table:table-cell office:value-type="float" office:value="52" table:style-name="ce1">
            <text:p>52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172-703-5320</text:p>
          </table:table-cell>
          <table:table-cell table:number-columns-repeated="16379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Jobye Dorot</text:p>
          </table:table-cell>
          <table:table-cell office:value-type="float" office:value="67" table:style-name="ce1">
            <text:p>67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402-520-2544</text:p>
          </table:table-cell>
          <table:table-cell table:number-columns-repeated="1637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Ailbert Dumke</text:p>
          </table:table-cell>
          <table:table-cell office:value-type="float" office:value="60" table:style-name="ce1">
            <text:p>60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425-534-2860</text:p>
          </table:table-cell>
          <table:table-cell table:number-columns-repeated="16379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Morten Leppo</text:p>
          </table:table-cell>
          <table:table-cell office:value-type="float" office:value="54" table:style-name="ce1">
            <text:p>5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930-183-0648</text:p>
          </table:table-cell>
          <table:table-cell table:number-columns-repeated="16379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Crissie Pennoni</text:p>
          </table:table-cell>
          <table:table-cell office:value-type="float" office:value="74" table:style-name="ce1">
            <text:p>74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835-392-1356</text:p>
          </table:table-cell>
          <table:table-cell table:number-columns-repeated="16379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Gustave Hutchings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828-663-8470</text:p>
          </table:table-cell>
          <table:table-cell table:number-columns-repeated="16379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Suellen Proske</text:p>
          </table:table-cell>
          <table:table-cell office:value-type="float" office:value="59" table:style-name="ce1">
            <text:p>59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493-143-9939</text:p>
          </table:table-cell>
          <table:table-cell table:number-columns-repeated="16379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Tilly Pinches</text:p>
          </table:table-cell>
          <table:table-cell office:value-type="float" office:value="56" table:style-name="ce1">
            <text:p>56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462-676-9372</text:p>
          </table:table-cell>
          <table:table-cell table:number-columns-repeated="16379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Cob Brandel</text:p>
          </table:table-cell>
          <table:table-cell office:value-type="float" office:value="81" table:style-name="ce1">
            <text:p>81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743-150-4999</text:p>
          </table:table-cell>
          <table:table-cell table:number-columns-repeated="16379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Vita Fley</text:p>
          </table:table-cell>
          <table:table-cell office:value-type="float" office:value="76" table:style-name="ce1">
            <text:p>76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845-981-3304</text:p>
          </table:table-cell>
          <table:table-cell table:number-columns-repeated="16379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Robin Hambric</text:p>
          </table:table-cell>
          <table:table-cell office:value-type="float" office:value="31" table:style-name="ce1">
            <text:p>31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862-871-6641</text:p>
          </table:table-cell>
          <table:table-cell table:number-columns-repeated="16379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Lamond Dumini</text:p>
          </table:table-cell>
          <table:table-cell office:value-type="float" office:value="64" table:style-name="ce1">
            <text:p>64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666-182-2764</text:p>
          </table:table-cell>
          <table:table-cell table:number-columns-repeated="16379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Blanch Shapland</text:p>
          </table:table-cell>
          <table:table-cell office:value-type="float" office:value="56" table:style-name="ce1">
            <text:p>56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339-214-5193</text:p>
          </table:table-cell>
          <table:table-cell table:number-columns-repeated="16379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Shea Tavener</text:p>
          </table:table-cell>
          <table:table-cell office:value-type="float" office:value="86" table:style-name="ce1">
            <text:p>86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414-444-9688</text:p>
          </table:table-cell>
          <table:table-cell table:number-columns-repeated="16379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Genni Biskupski</text:p>
          </table:table-cell>
          <table:table-cell office:value-type="float" office:value="78" table:style-name="ce1">
            <text:p>78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136-121-2477</text:p>
          </table:table-cell>
          <table:table-cell table:number-columns-repeated="16379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Micky Adam</text:p>
          </table:table-cell>
          <table:table-cell office:value-type="float" office:value="53" table:style-name="ce1">
            <text:p>53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181-765-0260</text:p>
          </table:table-cell>
          <table:table-cell table:number-columns-repeated="16379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Wyatan Walkling</text:p>
          </table:table-cell>
          <table:table-cell office:value-type="float" office:value="24" table:style-name="ce1">
            <text:p>24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331-936-0560</text:p>
          </table:table-cell>
          <table:table-cell table:number-columns-repeated="16379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Skyler Ahren</text:p>
          </table:table-cell>
          <table:table-cell office:value-type="float" office:value="44" table:style-name="ce1">
            <text:p>44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643-750-2833</text:p>
          </table:table-cell>
          <table:table-cell table:number-columns-repeated="16379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Lloyd Vankeev</text:p>
          </table:table-cell>
          <table:table-cell office:value-type="float" office:value="87" table:style-name="ce1">
            <text:p>87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740-368-8093</text:p>
          </table:table-cell>
          <table:table-cell table:number-columns-repeated="16379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Stanley Perri</text:p>
          </table:table-cell>
          <table:table-cell office:value-type="float" office:value="48" table:style-name="ce1">
            <text:p>48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221-614-1332</text:p>
          </table:table-cell>
          <table:table-cell table:number-columns-repeated="16379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Libbi Haitlie</text:p>
          </table:table-cell>
          <table:table-cell office:value-type="float" office:value="84" table:style-name="ce1">
            <text:p>84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378-753-9826</text:p>
          </table:table-cell>
          <table:table-cell table:number-columns-repeated="16379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Ricard Gauntley</text:p>
          </table:table-cell>
          <table:table-cell office:value-type="float" office:value="79" table:style-name="ce1">
            <text:p>79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136-417-5108</text:p>
          </table:table-cell>
          <table:table-cell table:number-columns-repeated="16379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Chester Crewther</text:p>
          </table:table-cell>
          <table:table-cell office:value-type="float" office:value="56" table:style-name="ce1">
            <text:p>56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673-697-5895</text:p>
          </table:table-cell>
          <table:table-cell table:number-columns-repeated="16379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Carolee Priest</text:p>
          </table:table-cell>
          <table:table-cell office:value-type="float" office:value="20" table:style-name="ce1">
            <text:p>20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747-445-9753</text:p>
          </table:table-cell>
          <table:table-cell table:number-columns-repeated="16379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Tamma Girardey</text:p>
          </table:table-cell>
          <table:table-cell office:value-type="float" office:value="18" table:style-name="ce1">
            <text:p>18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335-119-2180</text:p>
          </table:table-cell>
          <table:table-cell table:number-columns-repeated="16379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Maryanne Ruby</text:p>
          </table:table-cell>
          <table:table-cell office:value-type="float" office:value="47" table:style-name="ce1">
            <text:p>47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453-362-7250</text:p>
          </table:table-cell>
          <table:table-cell table:number-columns-repeated="16379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Darrell Remirez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621-870-2816</text:p>
          </table:table-cell>
          <table:table-cell table:number-columns-repeated="16379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Ettie Avrahamian</text:p>
          </table:table-cell>
          <table:table-cell office:value-type="float" office:value="36" table:style-name="ce1">
            <text:p>36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695-779-1241</text:p>
          </table:table-cell>
          <table:table-cell table:number-columns-repeated="16379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Maryjane Wadesworth</text:p>
          </table:table-cell>
          <table:table-cell office:value-type="float" office:value="38" table:style-name="ce1">
            <text:p>38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802-585-1184</text:p>
          </table:table-cell>
          <table:table-cell table:number-columns-repeated="16379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Carmencita Lye</text:p>
          </table:table-cell>
          <table:table-cell office:value-type="float" office:value="41" table:style-name="ce1">
            <text:p>41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524-739-2899</text:p>
          </table:table-cell>
          <table:table-cell table:number-columns-repeated="16379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Tanney Craigs</text:p>
          </table:table-cell>
          <table:table-cell office:value-type="float" office:value="46" table:style-name="ce1">
            <text:p>46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556-972-5200</text:p>
          </table:table-cell>
          <table:table-cell table:number-columns-repeated="16379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Emalee Bachman</text:p>
          </table:table-cell>
          <table:table-cell office:value-type="float" office:value="49" table:style-name="ce1">
            <text:p>49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686-877-8578</text:p>
          </table:table-cell>
          <table:table-cell table:number-columns-repeated="16379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Gamaliel Waslin</text:p>
          </table:table-cell>
          <table:table-cell office:value-type="float" office:value="63" table:style-name="ce1">
            <text:p>63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379-386-6933</text:p>
          </table:table-cell>
          <table:table-cell table:number-columns-repeated="16379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Town Purrington</text:p>
          </table:table-cell>
          <table:table-cell office:value-type="float" office:value="54" table:style-name="ce1">
            <text:p>54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551-734-3800</text:p>
          </table:table-cell>
          <table:table-cell table:number-columns-repeated="16379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Goldia Hazle</text:p>
          </table:table-cell>
          <table:table-cell office:value-type="float" office:value="72" table:style-name="ce1">
            <text:p>72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113-863-0610</text:p>
          </table:table-cell>
          <table:table-cell table:number-columns-repeated="16379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Sella Gullberg</text:p>
          </table:table-cell>
          <table:table-cell office:value-type="float" office:value="71" table:style-name="ce1">
            <text:p>71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345-222-3061</text:p>
          </table:table-cell>
          <table:table-cell table:number-columns-repeated="16379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Roseanne Garaway</text:p>
          </table:table-cell>
          <table:table-cell office:value-type="float" office:value="73" table:style-name="ce1">
            <text:p>73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763-835-9460</text:p>
          </table:table-cell>
          <table:table-cell table:number-columns-repeated="16379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Dunc McDonough</text:p>
          </table:table-cell>
          <table:table-cell office:value-type="float" office:value="31" table:style-name="ce1">
            <text:p>31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630-409-3222</text:p>
          </table:table-cell>
          <table:table-cell table:number-columns-repeated="16379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Gottfried Durnin</text:p>
          </table:table-cell>
          <table:table-cell office:value-type="float" office:value="55" table:style-name="ce1">
            <text:p>55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417-178-4889</text:p>
          </table:table-cell>
          <table:table-cell table:number-columns-repeated="16379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Livvy Das</text:p>
          </table:table-cell>
          <table:table-cell office:value-type="float" office:value="19" table:style-name="ce1">
            <text:p>19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197-798-4852</text:p>
          </table:table-cell>
          <table:table-cell table:number-columns-repeated="16379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Farris Betz</text:p>
          </table:table-cell>
          <table:table-cell office:value-type="float" office:value="47" table:style-name="ce1">
            <text:p>47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221-728-6406</text:p>
          </table:table-cell>
          <table:table-cell table:number-columns-repeated="16379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Michele Dufer</text:p>
          </table:table-cell>
          <table:table-cell office:value-type="float" office:value="62" table:style-name="ce1">
            <text:p>62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864-528-7506</text:p>
          </table:table-cell>
          <table:table-cell table:number-columns-repeated="16379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Milissent Afield</text:p>
          </table:table-cell>
          <table:table-cell office:value-type="float" office:value="52" table:style-name="ce1">
            <text:p>52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810-828-7610</text:p>
          </table:table-cell>
          <table:table-cell table:number-columns-repeated="16379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Phyllis Thorn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5-665-0854</text:p>
          </table:table-cell>
          <table:table-cell table:number-columns-repeated="16379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Michaela Shimwall</text:p>
          </table:table-cell>
          <table:table-cell office:value-type="float" office:value="49" table:style-name="ce1">
            <text:p>49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632-338-7117</text:p>
          </table:table-cell>
          <table:table-cell table:number-columns-repeated="16379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Tuck Ottley</text:p>
          </table:table-cell>
          <table:table-cell office:value-type="float" office:value="82" table:style-name="ce1">
            <text:p>82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754-158-1274</text:p>
          </table:table-cell>
          <table:table-cell table:number-columns-repeated="16379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Dyna Lockley</text:p>
          </table:table-cell>
          <table:table-cell office:value-type="float" office:value="72" table:style-name="ce1">
            <text:p>72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209-826-0088</text:p>
          </table:table-cell>
          <table:table-cell table:number-columns-repeated="16379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Amargo Martinec</text:p>
          </table:table-cell>
          <table:table-cell office:value-type="float" office:value="89" table:style-name="ce1">
            <text:p>89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772-216-1188</text:p>
          </table:table-cell>
          <table:table-cell table:number-columns-repeated="16379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Lazare Coots</text:p>
          </table:table-cell>
          <table:table-cell office:value-type="float" office:value="46" table:style-name="ce1">
            <text:p>46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159-548-9634</text:p>
          </table:table-cell>
          <table:table-cell table:number-columns-repeated="16379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Margarita Smerdon</text:p>
          </table:table-cell>
          <table:table-cell office:value-type="float" office:value="75" table:style-name="ce1">
            <text:p>75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964-702-5740</text:p>
          </table:table-cell>
          <table:table-cell table:number-columns-repeated="16379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Joya Elletson</text:p>
          </table:table-cell>
          <table:table-cell office:value-type="float" office:value="45" table:style-name="ce1">
            <text:p>45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118-868-5399</text:p>
          </table:table-cell>
          <table:table-cell table:number-columns-repeated="16379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Molli Loades</text:p>
          </table:table-cell>
          <table:table-cell office:value-type="float" office:value="45" table:style-name="ce1">
            <text:p>45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279-648-8901</text:p>
          </table:table-cell>
          <table:table-cell table:number-columns-repeated="1637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Michelina Wildber</text:p>
          </table:table-cell>
          <table:table-cell office:value-type="float" office:value="77" table:style-name="ce1">
            <text:p>77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210-746-2342</text:p>
          </table:table-cell>
          <table:table-cell table:number-columns-repeated="16379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Delbert Yeld</text:p>
          </table:table-cell>
          <table:table-cell office:value-type="float" office:value="70" table:style-name="ce1">
            <text:p>70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940-252-4202</text:p>
          </table:table-cell>
          <table:table-cell table:number-columns-repeated="16379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Hendrik Chapelhow</text:p>
          </table:table-cell>
          <table:table-cell office:value-type="float" office:value="36" table:style-name="ce1">
            <text:p>36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543-190-0827</text:p>
          </table:table-cell>
          <table:table-cell table:number-columns-repeated="16379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Bentley Pymm</text:p>
          </table:table-cell>
          <table:table-cell office:value-type="float" office:value="37" table:style-name="ce1">
            <text:p>37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323-286-9964</text:p>
          </table:table-cell>
          <table:table-cell table:number-columns-repeated="16379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Franni Coldham</text:p>
          </table:table-cell>
          <table:table-cell office:value-type="float" office:value="30" table:style-name="ce1">
            <text:p>30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108-910-5067</text:p>
          </table:table-cell>
          <table:table-cell table:number-columns-repeated="16379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Petronilla Scohier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516-343-0285</text:p>
          </table:table-cell>
          <table:table-cell table:number-columns-repeated="16379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Koren Challenor</text:p>
          </table:table-cell>
          <table:table-cell office:value-type="float" office:value="86" table:style-name="ce1">
            <text:p>8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114-129-1634</text:p>
          </table:table-cell>
          <table:table-cell table:number-columns-repeated="16379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Kurt Habert</text:p>
          </table:table-cell>
          <table:table-cell office:value-type="float" office:value="20" table:style-name="ce1">
            <text:p>20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242-364-1814</text:p>
          </table:table-cell>
          <table:table-cell table:number-columns-repeated="16379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Rene Defries</text:p>
          </table:table-cell>
          <table:table-cell office:value-type="float" office:value="74" table:style-name="ce1">
            <text:p>74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190-967-9727</text:p>
          </table:table-cell>
          <table:table-cell table:number-columns-repeated="16379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Aubrey O'Connell</text:p>
          </table:table-cell>
          <table:table-cell office:value-type="float" office:value="60" table:style-name="ce1">
            <text:p>60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848-227-7147</text:p>
          </table:table-cell>
          <table:table-cell table:number-columns-repeated="16379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Sianna Macilhench</text:p>
          </table:table-cell>
          <table:table-cell office:value-type="float" office:value="65" table:style-name="ce1">
            <text:p>65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710-394-5592</text:p>
          </table:table-cell>
          <table:table-cell table:number-columns-repeated="16379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Wittie Coper</text:p>
          </table:table-cell>
          <table:table-cell office:value-type="float" office:value="18" table:style-name="ce1">
            <text:p>18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152-916-1782</text:p>
          </table:table-cell>
          <table:table-cell table:number-columns-repeated="16379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Sarina Falck</text:p>
          </table:table-cell>
          <table:table-cell office:value-type="float" office:value="81" table:style-name="ce1">
            <text:p>81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490-900-5392</text:p>
          </table:table-cell>
          <table:table-cell table:number-columns-repeated="16379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Thorin Brogiotti</text:p>
          </table:table-cell>
          <table:table-cell office:value-type="float" office:value="62" table:style-name="ce1">
            <text:p>6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31-185-9730</text:p>
          </table:table-cell>
          <table:table-cell table:number-columns-repeated="16379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Shaughn Standall</text:p>
          </table:table-cell>
          <table:table-cell office:value-type="float" office:value="49" table:style-name="ce1">
            <text:p>49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459-866-0379</text:p>
          </table:table-cell>
          <table:table-cell table:number-columns-repeated="16379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Yvor Tute</text:p>
          </table:table-cell>
          <table:table-cell office:value-type="float" office:value="84" table:style-name="ce1">
            <text:p>84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279-403-4128</text:p>
          </table:table-cell>
          <table:table-cell table:number-columns-repeated="16379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Kenneth Dedenham</text:p>
          </table:table-cell>
          <table:table-cell office:value-type="float" office:value="82" table:style-name="ce1">
            <text:p>82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907-355-9156</text:p>
          </table:table-cell>
          <table:table-cell table:number-columns-repeated="16379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Yorker Matthias</text:p>
          </table:table-cell>
          <table:table-cell office:value-type="float" office:value="55" table:style-name="ce1">
            <text:p>55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902-653-8852</text:p>
          </table:table-cell>
          <table:table-cell table:number-columns-repeated="16379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Artie Robey</text:p>
          </table:table-cell>
          <table:table-cell office:value-type="float" office:value="40" table:style-name="ce1">
            <text:p>40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993-120-6902</text:p>
          </table:table-cell>
          <table:table-cell table:number-columns-repeated="16379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Leela Rossborough</text:p>
          </table:table-cell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632-476-2248</text:p>
          </table:table-cell>
          <table:table-cell table:number-columns-repeated="16379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Evyn Pendre</text:p>
          </table:table-cell>
          <table:table-cell office:value-type="float" office:value="87" table:style-name="ce1">
            <text:p>87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262-486-0123</text:p>
          </table:table-cell>
          <table:table-cell table:number-columns-repeated="16379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Joelly Lorent</text:p>
          </table:table-cell>
          <table:table-cell office:value-type="float" office:value="62" table:style-name="ce1">
            <text:p>62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554-676-5864</text:p>
          </table:table-cell>
          <table:table-cell table:number-columns-repeated="16379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Hedwig McGlynn</text:p>
          </table:table-cell>
          <table:table-cell office:value-type="float" office:value="72" table:style-name="ce1">
            <text:p>7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443-884-9051</text:p>
          </table:table-cell>
          <table:table-cell table:number-columns-repeated="16379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Seana Nowak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645-760-1775</text:p>
          </table:table-cell>
          <table:table-cell table:number-columns-repeated="16379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Barri Ambrosoni</text:p>
          </table:table-cell>
          <table:table-cell office:value-type="float" office:value="88" table:style-name="ce1">
            <text:p>88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105-774-4828</text:p>
          </table:table-cell>
          <table:table-cell table:number-columns-repeated="16379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Mellicent Seys</text:p>
          </table:table-cell>
          <table:table-cell office:value-type="float" office:value="54" table:style-name="ce1">
            <text:p>54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299-328-7008</text:p>
          </table:table-cell>
          <table:table-cell table:number-columns-repeated="16379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Sharia Keaveny</text:p>
          </table:table-cell>
          <table:table-cell office:value-type="float" office:value="77" table:style-name="ce1">
            <text:p>77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972-304-9140</text:p>
          </table:table-cell>
          <table:table-cell table:number-columns-repeated="16379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Arlie Sammes</text:p>
          </table:table-cell>
          <table:table-cell office:value-type="float" office:value="33" table:style-name="ce1">
            <text:p>3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980-617-8825</text:p>
          </table:table-cell>
          <table:table-cell table:number-columns-repeated="16379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Lonny Stansbie</text:p>
          </table:table-cell>
          <table:table-cell office:value-type="float" office:value="22" table:style-name="ce1">
            <text:p>22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797-480-5427</text:p>
          </table:table-cell>
          <table:table-cell table:number-columns-repeated="16379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Nevile Lambswood</text:p>
          </table:table-cell>
          <table:table-cell office:value-type="float" office:value="80" table:style-name="ce1">
            <text:p>80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138-576-4324</text:p>
          </table:table-cell>
          <table:table-cell table:number-columns-repeated="16379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Carmel Pensom</text:p>
          </table:table-cell>
          <table:table-cell office:value-type="float" office:value="72" table:style-name="ce1">
            <text:p>72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328-132-7633</text:p>
          </table:table-cell>
          <table:table-cell table:number-columns-repeated="16379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Raleigh Winscomb</text:p>
          </table:table-cell>
          <table:table-cell office:value-type="float" office:value="37" table:style-name="ce1">
            <text:p>37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254-304-2502</text:p>
          </table:table-cell>
          <table:table-cell table:number-columns-repeated="16379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Shea Coveney</text:p>
          </table:table-cell>
          <table:table-cell office:value-type="float" office:value="61" table:style-name="ce1">
            <text:p>61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457-809-2645</text:p>
          </table:table-cell>
          <table:table-cell table:number-columns-repeated="16379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Collete Ruslen</text:p>
          </table:table-cell>
          <table:table-cell office:value-type="float" office:value="81" table:style-name="ce1">
            <text:p>81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838-441-8033</text:p>
          </table:table-cell>
          <table:table-cell table:number-columns-repeated="16379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Horace Georgiades</text:p>
          </table:table-cell>
          <table:table-cell office:value-type="float" office:value="29" table:style-name="ce1">
            <text:p>29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929-741-6187</text:p>
          </table:table-cell>
          <table:table-cell table:number-columns-repeated="16379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Junette Cleary</text:p>
          </table:table-cell>
          <table:table-cell office:value-type="float" office:value="84" table:style-name="ce1">
            <text:p>84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371-541-4794</text:p>
          </table:table-cell>
          <table:table-cell table:number-columns-repeated="16379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Gardner Benley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365-942-8163</text:p>
          </table:table-cell>
          <table:table-cell table:number-columns-repeated="16379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Anita Baroux</text:p>
          </table:table-cell>
          <table:table-cell office:value-type="float" office:value="48" table:style-name="ce1">
            <text:p>48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789-429-0418</text:p>
          </table:table-cell>
          <table:table-cell table:number-columns-repeated="16379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Daniella McTeague</text:p>
          </table:table-cell>
          <table:table-cell office:value-type="float" office:value="65" table:style-name="ce1">
            <text:p>65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103-368-0091</text:p>
          </table:table-cell>
          <table:table-cell table:number-columns-repeated="16379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Benoit Dowall</text:p>
          </table:table-cell>
          <table:table-cell office:value-type="float" office:value="81" table:style-name="ce1">
            <text:p>81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111-466-4961</text:p>
          </table:table-cell>
          <table:table-cell table:number-columns-repeated="16379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Bartholomeus Wiggans</text:p>
          </table:table-cell>
          <table:table-cell office:value-type="float" office:value="42" table:style-name="ce1">
            <text:p>42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752-937-4078</text:p>
          </table:table-cell>
          <table:table-cell table:number-columns-repeated="16379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Brandise Phelips</text:p>
          </table:table-cell>
          <table:table-cell office:value-type="float" office:value="56" table:style-name="ce1">
            <text:p>56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754-394-0648</text:p>
          </table:table-cell>
          <table:table-cell table:number-columns-repeated="16379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Keenan Bandt</text:p>
          </table:table-cell>
          <table:table-cell office:value-type="float" office:value="29" table:style-name="ce1">
            <text:p>29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410-617-9421</text:p>
          </table:table-cell>
          <table:table-cell table:number-columns-repeated="16379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Laura Wrightam</text:p>
          </table:table-cell>
          <table:table-cell office:value-type="float" office:value="37" table:style-name="ce1">
            <text:p>37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898-819-9111</text:p>
          </table:table-cell>
          <table:table-cell table:number-columns-repeated="16379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Giselbert McGairl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71-195-7758</text:p>
          </table:table-cell>
          <table:table-cell table:number-columns-repeated="16379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Rudolf Luciano</text:p>
          </table:table-cell>
          <table:table-cell office:value-type="float" office:value="38" table:style-name="ce1">
            <text:p>38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822-166-5298</text:p>
          </table:table-cell>
          <table:table-cell table:number-columns-repeated="16379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Gina Flott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655-649-0009</text:p>
          </table:table-cell>
          <table:table-cell table:number-columns-repeated="16379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Hollis McKerton</text:p>
          </table:table-cell>
          <table:table-cell office:value-type="float" office:value="84" table:style-name="ce1">
            <text:p>84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323-339-2871</text:p>
          </table:table-cell>
          <table:table-cell table:number-columns-repeated="16379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Dell Rodenborch</text:p>
          </table:table-cell>
          <table:table-cell office:value-type="float" office:value="47" table:style-name="ce1">
            <text:p>47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216-157-3532</text:p>
          </table:table-cell>
          <table:table-cell table:number-columns-repeated="16379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Reggie Padrick</text:p>
          </table:table-cell>
          <table:table-cell office:value-type="float" office:value="86" table:style-name="ce1">
            <text:p>86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472-527-2385</text:p>
          </table:table-cell>
          <table:table-cell table:number-columns-repeated="1637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Coreen Lente</text:p>
          </table:table-cell>
          <table:table-cell office:value-type="float" office:value="60" table:style-name="ce1">
            <text:p>60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486-363-6730</text:p>
          </table:table-cell>
          <table:table-cell table:number-columns-repeated="16379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Lynne Benjamin</text:p>
          </table:table-cell>
          <table:table-cell office:value-type="float" office:value="28" table:style-name="ce1">
            <text:p>28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201-448-7450</text:p>
          </table:table-cell>
          <table:table-cell table:number-columns-repeated="16379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Joyce Francklyn</text:p>
          </table:table-cell>
          <table:table-cell office:value-type="float" office:value="43" table:style-name="ce1">
            <text:p>43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339-686-5682</text:p>
          </table:table-cell>
          <table:table-cell table:number-columns-repeated="16379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Rabbi O'Dowgaine</text:p>
          </table:table-cell>
          <table:table-cell office:value-type="float" office:value="34" table:style-name="ce1">
            <text:p>34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190-459-5491</text:p>
          </table:table-cell>
          <table:table-cell table:number-columns-repeated="16379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Dolf Spinola</text:p>
          </table:table-cell>
          <table:table-cell office:value-type="float" office:value="62" table:style-name="ce1">
            <text:p>62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511-833-5593</text:p>
          </table:table-cell>
          <table:table-cell table:number-columns-repeated="16379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Crystal Bevis</text:p>
          </table:table-cell>
          <table:table-cell office:value-type="float" office:value="46" table:style-name="ce1">
            <text:p>4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525-941-4800</text:p>
          </table:table-cell>
          <table:table-cell table:number-columns-repeated="16379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Pepillo Swiers</text:p>
          </table:table-cell>
          <table:table-cell office:value-type="float" office:value="56" table:style-name="ce1">
            <text:p>56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880-237-2316</text:p>
          </table:table-cell>
          <table:table-cell table:number-columns-repeated="16379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Winnah Georghiou</text:p>
          </table:table-cell>
          <table:table-cell office:value-type="float" office:value="32" table:style-name="ce1">
            <text:p>32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507-325-3719</text:p>
          </table:table-cell>
          <table:table-cell table:number-columns-repeated="16379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Adelheid Chater</text:p>
          </table:table-cell>
          <table:table-cell office:value-type="float" office:value="21" table:style-name="ce1">
            <text:p>21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162-423-9842</text:p>
          </table:table-cell>
          <table:table-cell table:number-columns-repeated="16379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Genvieve Dimblebee</text:p>
          </table:table-cell>
          <table:table-cell office:value-type="float" office:value="46" table:style-name="ce1">
            <text:p>46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493-197-7750</text:p>
          </table:table-cell>
          <table:table-cell table:number-columns-repeated="16379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Gunter Gantz</text:p>
          </table:table-cell>
          <table:table-cell office:value-type="float" office:value="83" table:style-name="ce1">
            <text:p>83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696-554-5805</text:p>
          </table:table-cell>
          <table:table-cell table:number-columns-repeated="16379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Marika Graalmans</text:p>
          </table:table-cell>
          <table:table-cell office:value-type="float" office:value="27" table:style-name="ce1">
            <text:p>27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117-976-1666</text:p>
          </table:table-cell>
          <table:table-cell table:number-columns-repeated="16379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Alena Conwell</text:p>
          </table:table-cell>
          <table:table-cell office:value-type="float" office:value="86" table:style-name="ce1">
            <text:p>86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187-810-4439</text:p>
          </table:table-cell>
          <table:table-cell table:number-columns-repeated="16379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Bambi Brignell</text:p>
          </table:table-cell>
          <table:table-cell office:value-type="float" office:value="67" table:style-name="ce1">
            <text:p>67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911-905-0870</text:p>
          </table:table-cell>
          <table:table-cell table:number-columns-repeated="16379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Rick Guisot</text:p>
          </table:table-cell>
          <table:table-cell office:value-type="float" office:value="69" table:style-name="ce1">
            <text:p>69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367-419-0975</text:p>
          </table:table-cell>
          <table:table-cell table:number-columns-repeated="16379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Mathian Wattinham</text:p>
          </table:table-cell>
          <table:table-cell office:value-type="float" office:value="50" table:style-name="ce1">
            <text:p>50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184-244-6622</text:p>
          </table:table-cell>
          <table:table-cell table:number-columns-repeated="16379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Matthew Condy</text:p>
          </table:table-cell>
          <table:table-cell office:value-type="float" office:value="72" table:style-name="ce1">
            <text:p>72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418-608-7901</text:p>
          </table:table-cell>
          <table:table-cell table:number-columns-repeated="16379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Berk Woodfield</text:p>
          </table:table-cell>
          <table:table-cell office:value-type="float" office:value="79" table:style-name="ce1">
            <text:p>79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526-517-1910</text:p>
          </table:table-cell>
          <table:table-cell table:number-columns-repeated="16379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Miguel Rubinivitz</text:p>
          </table:table-cell>
          <table:table-cell office:value-type="float" office:value="75" table:style-name="ce1">
            <text:p>75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735-602-9578</text:p>
          </table:table-cell>
          <table:table-cell table:number-columns-repeated="16379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Val Burgon</text:p>
          </table:table-cell>
          <table:table-cell office:value-type="float" office:value="39" table:style-name="ce1">
            <text:p>39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227-789-9703</text:p>
          </table:table-cell>
          <table:table-cell table:number-columns-repeated="16379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Christean MacMillan</text:p>
          </table:table-cell>
          <table:table-cell office:value-type="float" office:value="57" table:style-name="ce1">
            <text:p>57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957-931-6093</text:p>
          </table:table-cell>
          <table:table-cell table:number-columns-repeated="16379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Jarrod Castagno</text:p>
          </table:table-cell>
          <table:table-cell office:value-type="float" office:value="41" table:style-name="ce1">
            <text:p>41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948-682-8398</text:p>
          </table:table-cell>
          <table:table-cell table:number-columns-repeated="16379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Jayme Guinane</text:p>
          </table:table-cell>
          <table:table-cell office:value-type="float" office:value="67" table:style-name="ce1">
            <text:p>67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199-830-5070</text:p>
          </table:table-cell>
          <table:table-cell table:number-columns-repeated="16379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Ignazio Caught</text:p>
          </table:table-cell>
          <table:table-cell office:value-type="float" office:value="86" table:style-name="ce1">
            <text:p>86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538-869-7700</text:p>
          </table:table-cell>
          <table:table-cell table:number-columns-repeated="16379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Berti Kerman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270-937-1092</text:p>
          </table:table-cell>
          <table:table-cell table:number-columns-repeated="16379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Ced Moyer</text:p>
          </table:table-cell>
          <table:table-cell office:value-type="float" office:value="35" table:style-name="ce1">
            <text:p>35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321-792-3976</text:p>
          </table:table-cell>
          <table:table-cell table:number-columns-repeated="16379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Constantino Aspel</text:p>
          </table:table-cell>
          <table:table-cell office:value-type="float" office:value="64" table:style-name="ce1">
            <text:p>64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817-117-6105</text:p>
          </table:table-cell>
          <table:table-cell table:number-columns-repeated="16379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Augusto Whoolehan</text:p>
          </table:table-cell>
          <table:table-cell office:value-type="float" office:value="27" table:style-name="ce1">
            <text:p>27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727-663-3951</text:p>
          </table:table-cell>
          <table:table-cell table:number-columns-repeated="16379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Dwain Sutherden</text:p>
          </table:table-cell>
          <table:table-cell office:value-type="float" office:value="39" table:style-name="ce1">
            <text:p>39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338-718-5592</text:p>
          </table:table-cell>
          <table:table-cell table:number-columns-repeated="16379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Abramo Fountaine</text:p>
          </table:table-cell>
          <table:table-cell office:value-type="float" office:value="46" table:style-name="ce1">
            <text:p>46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374-593-8923</text:p>
          </table:table-cell>
          <table:table-cell table:number-columns-repeated="16379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Katey Middle</text:p>
          </table:table-cell>
          <table:table-cell office:value-type="float" office:value="41" table:style-name="ce1">
            <text:p>41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752-165-7126</text:p>
          </table:table-cell>
          <table:table-cell table:number-columns-repeated="16379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Lotte Kerrey</text:p>
          </table:table-cell>
          <table:table-cell office:value-type="float" office:value="55" table:style-name="ce1">
            <text:p>55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931-135-4340</text:p>
          </table:table-cell>
          <table:table-cell table:number-columns-repeated="16379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Alaster Duerden</text:p>
          </table:table-cell>
          <table:table-cell office:value-type="float" office:value="87" table:style-name="ce1">
            <text:p>87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999-947-0809</text:p>
          </table:table-cell>
          <table:table-cell table:number-columns-repeated="16379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Cyb Reeves</text:p>
          </table:table-cell>
          <table:table-cell office:value-type="float" office:value="43" table:style-name="ce1">
            <text:p>43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713-123-4703</text:p>
          </table:table-cell>
          <table:table-cell table:number-columns-repeated="16379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Cordula Dysart</text:p>
          </table:table-cell>
          <table:table-cell office:value-type="float" office:value="42" table:style-name="ce1">
            <text:p>42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652-688-2613</text:p>
          </table:table-cell>
          <table:table-cell table:number-columns-repeated="16379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Rebeca Sollas</text:p>
          </table:table-cell>
          <table:table-cell office:value-type="float" office:value="20" table:style-name="ce1">
            <text:p>20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407-631-8185</text:p>
          </table:table-cell>
          <table:table-cell table:number-columns-repeated="16379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Kristy Grimmert</text:p>
          </table:table-cell>
          <table:table-cell office:value-type="float" office:value="88" table:style-name="ce1">
            <text:p>88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675-835-0200</text:p>
          </table:table-cell>
          <table:table-cell table:number-columns-repeated="16379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Jenine Assinder</text:p>
          </table:table-cell>
          <table:table-cell office:value-type="float" office:value="28" table:style-name="ce1">
            <text:p>28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763-263-9525</text:p>
          </table:table-cell>
          <table:table-cell table:number-columns-repeated="16379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Netti Lenden</text:p>
          </table:table-cell>
          <table:table-cell office:value-type="float" office:value="18" table:style-name="ce1">
            <text:p>18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907-987-1356</text:p>
          </table:table-cell>
          <table:table-cell table:number-columns-repeated="16379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Sonja Worsley</text:p>
          </table:table-cell>
          <table:table-cell office:value-type="float" office:value="44" table:style-name="ce1">
            <text:p>4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548-795-9709</text:p>
          </table:table-cell>
          <table:table-cell table:number-columns-repeated="16379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Marthena Varley</text:p>
          </table:table-cell>
          <table:table-cell office:value-type="float" office:value="50" table:style-name="ce1">
            <text:p>50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701-505-7870</text:p>
          </table:table-cell>
          <table:table-cell table:number-columns-repeated="16379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Dalila Kabsch</text:p>
          </table:table-cell>
          <table:table-cell office:value-type="float" office:value="49" table:style-name="ce1">
            <text:p>49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893-753-7757</text:p>
          </table:table-cell>
          <table:table-cell table:number-columns-repeated="16379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Hesther Hudghton</text:p>
          </table:table-cell>
          <table:table-cell office:value-type="float" office:value="64" table:style-name="ce1">
            <text:p>64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448-121-7854</text:p>
          </table:table-cell>
          <table:table-cell table:number-columns-repeated="16379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Agata Urrey</text:p>
          </table:table-cell>
          <table:table-cell office:value-type="float" office:value="73" table:style-name="ce1">
            <text:p>73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671-633-5942</text:p>
          </table:table-cell>
          <table:table-cell table:number-columns-repeated="16379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Leanor Metzke</text:p>
          </table:table-cell>
          <table:table-cell office:value-type="float" office:value="70" table:style-name="ce1">
            <text:p>70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252-994-1782</text:p>
          </table:table-cell>
          <table:table-cell table:number-columns-repeated="16379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Faun Briddock</text:p>
          </table:table-cell>
          <table:table-cell office:value-type="float" office:value="41" table:style-name="ce1">
            <text:p>41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240-679-3704</text:p>
          </table:table-cell>
          <table:table-cell table:number-columns-repeated="16379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Jemimah Davoren</text:p>
          </table:table-cell>
          <table:table-cell office:value-type="float" office:value="60" table:style-name="ce1">
            <text:p>60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769-386-8372</text:p>
          </table:table-cell>
          <table:table-cell table:number-columns-repeated="16379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Estelle O'Hallihane</text:p>
          </table:table-cell>
          <table:table-cell office:value-type="float" office:value="78" table:style-name="ce1">
            <text:p>78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439-164-2485</text:p>
          </table:table-cell>
          <table:table-cell table:number-columns-repeated="16379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Durward Nisius</text:p>
          </table:table-cell>
          <table:table-cell office:value-type="float" office:value="84" table:style-name="ce1">
            <text:p>84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446-542-0033</text:p>
          </table:table-cell>
          <table:table-cell table:number-columns-repeated="16379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Trude Matussow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774-600-0322</text:p>
          </table:table-cell>
          <table:table-cell table:number-columns-repeated="1637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Ellie Bindin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748-822-3947</text:p>
          </table:table-cell>
          <table:table-cell table:number-columns-repeated="16379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Yorgos Roels</text:p>
          </table:table-cell>
          <table:table-cell office:value-type="float" office:value="55" table:style-name="ce1">
            <text:p>55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158-335-5355</text:p>
          </table:table-cell>
          <table:table-cell table:number-columns-repeated="16379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Tedman Stennett</text:p>
          </table:table-cell>
          <table:table-cell office:value-type="float" office:value="30" table:style-name="ce1">
            <text:p>30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116-742-7743</text:p>
          </table:table-cell>
          <table:table-cell table:number-columns-repeated="16379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Mark Gibbieson</text:p>
          </table:table-cell>
          <table:table-cell office:value-type="float" office:value="41" table:style-name="ce1">
            <text:p>41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921-424-9076</text:p>
          </table:table-cell>
          <table:table-cell table:number-columns-repeated="16379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Fielding Loughney</text:p>
          </table:table-cell>
          <table:table-cell office:value-type="float" office:value="24" table:style-name="ce1">
            <text:p>24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777-136-4727</text:p>
          </table:table-cell>
          <table:table-cell table:number-columns-repeated="16379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Michal Bloxland</text:p>
          </table:table-cell>
          <table:table-cell office:value-type="float" office:value="44" table:style-name="ce1">
            <text:p>44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790-990-0612</text:p>
          </table:table-cell>
          <table:table-cell table:number-columns-repeated="16379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Kasey Langeley</text:p>
          </table:table-cell>
          <table:table-cell office:value-type="float" office:value="44" table:style-name="ce1">
            <text:p>44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867-886-5569</text:p>
          </table:table-cell>
          <table:table-cell table:number-columns-repeated="16379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Willie Stowte</text:p>
          </table:table-cell>
          <table:table-cell office:value-type="float" office:value="89" table:style-name="ce1">
            <text:p>89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556-807-4280</text:p>
          </table:table-cell>
          <table:table-cell table:number-columns-repeated="16379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Marcos Maccree</text:p>
          </table:table-cell>
          <table:table-cell office:value-type="float" office:value="53" table:style-name="ce1">
            <text:p>53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125-368-0350</text:p>
          </table:table-cell>
          <table:table-cell table:number-columns-repeated="16379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Candra Andrejs</text:p>
          </table:table-cell>
          <table:table-cell office:value-type="float" office:value="20" table:style-name="ce1">
            <text:p>20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916-537-7278</text:p>
          </table:table-cell>
          <table:table-cell table:number-columns-repeated="16379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Hayyim Rutherfoord</text:p>
          </table:table-cell>
          <table:table-cell office:value-type="float" office:value="27" table:style-name="ce1">
            <text:p>27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865-640-3102</text:p>
          </table:table-cell>
          <table:table-cell table:number-columns-repeated="16379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Hurleigh Spata</text:p>
          </table:table-cell>
          <table:table-cell office:value-type="float" office:value="88" table:style-name="ce1">
            <text:p>88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260-154-4795</text:p>
          </table:table-cell>
          <table:table-cell table:number-columns-repeated="16379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Leeanne Yankeev</text:p>
          </table:table-cell>
          <table:table-cell office:value-type="float" office:value="43" table:style-name="ce1">
            <text:p>43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234-196-3231</text:p>
          </table:table-cell>
          <table:table-cell table:number-columns-repeated="16379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Saul Pimlock</text:p>
          </table:table-cell>
          <table:table-cell office:value-type="float" office:value="79" table:style-name="ce1">
            <text:p>79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131-213-8326</text:p>
          </table:table-cell>
          <table:table-cell table:number-columns-repeated="16379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Grange Codner</text:p>
          </table:table-cell>
          <table:table-cell office:value-type="float" office:value="44" table:style-name="ce1">
            <text:p>44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976-387-0448</text:p>
          </table:table-cell>
          <table:table-cell table:number-columns-repeated="16379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Hasty Bamsey</text:p>
          </table:table-cell>
          <table:table-cell office:value-type="float" office:value="68" table:style-name="ce1">
            <text:p>68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217-496-5296</text:p>
          </table:table-cell>
          <table:table-cell table:number-columns-repeated="16379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Lewie Bonnar</text:p>
          </table:table-cell>
          <table:table-cell office:value-type="float" office:value="23" table:style-name="ce1">
            <text:p>23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784-676-3173</text:p>
          </table:table-cell>
          <table:table-cell table:number-columns-repeated="16379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Quentin Dog</text:p>
          </table:table-cell>
          <table:table-cell office:value-type="float" office:value="64" table:style-name="ce1">
            <text:p>64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781-292-3910</text:p>
          </table:table-cell>
          <table:table-cell table:number-columns-repeated="16379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Pier Cescon</text:p>
          </table:table-cell>
          <table:table-cell office:value-type="float" office:value="47" table:style-name="ce1">
            <text:p>47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735-199-3757</text:p>
          </table:table-cell>
          <table:table-cell table:number-columns-repeated="16379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Margarete Rogan</text:p>
          </table:table-cell>
          <table:table-cell office:value-type="float" office:value="82" table:style-name="ce1">
            <text:p>8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570-658-6132</text:p>
          </table:table-cell>
          <table:table-cell table:number-columns-repeated="16379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Willis Isacq</text:p>
          </table:table-cell>
          <table:table-cell office:value-type="float" office:value="43" table:style-name="ce1">
            <text:p>43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297-387-4560</text:p>
          </table:table-cell>
          <table:table-cell table:number-columns-repeated="16379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Franchot Steedman</text:p>
          </table:table-cell>
          <table:table-cell office:value-type="float" office:value="78" table:style-name="ce1">
            <text:p>78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453-106-2550</text:p>
          </table:table-cell>
          <table:table-cell table:number-columns-repeated="16379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Cristobal Templeton</text:p>
          </table:table-cell>
          <table:table-cell office:value-type="float" office:value="47" table:style-name="ce1">
            <text:p>47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667-196-1852</text:p>
          </table:table-cell>
          <table:table-cell table:number-columns-repeated="16379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Grover Nobes</text:p>
          </table:table-cell>
          <table:table-cell office:value-type="float" office:value="20" table:style-name="ce1">
            <text:p>20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869-716-4344</text:p>
          </table:table-cell>
          <table:table-cell table:number-columns-repeated="16379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Felipa Sirr</text:p>
          </table:table-cell>
          <table:table-cell office:value-type="float" office:value="68" table:style-name="ce1">
            <text:p>68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117-534-2107</text:p>
          </table:table-cell>
          <table:table-cell table:number-columns-repeated="16379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Johnna Tremayne</text:p>
          </table:table-cell>
          <table:table-cell office:value-type="float" office:value="83" table:style-name="ce1">
            <text:p>83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944-269-5499</text:p>
          </table:table-cell>
          <table:table-cell table:number-columns-repeated="16379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Gelya Labrum</text:p>
          </table:table-cell>
          <table:table-cell office:value-type="float" office:value="32" table:style-name="ce1">
            <text:p>32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371-164-6773</text:p>
          </table:table-cell>
          <table:table-cell table:number-columns-repeated="16379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Aindrea Ravenshear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558-525-2399</text:p>
          </table:table-cell>
          <table:table-cell table:number-columns-repeated="16379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Durant Tillard</text:p>
          </table:table-cell>
          <table:table-cell office:value-type="float" office:value="83" table:style-name="ce1">
            <text:p>83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620-501-4565</text:p>
          </table:table-cell>
          <table:table-cell table:number-columns-repeated="16379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Wiatt MacQuarrie</text:p>
          </table:table-cell>
          <table:table-cell office:value-type="float" office:value="18" table:style-name="ce1">
            <text:p>18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676-566-1225</text:p>
          </table:table-cell>
          <table:table-cell table:number-columns-repeated="16379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Shandy Rapkins</text:p>
          </table:table-cell>
          <table:table-cell office:value-type="float" office:value="26" table:style-name="ce1">
            <text:p>26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708-223-9256</text:p>
          </table:table-cell>
          <table:table-cell table:number-columns-repeated="16379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Drucie Coker</text:p>
          </table:table-cell>
          <table:table-cell office:value-type="float" office:value="86" table:style-name="ce1">
            <text:p>86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409-471-4075</text:p>
          </table:table-cell>
          <table:table-cell table:number-columns-repeated="16379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Tabbie Dibben</text:p>
          </table:table-cell>
          <table:table-cell office:value-type="float" office:value="57" table:style-name="ce1">
            <text:p>57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473-193-9299</text:p>
          </table:table-cell>
          <table:table-cell table:number-columns-repeated="16379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Britt Ranken</text:p>
          </table:table-cell>
          <table:table-cell office:value-type="float" office:value="46" table:style-name="ce1">
            <text:p>46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823-294-0832</text:p>
          </table:table-cell>
          <table:table-cell table:number-columns-repeated="16379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Jody Westfalen</text:p>
          </table:table-cell>
          <table:table-cell office:value-type="float" office:value="37" table:style-name="ce1">
            <text:p>37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826-776-1466</text:p>
          </table:table-cell>
          <table:table-cell table:number-columns-repeated="16379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Beryle Mayworth</text:p>
          </table:table-cell>
          <table:table-cell office:value-type="float" office:value="83" table:style-name="ce1">
            <text:p>83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222-156-2192</text:p>
          </table:table-cell>
          <table:table-cell table:number-columns-repeated="16379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Englebert Gorvin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502-253-3676</text:p>
          </table:table-cell>
          <table:table-cell table:number-columns-repeated="16379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Howey Itzchaky</text:p>
          </table:table-cell>
          <table:table-cell office:value-type="float" office:value="87" table:style-name="ce1">
            <text:p>87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230-740-5216</text:p>
          </table:table-cell>
          <table:table-cell table:number-columns-repeated="16379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Victoir Shillito</text:p>
          </table:table-cell>
          <table:table-cell office:value-type="float" office:value="54" table:style-name="ce1">
            <text:p>54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421-898-2622</text:p>
          </table:table-cell>
          <table:table-cell table:number-columns-repeated="16379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Beryl Fayne</text:p>
          </table:table-cell>
          <table:table-cell office:value-type="float" office:value="37" table:style-name="ce1">
            <text:p>37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686-137-5235</text:p>
          </table:table-cell>
          <table:table-cell table:number-columns-repeated="16379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Milzie Hallbord</text:p>
          </table:table-cell>
          <table:table-cell office:value-type="float" office:value="80" table:style-name="ce1">
            <text:p>80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182-704-4355</text:p>
          </table:table-cell>
          <table:table-cell table:number-columns-repeated="16379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Quintina Chatto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17-896-6199</text:p>
          </table:table-cell>
          <table:table-cell table:number-columns-repeated="16379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Tirrell Mordacai</text:p>
          </table:table-cell>
          <table:table-cell office:value-type="float" office:value="29" table:style-name="ce1">
            <text:p>29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492-556-3401</text:p>
          </table:table-cell>
          <table:table-cell table:number-columns-repeated="16379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Desmond Tuttiett</text:p>
          </table:table-cell>
          <table:table-cell office:value-type="float" office:value="38" table:style-name="ce1">
            <text:p>38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995-493-2454</text:p>
          </table:table-cell>
          <table:table-cell table:number-columns-repeated="16379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Seline Mullineux</text:p>
          </table:table-cell>
          <table:table-cell office:value-type="float" office:value="18" table:style-name="ce1">
            <text:p>18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766-293-7006</text:p>
          </table:table-cell>
          <table:table-cell table:number-columns-repeated="16379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Rock Pharro</text:p>
          </table:table-cell>
          <table:table-cell office:value-type="float" office:value="34" table:style-name="ce1">
            <text:p>34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404-651-8845</text:p>
          </table:table-cell>
          <table:table-cell table:number-columns-repeated="16379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Dniren Fisby</text:p>
          </table:table-cell>
          <table:table-cell office:value-type="float" office:value="22" table:style-name="ce1">
            <text:p>22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756-836-0932</text:p>
          </table:table-cell>
          <table:table-cell table:number-columns-repeated="16379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Evelina Sliney</text:p>
          </table:table-cell>
          <table:table-cell office:value-type="float" office:value="33" table:style-name="ce1">
            <text:p>33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934-914-5511</text:p>
          </table:table-cell>
          <table:table-cell table:number-columns-repeated="16379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Thedrick Stanyan</text:p>
          </table:table-cell>
          <table:table-cell office:value-type="float" office:value="80" table:style-name="ce1">
            <text:p>80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925-525-0623</text:p>
          </table:table-cell>
          <table:table-cell table:number-columns-repeated="16379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Lothaire Pentelow</text:p>
          </table:table-cell>
          <table:table-cell office:value-type="float" office:value="30" table:style-name="ce1">
            <text:p>30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575-878-2197</text:p>
          </table:table-cell>
          <table:table-cell table:number-columns-repeated="16379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Edyth Methringham</text:p>
          </table:table-cell>
          <table:table-cell office:value-type="float" office:value="48" table:style-name="ce1">
            <text:p>48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353-512-6327</text:p>
          </table:table-cell>
          <table:table-cell table:number-columns-repeated="16379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Chadd Kewley</text:p>
          </table:table-cell>
          <table:table-cell office:value-type="float" office:value="21" table:style-name="ce1">
            <text:p>21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941-106-2535</text:p>
          </table:table-cell>
          <table:table-cell table:number-columns-repeated="16379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Brewer Mathey</text:p>
          </table:table-cell>
          <table:table-cell office:value-type="float" office:value="34" table:style-name="ce1">
            <text:p>34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485-598-1127</text:p>
          </table:table-cell>
          <table:table-cell table:number-columns-repeated="16379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Torin Whitehead</text:p>
          </table:table-cell>
          <table:table-cell office:value-type="float" office:value="60" table:style-name="ce1">
            <text:p>60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334-340-9443</text:p>
          </table:table-cell>
          <table:table-cell table:number-columns-repeated="16379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Dougie Wilce</text:p>
          </table:table-cell>
          <table:table-cell office:value-type="float" office:value="84" table:style-name="ce1">
            <text:p>84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920-467-9538</text:p>
          </table:table-cell>
          <table:table-cell table:number-columns-repeated="16379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Wat Copeman</text:p>
          </table:table-cell>
          <table:table-cell office:value-type="float" office:value="25" table:style-name="ce1">
            <text:p>25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987-346-0084</text:p>
          </table:table-cell>
          <table:table-cell table:number-columns-repeated="16379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Shelly Halmkin</text:p>
          </table:table-cell>
          <table:table-cell office:value-type="float" office:value="46" table:style-name="ce1">
            <text:p>46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742-614-8644</text:p>
          </table:table-cell>
          <table:table-cell table:number-columns-repeated="16379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Myrle Riccione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675-581-4279</text:p>
          </table:table-cell>
          <table:table-cell table:number-columns-repeated="16379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Llywellyn Snodin</text:p>
          </table:table-cell>
          <table:table-cell office:value-type="float" office:value="59" table:style-name="ce1">
            <text:p>59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210-813-4280</text:p>
          </table:table-cell>
          <table:table-cell table:number-columns-repeated="16379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Broderic Pires</text:p>
          </table:table-cell>
          <table:table-cell office:value-type="float" office:value="19" table:style-name="ce1">
            <text:p>19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958-762-4727</text:p>
          </table:table-cell>
          <table:table-cell table:number-columns-repeated="16379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Barney Blazic</text:p>
          </table:table-cell>
          <table:table-cell office:value-type="float" office:value="59" table:style-name="ce1">
            <text:p>5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859-205-3875</text:p>
          </table:table-cell>
          <table:table-cell table:number-columns-repeated="16379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Nestor Luchelli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262-811-2882</text:p>
          </table:table-cell>
          <table:table-cell table:number-columns-repeated="16379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Terra Sivewright</text:p>
          </table:table-cell>
          <table:table-cell office:value-type="float" office:value="20" table:style-name="ce1">
            <text:p>20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811-998-9610</text:p>
          </table:table-cell>
          <table:table-cell table:number-columns-repeated="16379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Reade Aizikovich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539-695-7368</text:p>
          </table:table-cell>
          <table:table-cell table:number-columns-repeated="16379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Mag Fibbit</text:p>
          </table:table-cell>
          <table:table-cell office:value-type="float" office:value="86" table:style-name="ce1">
            <text:p>86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490-630-9309</text:p>
          </table:table-cell>
          <table:table-cell table:number-columns-repeated="16379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Ines Jefferys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661-510-0110</text:p>
          </table:table-cell>
          <table:table-cell table:number-columns-repeated="16379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Carlin Goney</text:p>
          </table:table-cell>
          <table:table-cell office:value-type="float" office:value="20" table:style-name="ce1">
            <text:p>20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923-841-5209</text:p>
          </table:table-cell>
          <table:table-cell table:number-columns-repeated="16379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Edouard Dahlman</text:p>
          </table:table-cell>
          <table:table-cell office:value-type="float" office:value="51" table:style-name="ce1">
            <text:p>51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713-987-4503</text:p>
          </table:table-cell>
          <table:table-cell table:number-columns-repeated="16379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Lila Tellenbroker</text:p>
          </table:table-cell>
          <table:table-cell office:value-type="float" office:value="90" table:style-name="ce1">
            <text:p>90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111-394-0565</text:p>
          </table:table-cell>
          <table:table-cell table:number-columns-repeated="16379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Merrilee Colbran</text:p>
          </table:table-cell>
          <table:table-cell office:value-type="float" office:value="29" table:style-name="ce1">
            <text:p>29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273-774-1332</text:p>
          </table:table-cell>
          <table:table-cell table:number-columns-repeated="16379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Aubrey Duguid</text:p>
          </table:table-cell>
          <table:table-cell office:value-type="float" office:value="71" table:style-name="ce1">
            <text:p>71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234-954-8647</text:p>
          </table:table-cell>
          <table:table-cell table:number-columns-repeated="16379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Shawna Eliassen</text:p>
          </table:table-cell>
          <table:table-cell office:value-type="float" office:value="19" table:style-name="ce1">
            <text:p>19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649-837-5583</text:p>
          </table:table-cell>
          <table:table-cell table:number-columns-repeated="16379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Frankie Sidebotton</text:p>
          </table:table-cell>
          <table:table-cell office:value-type="float" office:value="75" table:style-name="ce1">
            <text:p>75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210-702-6906</text:p>
          </table:table-cell>
          <table:table-cell table:number-columns-repeated="16379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Marwin Decruse</text:p>
          </table:table-cell>
          <table:table-cell office:value-type="float" office:value="59" table:style-name="ce1">
            <text:p>59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234-720-3155</text:p>
          </table:table-cell>
          <table:table-cell table:number-columns-repeated="16379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Kasey Hopewell</text:p>
          </table:table-cell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574-787-0536</text:p>
          </table:table-cell>
          <table:table-cell table:number-columns-repeated="16379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Randee Kilcullen</text:p>
          </table:table-cell>
          <table:table-cell office:value-type="float" office:value="41" table:style-name="ce1">
            <text:p>41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266-556-0858</text:p>
          </table:table-cell>
          <table:table-cell table:number-columns-repeated="16379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Niel Tattersill</text:p>
          </table:table-cell>
          <table:table-cell office:value-type="float" office:value="43" table:style-name="ce1">
            <text:p>43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607-713-0121</text:p>
          </table:table-cell>
          <table:table-cell table:number-columns-repeated="16379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Arturo Dismore</text:p>
          </table:table-cell>
          <table:table-cell office:value-type="float" office:value="55" table:style-name="ce1">
            <text:p>55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252-523-1861</text:p>
          </table:table-cell>
          <table:table-cell table:number-columns-repeated="16379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Aland Cogley</text:p>
          </table:table-cell>
          <table:table-cell office:value-type="float" office:value="61" table:style-name="ce1">
            <text:p>61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338-202-1348</text:p>
          </table:table-cell>
          <table:table-cell table:number-columns-repeated="16379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Gene Rosencrantz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780-368-7575</text:p>
          </table:table-cell>
          <table:table-cell table:number-columns-repeated="16379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Staci Pannaman</text:p>
          </table:table-cell>
          <table:table-cell office:value-type="float" office:value="76" table:style-name="ce1">
            <text:p>76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559-197-7521</text:p>
          </table:table-cell>
          <table:table-cell table:number-columns-repeated="16379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Lisette Ioselevich</text:p>
          </table:table-cell>
          <table:table-cell office:value-type="float" office:value="84" table:style-name="ce1">
            <text:p>84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724-222-3373</text:p>
          </table:table-cell>
          <table:table-cell table:number-columns-repeated="16379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Iggy Hartburn</text:p>
          </table:table-cell>
          <table:table-cell office:value-type="float" office:value="29" table:style-name="ce1">
            <text:p>29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409-432-1267</text:p>
          </table:table-cell>
          <table:table-cell table:number-columns-repeated="16379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Pearle Toope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653-349-6253</text:p>
          </table:table-cell>
          <table:table-cell table:number-columns-repeated="16379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Glen Ianniello</text:p>
          </table:table-cell>
          <table:table-cell office:value-type="float" office:value="62" table:style-name="ce1">
            <text:p>6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839-659-4333</text:p>
          </table:table-cell>
          <table:table-cell table:number-columns-repeated="16379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Leopold Clac</text:p>
          </table:table-cell>
          <table:table-cell office:value-type="float" office:value="38" table:style-name="ce1">
            <text:p>38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697-380-6203</text:p>
          </table:table-cell>
          <table:table-cell table:number-columns-repeated="16379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Phylys Culverhouse</text:p>
          </table:table-cell>
          <table:table-cell office:value-type="float" office:value="25" table:style-name="ce1">
            <text:p>25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572-925-9780</text:p>
          </table:table-cell>
          <table:table-cell table:number-columns-repeated="16379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Llywellyn Barrie</text:p>
          </table:table-cell>
          <table:table-cell office:value-type="float" office:value="87" table:style-name="ce1">
            <text:p>87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423-869-6008</text:p>
          </table:table-cell>
          <table:table-cell table:number-columns-repeated="16379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Inessa Haresnaip</text:p>
          </table:table-cell>
          <table:table-cell office:value-type="float" office:value="90" table:style-name="ce1">
            <text:p>90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437-253-1139</text:p>
          </table:table-cell>
          <table:table-cell table:number-columns-repeated="16379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Paulette Mottram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35-327-5726</text:p>
          </table:table-cell>
          <table:table-cell table:number-columns-repeated="16379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Corny Silberschatz</text:p>
          </table:table-cell>
          <table:table-cell office:value-type="float" office:value="31" table:style-name="ce1">
            <text:p>31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935-288-0885</text:p>
          </table:table-cell>
          <table:table-cell table:number-columns-repeated="16379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Creight Peiser</text:p>
          </table:table-cell>
          <table:table-cell office:value-type="float" office:value="28" table:style-name="ce1">
            <text:p>28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233-105-9606</text:p>
          </table:table-cell>
          <table:table-cell table:number-columns-repeated="16379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Renelle Moulding</text:p>
          </table:table-cell>
          <table:table-cell office:value-type="float" office:value="55" table:style-name="ce1">
            <text:p>55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317-592-9751</text:p>
          </table:table-cell>
          <table:table-cell table:number-columns-repeated="16379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Prent Tight</text:p>
          </table:table-cell>
          <table:table-cell office:value-type="float" office:value="47" table:style-name="ce1">
            <text:p>47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153-721-5707</text:p>
          </table:table-cell>
          <table:table-cell table:number-columns-repeated="16379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Patti McCart</text:p>
          </table:table-cell>
          <table:table-cell office:value-type="float" office:value="44" table:style-name="ce1">
            <text:p>44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816-358-2509</text:p>
          </table:table-cell>
          <table:table-cell table:number-columns-repeated="16379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Luci Skoate</text:p>
          </table:table-cell>
          <table:table-cell office:value-type="float" office:value="46" table:style-name="ce1">
            <text:p>46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626-727-7428</text:p>
          </table:table-cell>
          <table:table-cell table:number-columns-repeated="16379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Giraldo Abbotson</text:p>
          </table:table-cell>
          <table:table-cell office:value-type="float" office:value="37" table:style-name="ce1">
            <text:p>37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573-413-6591</text:p>
          </table:table-cell>
          <table:table-cell table:number-columns-repeated="16379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Grace Doy</text:p>
          </table:table-cell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341-664-4349</text:p>
          </table:table-cell>
          <table:table-cell table:number-columns-repeated="16379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Dermot Meier</text:p>
          </table:table-cell>
          <table:table-cell office:value-type="float" office:value="24" table:style-name="ce1">
            <text:p>24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928-991-1572</text:p>
          </table:table-cell>
          <table:table-cell table:number-columns-repeated="16379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Marcella Bjorkan</text:p>
          </table:table-cell>
          <table:table-cell office:value-type="float" office:value="85" table:style-name="ce1">
            <text:p>85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759-466-9917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Ive Cantle</text:p>
          </table:table-cell>
          <table:table-cell office:value-type="float" office:value="32" table:style-name="ce1">
            <text:p>3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823-790-1039</text:p>
          </table:table-cell>
          <table:table-cell table:number-columns-repeated="16379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Klára Adámková</meta:initial-creator>
    <dc:creator>Klára Adámková</dc:creator>
    <meta:creation-date>2024-05-22T17:01:56Z</meta:creation-date>
    <dc:date>2024-05-22T17:01:56Z</dc:date>
  </office:meta>
</office:document-meta>
</file>